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ystem"/>
    <style:font-face style:name="Arial" svg:font-family="Arial" style:font-family-generic="swiss" style:font-pitch="variable" svg:panose-1="2 11 6 4 2 2 2 2 2 4"/>
    <style:font-face style:name="Liberation Serif" svg:font-family="Liberation Serif" style:font-family-generic="system"/>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style>
    <style:style style:name="P2" style:parent-style-name="Verzeichnis1" style:family="paragraph">
      <style:paragraph-properties>
        <style:tab-stops>
          <style:tab-stop style:type="right" style:leader-style="dotted" style:leader-text="." style:position="6.918in"/>
        </style:tab-stops>
      </style:paragraph-properties>
    </style:style>
    <style:style style:name="P3" style:parent-style-name="Verzeichnis2" style:family="paragraph">
      <style:paragraph-properties>
        <style:tab-stops>
          <style:tab-stop style:type="right" style:leader-style="dotted" style:leader-text="." style:position="6.918in"/>
        </style:tab-stops>
      </style:paragraph-properties>
    </style:style>
    <style:style style:name="P4" style:parent-style-name="Verzeichnis2" style:family="paragraph">
      <style:paragraph-properties>
        <style:tab-stops>
          <style:tab-stop style:type="right" style:leader-style="dotted" style:leader-text="." style:position="6.918in"/>
        </style:tab-stops>
      </style:paragraph-properties>
    </style:style>
    <style:style style:name="P5" style:parent-style-name="Verzeichnis2" style:family="paragraph">
      <style:paragraph-properties>
        <style:tab-stops>
          <style:tab-stop style:type="right" style:leader-style="dotted" style:leader-text="." style:position="6.918in"/>
        </style:tab-stops>
      </style:paragraph-properties>
    </style:style>
    <style:style style:name="P6" style:parent-style-name="Verzeichnis2" style:family="paragraph">
      <style:paragraph-properties>
        <style:tab-stops>
          <style:tab-stop style:type="right" style:leader-style="dotted" style:leader-text="." style:position="6.918in"/>
        </style:tab-stops>
      </style:paragraph-properties>
    </style:style>
    <style:style style:name="P7" style:parent-style-name="Verzeichnis2" style:family="paragraph">
      <style:paragraph-properties>
        <style:tab-stops>
          <style:tab-stop style:type="right" style:leader-style="dotted" style:leader-text="." style:position="6.918in"/>
        </style:tab-stops>
      </style:paragraph-properties>
    </style:style>
    <style:style style:name="P8" style:parent-style-name="Verzeichnis2" style:family="paragraph">
      <style:paragraph-properties>
        <style:tab-stops>
          <style:tab-stop style:type="right" style:leader-style="dotted" style:leader-text="." style:position="6.918in"/>
        </style:tab-stops>
      </style:paragraph-properties>
    </style:style>
    <style:style style:name="P9" style:parent-style-name="Verzeichnis2" style:family="paragraph">
      <style:paragraph-properties>
        <style:tab-stops>
          <style:tab-stop style:type="right" style:leader-style="dotted" style:leader-text="." style:position="6.918in"/>
        </style:tab-stops>
      </style:paragraph-properties>
    </style:style>
    <style:style style:name="P10" style:parent-style-name="Verzeichnis2" style:family="paragraph">
      <style:paragraph-properties>
        <style:tab-stops>
          <style:tab-stop style:type="right" style:leader-style="dotted" style:leader-text="." style:position="6.918in"/>
        </style:tab-stops>
      </style:paragraph-properties>
    </style:style>
    <style:style style:name="P11" style:parent-style-name="Verzeichnis2" style:family="paragraph">
      <style:paragraph-properties>
        <style:tab-stops>
          <style:tab-stop style:type="right" style:leader-style="dotted" style:leader-text="." style:position="6.918in"/>
        </style:tab-stops>
      </style:paragraph-properties>
    </style:style>
    <style:style style:name="P12" style:parent-style-name="Verzeichnis2" style:family="paragraph">
      <style:paragraph-properties>
        <style:tab-stops>
          <style:tab-stop style:type="right" style:leader-style="dotted" style:leader-text="." style:position="6.918in"/>
        </style:tab-stops>
      </style:paragraph-properties>
    </style:style>
    <style:style style:name="P13" style:parent-style-name="Verzeichnis2" style:family="paragraph">
      <style:paragraph-properties>
        <style:tab-stops>
          <style:tab-stop style:type="right" style:leader-style="dotted" style:leader-text="." style:position="6.918in"/>
        </style:tab-stops>
      </style:paragraph-properties>
    </style:style>
    <style:style style:name="P14" style:parent-style-name="Verzeichnis2" style:family="paragraph">
      <style:paragraph-properties>
        <style:tab-stops>
          <style:tab-stop style:type="right" style:leader-style="dotted" style:leader-text="." style:position="6.918in"/>
        </style:tab-stops>
      </style:paragraph-properties>
    </style:style>
    <style:style style:name="P15" style:parent-style-name="Verzeichnis2" style:family="paragraph">
      <style:paragraph-properties>
        <style:tab-stops>
          <style:tab-stop style:type="right" style:leader-style="dotted" style:leader-text="." style:position="6.918in"/>
        </style:tab-stops>
      </style:paragraph-properties>
    </style:style>
    <style:style style:name="P16" style:parent-style-name="Verzeichnis2" style:family="paragraph">
      <style:paragraph-properties>
        <style:tab-stops>
          <style:tab-stop style:type="right" style:leader-style="dotted" style:leader-text="." style:position="6.918in"/>
        </style:tab-stops>
      </style:paragraph-properties>
    </style:style>
    <style:style style:name="P17" style:parent-style-name="Verzeichnis2" style:family="paragraph">
      <style:paragraph-properties>
        <style:tab-stops>
          <style:tab-stop style:type="right" style:leader-style="dotted" style:leader-text="." style:position="6.918in"/>
        </style:tab-stops>
      </style:paragraph-properties>
    </style:style>
    <style:style style:name="C1" style:parent-style-name="Absatz-Standardschriftart" style:family="text">
      <style:text-properties fo:background-color="#FFFF00"/>
    </style:style>
    <style:style style:name="P19" style:parent-style-name="Verzeichnis2" style:family="paragraph">
      <style:paragraph-properties>
        <style:tab-stops>
          <style:tab-stop style:type="right" style:leader-style="dotted" style:leader-text="." style:position="6.918in"/>
        </style:tab-stops>
      </style:paragraph-properties>
    </style:style>
    <style:style style:name="P20" style:parent-style-name="Verzeichnis2" style:family="paragraph">
      <style:paragraph-properties>
        <style:tab-stops>
          <style:tab-stop style:type="right" style:leader-style="dotted" style:leader-text="." style:position="6.918in"/>
        </style:tab-stops>
      </style:paragraph-properties>
    </style:style>
    <style:style style:name="P21" style:parent-style-name="Verzeichnis2" style:family="paragraph">
      <style:paragraph-properties>
        <style:tab-stops>
          <style:tab-stop style:type="right" style:leader-style="dotted" style:leader-text="." style:position="6.918in"/>
        </style:tab-stops>
      </style:paragraph-properties>
    </style:style>
    <style:style style:name="P22" style:parent-style-name="Verzeichnis2" style:family="paragraph">
      <style:paragraph-properties>
        <style:tab-stops>
          <style:tab-stop style:type="right" style:leader-style="dotted" style:leader-text="." style:position="6.918in"/>
        </style:tab-stops>
      </style:paragraph-properties>
    </style:style>
    <style:style style:name="P23" style:parent-style-name="Verzeichnis2" style:family="paragraph">
      <style:paragraph-properties>
        <style:tab-stops>
          <style:tab-stop style:type="right" style:leader-style="dotted" style:leader-text="." style:position="6.918in"/>
        </style:tab-stops>
      </style:paragraph-properties>
    </style:style>
    <style:style style:name="P24" style:parent-style-name="Verzeichnis2" style:family="paragraph">
      <style:paragraph-properties>
        <style:tab-stops>
          <style:tab-stop style:type="right" style:leader-style="dotted" style:leader-text="." style:position="6.918in"/>
        </style:tab-stops>
      </style:paragraph-properties>
    </style:style>
    <style:style style:name="C2" style:parent-style-name="Absatz-Standardschriftart" style:family="text">
      <style:text-properties fo:background-color="#FFFF00"/>
    </style:style>
    <style:style style:name="P26" style:parent-style-name="Verzeichnis1" style:family="paragraph">
      <style:paragraph-properties>
        <style:tab-stops>
          <style:tab-stop style:type="right" style:leader-style="dotted" style:leader-text="." style:position="6.918in"/>
        </style:tab-stops>
      </style:paragraph-properties>
    </style:style>
    <style:style style:name="P27" style:parent-style-name="Verzeichnis2" style:family="paragraph">
      <style:paragraph-properties>
        <style:tab-stops>
          <style:tab-stop style:type="right" style:leader-style="dotted" style:leader-text="." style:position="6.918in"/>
        </style:tab-stops>
      </style:paragraph-properties>
    </style:style>
    <style:style style:name="P28" style:parent-style-name="Verzeichnis2" style:family="paragraph">
      <style:paragraph-properties>
        <style:tab-stops>
          <style:tab-stop style:type="right" style:leader-style="dotted" style:leader-text="." style:position="6.918in"/>
        </style:tab-stops>
      </style:paragraph-properties>
    </style:style>
    <style:style style:name="P29" style:parent-style-name="Verzeichnis2" style:family="paragraph">
      <style:paragraph-properties>
        <style:tab-stops>
          <style:tab-stop style:type="right" style:leader-style="dotted" style:leader-text="." style:position="6.918in"/>
        </style:tab-stops>
      </style:paragraph-properties>
    </style:style>
    <style:style style:name="P30" style:parent-style-name="Verzeichnis1" style:family="paragraph">
      <style:paragraph-properties>
        <style:tab-stops>
          <style:tab-stop style:type="right" style:leader-style="dotted" style:leader-text="." style:position="6.918in"/>
        </style:tab-stops>
      </style:paragraph-properties>
    </style:style>
    <style:style style:name="P31" style:parent-style-name="Verzeichnis1" style:family="paragraph">
      <style:paragraph-properties>
        <style:tab-stops>
          <style:tab-stop style:type="right" style:leader-style="dotted" style:leader-text="." style:position="6.918in"/>
        </style:tab-stops>
      </style:paragraph-properties>
    </style:style>
    <style:style style:name="P32" style:parent-style-name="Verzeichnis2" style:family="paragraph">
      <style:paragraph-properties>
        <style:tab-stops>
          <style:tab-stop style:type="right" style:leader-style="dotted" style:leader-text="." style:position="6.918in"/>
        </style:tab-stops>
      </style:paragraph-properties>
    </style:style>
    <style:style style:name="P33" style:parent-style-name="Verzeichnis2" style:family="paragraph">
      <style:paragraph-properties>
        <style:tab-stops>
          <style:tab-stop style:type="right" style:leader-style="dotted" style:leader-text="." style:position="6.918in"/>
        </style:tab-stops>
      </style:paragraph-properties>
    </style:style>
    <style:style style:name="P34" style:parent-style-name="Verzeichnis1" style:family="paragraph">
      <style:paragraph-properties>
        <style:tab-stops>
          <style:tab-stop style:type="right" style:leader-style="dotted" style:leader-text="." style:position="6.918in"/>
        </style:tab-stops>
      </style:paragraph-properties>
    </style:style>
    <style:style style:name="P35" style:parent-style-name="Verzeichnis1" style:family="paragraph">
      <style:paragraph-properties>
        <style:tab-stops>
          <style:tab-stop style:type="right" style:leader-style="dotted" style:leader-text="." style:position="6.918in"/>
        </style:tab-stops>
      </style:paragraph-properties>
    </style:style>
    <style:style style:name="P36" style:parent-style-name="Überschrift1" style:family="paragraph">
      <style:paragraph-properties fo:break-before="page"/>
    </style:style>
    <style:style style:name="P37" style:parent-style-name="Textbody" style:list-style-name="WWNum29" style:family="paragraph"/>
    <style:style style:name="P38" style:parent-style-name="Textbody" style:list-style-name="WWNum29" style:family="paragraph"/>
    <style:style style:name="P39" style:parent-style-name="Textbody" style:list-style-name="WWNum29" style:family="paragraph"/>
    <style:style style:name="P40" style:parent-style-name="Textbody" style:list-style-name="WWNum29" style:family="paragraph"/>
    <style:style style:name="P41" style:parent-style-name="Textbody" style:list-style-name="WWNum29" style:family="paragraph"/>
    <style:style style:name="P42" style:parent-style-name="Textbody" style:list-style-name="WWNum29" style:family="paragraph"/>
    <style:style style:name="P43" style:parent-style-name="Textbody" style:list-style-name="WWNum30" style:family="paragraph"/>
    <style:style style:name="P44" style:parent-style-name="Textbody" style:list-style-name="WWNum30" style:family="paragraph"/>
    <style:style style:name="P45" style:parent-style-name="Textbody" style:list-style-name="WWNum30" style:family="paragraph"/>
    <style:style style:name="P46" style:parent-style-name="Textbody" style:list-style-name="WWNum30" style:family="paragraph"/>
    <style:style style:name="P47" style:parent-style-name="Textbody" style:list-style-name="WWNum30" style:family="paragraph"/>
    <style:style style:name="P48" style:parent-style-name="Textbody" style:list-style-name="WWNum30" style:family="paragraph"/>
    <style:style style:name="P49" style:parent-style-name="Textbody" style:list-style-name="WWNum30" style:family="paragraph"/>
    <style:style style:name="P50" style:parent-style-name="Textbody" style:list-style-name="WWNum31" style:family="paragraph"/>
    <style:style style:name="P51" style:parent-style-name="Textbody" style:list-style-name="WWNum31" style:family="paragraph"/>
    <style:style style:name="P52" style:parent-style-name="Textbody" style:list-style-name="WWNum31" style:family="paragraph"/>
    <style:style style:name="P53" style:parent-style-name="Textbody" style:list-style-name="WWNum31" style:family="paragraph"/>
    <style:style style:name="P54" style:parent-style-name="Textbody" style:list-style-name="WWNum31" style:family="paragraph"/>
    <style:style style:name="P55" style:parent-style-name="Textbody" style:list-style-name="WWNum32" style:family="paragraph"/>
    <style:style style:name="P56" style:parent-style-name="Textbody" style:list-style-name="WWNum32" style:family="paragraph"/>
    <style:style style:name="P57" style:parent-style-name="Textbody" style:list-style-name="WWNum32" style:family="paragraph"/>
    <style:style style:name="P58" style:parent-style-name="Textbody" style:list-style-name="WWNum32" style:family="paragraph"/>
    <style:style style:name="C3" style:parent-style-name="Absatz-Standardschriftart" style:family="text">
      <style:text-properties fo:background-color="#FFFF00"/>
    </style:style>
    <style:style style:name="P60" style:parent-style-name="Textbody" style:list-style-name="WWNum32" style:family="paragraph"/>
    <style:style style:name="P61" style:parent-style-name="Textbody" style:list-style-name="WWNum32" style:family="paragraph"/>
    <style:style style:name="P62" style:parent-style-name="Textbody" style:list-style-name="WWNum32" style:family="paragraph"/>
    <style:style style:name="P63" style:parent-style-name="Textbody" style:list-style-name="WWNum32" style:family="paragraph"/>
    <style:style style:name="P64" style:parent-style-name="Textbody" style:list-style-name="WWNum32" style:family="paragraph"/>
    <style:style style:name="P65" style:parent-style-name="Textbody" style:list-style-name="WWNum32" style:family="paragraph"/>
    <style:style style:name="C4" style:parent-style-name="Absatz-Standardschriftart" style:family="text">
      <style:text-properties fo:background-color="#FFFF00"/>
    </style:style>
    <style:style style:name="P67" style:parent-style-name="Textbody" style:list-style-name="WWNum32" style:family="paragraph"/>
    <style:style style:name="C5" style:parent-style-name="Absatz-Standardschriftart" style:family="text">
      <style:text-properties fo:background-color="#FFFF00"/>
    </style:style>
    <style:style style:name="P69" style:parent-style-name="Textbody" style:list-style-name="WWNum32" style:family="paragraph"/>
    <style:style style:name="P70" style:parent-style-name="Textbody" style:list-style-name="WWNum32" style:family="paragraph"/>
    <style:style style:name="C6" style:parent-style-name="Absatz-Standardschriftart" style:family="text">
      <style:text-properties fo:background-color="#FFFF00"/>
    </style:style>
    <style:style style:name="P72" style:parent-style-name="Textbody" style:list-style-name="WWNum32" style:family="paragraph"/>
    <style:style style:name="P73" style:parent-style-name="Textbody" style:list-style-name="WWNum32" style:family="paragraph"/>
    <style:style style:name="P74" style:parent-style-name="Textbody" style:list-style-name="WWNum32" style:family="paragraph"/>
    <style:style style:name="P75" style:parent-style-name="Textbody" style:list-style-name="WWNum32" style:family="paragraph"/>
    <style:style style:name="C7" style:parent-style-name="Absatz-Standardschriftart" style:family="text">
      <style:text-properties fo:background-color="#FFFF00"/>
    </style:style>
    <style:style style:name="P77" style:parent-style-name="Textbody" style:list-style-name="WWNum32" style:family="paragraph"/>
    <style:style style:name="C8" style:parent-style-name="Absatz-Standardschriftart" style:family="text">
      <style:text-properties fo:background-color="#FFFF00"/>
    </style:style>
    <style:style style:name="P79" style:parent-style-name="Textbody" style:list-style-name="WWNum32" style:family="paragraph"/>
    <style:style style:name="P80" style:parent-style-name="Textbody" style:list-style-name="WWNum32" style:family="paragraph"/>
    <style:style style:name="P81" style:parent-style-name="Textbody" style:list-style-name="WWNum32" style:family="paragraph"/>
    <style:style style:name="C9" style:parent-style-name="Absatz-Standardschriftart" style:family="text">
      <style:text-properties fo:background-color="#FFFF00"/>
    </style:style>
    <style:style style:name="P83" style:parent-style-name="Textbody" style:list-style-name="WWNum32" style:family="paragraph"/>
    <style:style style:name="P84" style:parent-style-name="Textbody" style:list-style-name="WWNum32" style:family="paragraph"/>
    <style:style style:name="C10" style:parent-style-name="Absatz-Standardschriftart" style:family="text">
      <style:text-properties fo:background-color="#FFFF00"/>
    </style:style>
    <style:style style:name="P86" style:parent-style-name="Textbody" style:list-style-name="WWNum32" style:family="paragraph"/>
    <style:style style:name="P87" style:parent-style-name="Textbody" style:list-style-name="WWNum32" style:family="paragraph"/>
    <style:style style:name="P88" style:parent-style-name="Textbody" style:list-style-name="WWNum32" style:family="paragraph"/>
    <style:style style:name="C11" style:parent-style-name="Absatz-Standardschriftart" style:family="text">
      <style:text-properties fo:background-color="#FFFF00"/>
    </style:style>
    <style:style style:name="P90" style:parent-style-name="Textbody" style:list-style-name="WWNum32" style:family="paragraph"/>
    <style:style style:name="P91" style:parent-style-name="Textbody" style:list-style-name="WWNum32" style:family="paragraph"/>
    <style:style style:name="P92" style:parent-style-name="Textbody" style:list-style-name="WWNum32" style:family="paragraph"/>
    <style:style style:name="P93" style:parent-style-name="Textbody" style:list-style-name="WWNum32" style:family="paragraph"/>
    <style:style style:name="P94" style:parent-style-name="Textbody" style:list-style-name="WWNum32" style:family="paragraph"/>
    <style:style style:name="P95" style:parent-style-name="Textbody" style:list-style-name="WWNum32" style:family="paragraph"/>
    <style:style style:name="P96" style:parent-style-name="Textbody" style:list-style-name="WWNum32" style:family="paragraph"/>
    <style:style style:name="C12" style:parent-style-name="Absatz-Standardschriftart" style:family="text">
      <style:text-properties fo:background-color="#FFFF00"/>
    </style:style>
    <style:style style:name="P98" style:parent-style-name="Textbody" style:list-style-name="WWNum32" style:family="paragraph"/>
    <style:style style:name="P99" style:parent-style-name="Textbody" style:list-style-name="WWNum32" style:family="paragraph"/>
    <style:style style:name="P100" style:parent-style-name="Textbody" style:list-style-name="WWNum32" style:family="paragraph"/>
    <style:style style:name="C13" style:parent-style-name="Absatz-Standardschriftart" style:family="text">
      <style:text-properties fo:background-color="#FFFF00"/>
    </style:style>
    <style:style style:name="P102" style:parent-style-name="Textbody" style:list-style-name="WWNum32" style:family="paragraph"/>
    <style:style style:name="C14" style:parent-style-name="Absatz-Standardschriftart" style:family="text">
      <style:text-properties fo:background-color="#FFFF00"/>
    </style:style>
    <style:style style:name="P104" style:parent-style-name="Textbody" style:list-style-name="WWNum32" style:family="paragraph"/>
    <style:style style:name="C15" style:parent-style-name="Absatz-Standardschriftart" style:family="text">
      <style:text-properties fo:background-color="#FFFF00"/>
    </style:style>
    <style:style style:name="P106" style:parent-style-name="Textbody" style:list-style-name="WWNum32" style:family="paragraph"/>
    <style:style style:name="C16" style:parent-style-name="Absatz-Standardschriftart" style:family="text">
      <style:text-properties fo:background-color="#FFFF00"/>
    </style:style>
    <style:style style:name="P108" style:parent-style-name="Textbody" style:list-style-name="WWNum32" style:family="paragraph"/>
    <style:style style:name="P109" style:parent-style-name="Textbody" style:list-style-name="WWNum32" style:family="paragraph"/>
    <style:style style:name="C17" style:parent-style-name="Absatz-Standardschriftart" style:family="text">
      <style:text-properties fo:background-color="#FFFF00"/>
    </style:style>
    <style:style style:name="C18" style:parent-style-name="Absatz-Standardschriftart" style:family="text">
      <style:text-properties fo:background-color="#FFFF00"/>
    </style:style>
    <style:style style:name="P112" style:parent-style-name="Textbody" style:list-style-name="WWNum32" style:family="paragraph"/>
    <style:style style:name="C19" style:parent-style-name="Absatz-Standardschriftart" style:family="text">
      <style:text-properties fo:background-color="#FFFF00"/>
    </style:style>
    <style:style style:name="P114" style:parent-style-name="Textbody" style:list-style-name="WWNum32" style:family="paragraph"/>
    <style:style style:name="P115" style:parent-style-name="Textbody" style:list-style-name="WWNum32" style:family="paragraph"/>
    <style:style style:name="P116" style:parent-style-name="Textbody" style:list-style-name="WWNum32" style:family="paragraph"/>
    <style:style style:name="C20" style:parent-style-name="Absatz-Standardschriftart" style:family="text">
      <style:text-properties fo:background-color="#FFFF00"/>
    </style:style>
    <style:style style:name="P118" style:parent-style-name="Textbody" style:list-style-name="WWNum32" style:family="paragraph"/>
    <style:style style:name="C21" style:parent-style-name="Absatz-Standardschriftart" style:family="text">
      <style:text-properties fo:background-color="#FFFF00"/>
    </style:style>
    <style:style style:name="P120" style:parent-style-name="Textbody" style:list-style-name="WWNum32" style:family="paragraph"/>
    <style:style style:name="P121" style:parent-style-name="Textbody" style:list-style-name="WWNum32" style:family="paragraph"/>
    <style:style style:name="C22" style:parent-style-name="Absatz-Standardschriftart" style:family="text">
      <style:text-properties fo:background-color="#FFFF00"/>
    </style:style>
    <style:style style:name="P123" style:parent-style-name="Textbody" style:list-style-name="WWNum32" style:family="paragraph"/>
    <style:style style:name="C23" style:parent-style-name="Absatz-Standardschriftart" style:family="text">
      <style:text-properties fo:background-color="#FFFF00"/>
    </style:style>
    <style:style style:name="P125" style:parent-style-name="Textbody" style:list-style-name="WWNum32" style:family="paragraph"/>
    <style:style style:name="P126" style:parent-style-name="Textbody" style:list-style-name="WWNum32" style:family="paragraph"/>
    <style:style style:name="C24" style:parent-style-name="Absatz-Standardschriftart" style:family="text">
      <style:text-properties fo:background-color="#FFFF00"/>
    </style:style>
    <style:style style:name="P128" style:parent-style-name="Textbody" style:list-style-name="WWNum32" style:family="paragraph"/>
    <style:style style:name="C25" style:parent-style-name="Absatz-Standardschriftart" style:family="text">
      <style:text-properties fo:background-color="#FFFF00"/>
    </style:style>
    <style:style style:name="P130" style:parent-style-name="Textbody" style:list-style-name="WWNum32" style:family="paragraph"/>
    <style:style style:name="P131" style:parent-style-name="Textbody" style:list-style-name="WWNum32" style:family="paragraph"/>
    <style:style style:name="P132" style:parent-style-name="Textbody" style:list-style-name="WWNum32" style:family="paragraph"/>
    <style:style style:name="C26" style:parent-style-name="Absatz-Standardschriftart" style:family="text">
      <style:text-properties fo:background-color="#FFFF00"/>
    </style:style>
    <style:style style:name="P134" style:parent-style-name="Textbody" style:list-style-name="WWNum32" style:family="paragraph"/>
    <style:style style:name="C27" style:parent-style-name="Absatz-Standardschriftart" style:family="text">
      <style:text-properties fo:background-color="#FFFF00"/>
    </style:style>
    <style:style style:name="P136" style:parent-style-name="Textbody" style:list-style-name="WWNum32" style:family="paragraph"/>
    <style:style style:name="C28" style:parent-style-name="Absatz-Standardschriftart" style:family="text">
      <style:text-properties fo:background-color="#FFFF00"/>
    </style:style>
    <style:style style:name="P138" style:parent-style-name="Textbody" style:list-style-name="WWNum32" style:family="paragraph"/>
    <style:style style:name="C29" style:parent-style-name="Absatz-Standardschriftart" style:family="text">
      <style:text-properties fo:background-color="#FFFF00"/>
    </style:style>
    <style:style style:name="P140" style:parent-style-name="Textbody" style:list-style-name="WWNum32" style:family="paragraph"/>
    <style:style style:name="C30" style:parent-style-name="Absatz-Standardschriftart" style:family="text">
      <style:text-properties fo:background-color="#FFFF00"/>
    </style:style>
    <style:style style:name="P142" style:parent-style-name="Textbody" style:list-style-name="WWNum32" style:family="paragraph"/>
    <style:style style:name="C31" style:parent-style-name="Absatz-Standardschriftart" style:family="text">
      <style:text-properties fo:background-color="#FFFF00"/>
    </style:style>
    <style:style style:name="P144" style:parent-style-name="Textbody" style:list-style-name="WWNum32" style:family="paragraph"/>
    <style:style style:name="C32" style:parent-style-name="Absatz-Standardschriftart" style:family="text">
      <style:text-properties fo:background-color="#FFFF00"/>
    </style:style>
    <style:style style:name="P146" style:parent-style-name="Textbody" style:list-style-name="WWNum32" style:family="paragraph"/>
    <style:style style:name="P147" style:parent-style-name="Textbody" style:list-style-name="WWNum32" style:family="paragraph"/>
    <style:style style:name="C33" style:parent-style-name="Absatz-Standardschriftart" style:family="text">
      <style:text-properties fo:background-color="#FFFF00"/>
    </style:style>
    <style:style style:name="C34" style:parent-style-name="Absatz-Standardschriftart" style:family="text">
      <style:text-properties fo:background-color="#FFFF00"/>
    </style:style>
    <style:style style:name="P150" style:parent-style-name="Textbody" style:list-style-name="WWNum32" style:family="paragraph"/>
    <style:style style:name="P151" style:parent-style-name="Textbody" style:list-style-name="WWNum32" style:family="paragraph"/>
    <style:style style:name="P152" style:parent-style-name="Textbody" style:list-style-name="WWNum32" style:family="paragraph"/>
    <style:style style:name="P153" style:parent-style-name="Textbody" style:list-style-name="WWNum32" style:family="paragraph"/>
    <style:style style:name="P154" style:parent-style-name="Textbody" style:list-style-name="WWNum32" style:family="paragraph"/>
    <style:style style:name="P155" style:parent-style-name="Textbody" style:list-style-name="WWNum32" style:family="paragraph"/>
    <style:style style:name="P156" style:parent-style-name="Textbody" style:list-style-name="WWNum32" style:family="paragraph"/>
    <style:style style:name="C35" style:parent-style-name="Absatz-Standardschriftart" style:family="text">
      <style:text-properties fo:background-color="#FFFF00"/>
    </style:style>
    <style:style style:name="P158" style:parent-style-name="Textbody" style:list-style-name="WWNum32" style:family="paragraph"/>
    <style:style style:name="P159" style:parent-style-name="Textbody" style:list-style-name="WWNum32" style:family="paragraph"/>
    <style:style style:name="P160" style:parent-style-name="Textbody" style:list-style-name="WWNum32" style:family="paragraph"/>
    <style:style style:name="C36" style:parent-style-name="Absatz-Standardschriftart" style:family="text">
      <style:text-properties fo:background-color="#FFFF00"/>
    </style:style>
    <style:style style:name="P162" style:parent-style-name="Textbody" style:list-style-name="WWNum32" style:family="paragraph"/>
    <style:style style:name="C37" style:parent-style-name="Absatz-Standardschriftart" style:family="text">
      <style:text-properties fo:background-color="#FFFF00"/>
    </style:style>
    <style:style style:name="C38" style:parent-style-name="Absatz-Standardschriftart" style:family="text">
      <style:text-properties fo:background-color="#FFFF00"/>
    </style:style>
    <style:style style:name="P165" style:parent-style-name="Textbody" style:list-style-name="WWNum32" style:family="paragraph"/>
    <style:style style:name="P166" style:parent-style-name="Textbody" style:list-style-name="WWNum32" style:family="paragraph"/>
    <style:style style:name="P167" style:parent-style-name="Textbody" style:list-style-name="WWNum33" style:family="paragraph"/>
    <style:style style:name="P168" style:parent-style-name="Textbody" style:list-style-name="WWNum33" style:family="paragraph"/>
    <style:style style:name="P169" style:parent-style-name="Textbody" style:list-style-name="WWNum33" style:family="paragraph"/>
    <style:style style:name="P170" style:parent-style-name="Textbody" style:list-style-name="WWNum33" style:family="paragraph"/>
    <style:style style:name="C39" style:parent-style-name="Absatz-Standardschriftart" style:family="text">
      <style:text-properties fo:background-color="#FFFF00"/>
    </style:style>
    <style:style style:name="P172" style:parent-style-name="Textbody" style:list-style-name="WWNum33" style:family="paragraph"/>
    <style:style style:name="P173" style:parent-style-name="Textbody" style:list-style-name="WWNum33" style:family="paragraph"/>
    <style:style style:name="P174" style:parent-style-name="Textbody" style:list-style-name="WWNum33" style:family="paragraph"/>
    <style:style style:name="P175" style:parent-style-name="Textbody" style:list-style-name="WWNum33" style:family="paragraph"/>
    <style:style style:name="C40" style:parent-style-name="Absatz-Standardschriftart" style:family="text">
      <style:text-properties fo:background-color="#FFFF00"/>
    </style:style>
    <style:style style:name="P177" style:parent-style-name="Textbody" style:list-style-name="WWNum33" style:family="paragraph"/>
    <style:style style:name="C41" style:parent-style-name="Absatz-Standardschriftart" style:family="text">
      <style:text-properties fo:background-color="#FFFF00"/>
    </style:style>
    <style:style style:name="P179" style:parent-style-name="Textbody" style:list-style-name="WWNum33" style:family="paragraph"/>
    <style:style style:name="P180" style:parent-style-name="Textbody" style:list-style-name="WWNum33" style:family="paragraph"/>
    <style:style style:name="P181" style:parent-style-name="Textbody" style:list-style-name="WWNum34" style:family="paragraph"/>
    <style:style style:name="P182" style:parent-style-name="Textbody" style:list-style-name="WWNum34" style:family="paragraph"/>
    <style:style style:name="P183" style:parent-style-name="Textbody" style:list-style-name="WWNum34" style:family="paragraph"/>
    <style:style style:name="P184" style:parent-style-name="Textbody" style:list-style-name="WWNum34" style:family="paragraph"/>
    <style:style style:name="P185" style:parent-style-name="Textbody" style:list-style-name="WWNum34" style:family="paragraph"/>
    <style:style style:name="P186" style:parent-style-name="Textbody" style:list-style-name="WWNum34" style:family="paragraph"/>
    <style:style style:name="P187" style:parent-style-name="Textbody" style:list-style-name="WWNum34" style:family="paragraph"/>
    <style:style style:name="P188" style:parent-style-name="Textbody" style:list-style-name="WWNum34" style:family="paragraph"/>
    <style:style style:name="P189" style:parent-style-name="Textbody" style:list-style-name="WWNum34" style:family="paragraph"/>
    <style:style style:name="P190" style:parent-style-name="Textbody" style:list-style-name="WWNum34" style:family="paragraph"/>
    <style:style style:name="P191" style:parent-style-name="Textbody" style:list-style-name="WWNum34" style:family="paragraph"/>
    <style:style style:name="P192" style:parent-style-name="Textbody" style:list-style-name="WWNum34" style:family="paragraph"/>
    <style:style style:name="P193" style:parent-style-name="Textbody" style:list-style-name="WWNum34" style:family="paragraph"/>
    <style:style style:name="P194" style:parent-style-name="Textbody" style:list-style-name="WWNum34" style:family="paragraph"/>
    <style:style style:name="P195" style:parent-style-name="Textbody" style:list-style-name="WWNum35" style:family="paragraph"/>
    <style:style style:name="C42" style:parent-style-name="Absatz-Standardschriftart" style:family="text">
      <style:text-properties fo:background-color="#FFFF00"/>
    </style:style>
    <style:style style:name="C43" style:parent-style-name="Absatz-Standardschriftart" style:family="text">
      <style:text-properties fo:background-color="#FFFF00"/>
    </style:style>
    <style:style style:name="P198" style:parent-style-name="Textbody" style:list-style-name="WWNum35" style:family="paragraph"/>
    <style:style style:name="P199" style:parent-style-name="Textbody" style:list-style-name="WWNum35" style:family="paragraph"/>
    <style:style style:name="P200" style:parent-style-name="Textbody" style:list-style-name="WWNum35" style:family="paragraph"/>
    <style:style style:name="P201" style:parent-style-name="Textbody" style:list-style-name="WWNum35" style:family="paragraph"/>
    <style:style style:name="P202" style:parent-style-name="Textbody" style:list-style-name="WWNum35" style:family="paragraph"/>
    <style:style style:name="P203" style:parent-style-name="Textbody" style:list-style-name="WWNum35" style:family="paragraph"/>
    <style:style style:name="P204" style:parent-style-name="Textbody" style:list-style-name="WWNum35" style:family="paragraph"/>
    <style:style style:name="P205" style:parent-style-name="Textbody" style:list-style-name="WWNum35" style:family="paragraph"/>
    <style:style style:name="P206" style:parent-style-name="Textbody" style:list-style-name="WWNum35" style:family="paragraph"/>
    <style:style style:name="P207" style:parent-style-name="Textbody" style:list-style-name="WWNum36" style:family="paragraph"/>
    <style:style style:name="P208" style:parent-style-name="Textbody" style:list-style-name="WWNum36" style:family="paragraph"/>
    <style:style style:name="P209" style:parent-style-name="Textbody" style:list-style-name="WWNum36" style:family="paragraph"/>
    <style:style style:name="P210" style:parent-style-name="Textbody" style:list-style-name="WWNum36" style:family="paragraph"/>
    <style:style style:name="P211" style:parent-style-name="Textbody" style:list-style-name="WWNum36" style:family="paragraph"/>
    <style:style style:name="P212" style:parent-style-name="Textbody" style:list-style-name="WWNum36" style:family="paragraph"/>
    <style:style style:name="P213" style:parent-style-name="Textbody" style:list-style-name="WWNum36" style:family="paragraph"/>
    <style:style style:name="C44" style:parent-style-name="Absatz-Standardschriftart" style:family="text">
      <style:text-properties fo:background-color="#FFFF00"/>
    </style:style>
    <style:style style:name="C45" style:parent-style-name="Absatz-Standardschriftart" style:family="text">
      <style:text-properties fo:background-color="#FFFF00"/>
    </style:style>
    <style:style style:name="P216" style:parent-style-name="Textbody" style:list-style-name="WWNum36" style:family="paragraph"/>
    <style:style style:name="C46" style:parent-style-name="Absatz-Standardschriftart" style:family="text">
      <style:text-properties fo:background-color="#FFFF00"/>
    </style:style>
    <style:style style:name="C47" style:parent-style-name="Absatz-Standardschriftart" style:family="text">
      <style:text-properties fo:background-color="#FFFF00"/>
    </style:style>
    <style:style style:name="C48" style:parent-style-name="Absatz-Standardschriftart" style:family="text">
      <style:text-properties fo:background-color="#FFFF00"/>
    </style:style>
    <style:style style:name="P220" style:parent-style-name="Textbody" style:list-style-name="WWNum36" style:family="paragraph"/>
    <style:style style:name="P221" style:parent-style-name="Textbody" style:list-style-name="WWNum37" style:family="paragraph"/>
    <style:style style:name="P222" style:parent-style-name="Textbody" style:list-style-name="WWNum38" style:family="paragraph"/>
    <style:style style:name="P223" style:parent-style-name="Textbody" style:list-style-name="WWNum38" style:family="paragraph"/>
    <style:style style:name="P224" style:parent-style-name="Textbody" style:list-style-name="WWNum38" style:family="paragraph"/>
    <style:style style:name="P225" style:parent-style-name="Textbody" style:list-style-name="WWNum38" style:family="paragraph"/>
    <style:style style:name="P226" style:parent-style-name="Textbody" style:list-style-name="WWNum38" style:family="paragraph"/>
    <style:style style:name="P227" style:parent-style-name="Textbody" style:list-style-name="WWNum38" style:family="paragraph"/>
    <style:style style:name="P228" style:parent-style-name="Textbody" style:list-style-name="WWNum38" style:family="paragraph"/>
    <style:style style:name="C49" style:parent-style-name="Absatz-Standardschriftart" style:family="text">
      <style:text-properties fo:background-color="#FFFF00"/>
    </style:style>
    <style:style style:name="P230" style:parent-style-name="Textbody" style:list-style-name="WWNum39" style:family="paragraph"/>
    <style:style style:name="P231" style:parent-style-name="Textbody" style:list-style-name="WWNum39" style:family="paragraph"/>
    <style:style style:name="C50" style:parent-style-name="Absatz-Standardschriftart" style:family="text">
      <style:text-properties fo:background-color="#FFFF00"/>
    </style:style>
    <style:style style:name="P233" style:parent-style-name="Textbody" style:list-style-name="WWNum39" style:family="paragraph"/>
    <style:style style:name="C51" style:parent-style-name="Absatz-Standardschriftart" style:family="text">
      <style:text-properties fo:background-color="#FFFF00"/>
    </style:style>
    <style:style style:name="C52" style:parent-style-name="Absatz-Standardschriftart" style:family="text">
      <style:text-properties fo:background-color="#FFFF00"/>
    </style:style>
    <style:style style:name="P236" style:parent-style-name="Textbody" style:list-style-name="WWNum39" style:family="paragraph"/>
    <style:style style:name="P237" style:parent-style-name="Textbody" style:list-style-name="WWNum39" style:family="paragraph"/>
    <style:style style:name="P238" style:parent-style-name="Textbody" style:list-style-name="WWNum39" style:family="paragraph"/>
    <style:style style:name="P239" style:parent-style-name="Textbody" style:list-style-name="WWNum39" style:family="paragraph"/>
    <style:style style:name="C53" style:parent-style-name="Absatz-Standardschriftart" style:family="text">
      <style:text-properties fo:background-color="#FFFF00"/>
    </style:style>
    <style:style style:name="C54" style:parent-style-name="Absatz-Standardschriftart" style:family="text">
      <style:text-properties fo:background-color="#FFFF00"/>
    </style:style>
    <style:style style:name="P242" style:parent-style-name="Textbody" style:list-style-name="WWNum39" style:family="paragraph"/>
    <style:style style:name="C55" style:parent-style-name="Absatz-Standardschriftart" style:family="text">
      <style:text-properties fo:background-color="#FFFF00"/>
    </style:style>
    <style:style style:name="P244" style:parent-style-name="Textbody" style:list-style-name="WWNum39" style:family="paragraph"/>
    <style:style style:name="C56" style:parent-style-name="Absatz-Standardschriftart" style:family="text">
      <style:text-properties fo:background-color="#FFFF00"/>
    </style:style>
    <style:style style:name="C57" style:parent-style-name="Absatz-Standardschriftart" style:family="text">
      <style:text-properties fo:background-color="#FFFF00"/>
    </style:style>
    <style:style style:name="P247" style:parent-style-name="Textbody" style:list-style-name="WWNum39" style:family="paragraph"/>
    <style:style style:name="C58" style:parent-style-name="Absatz-Standardschriftart" style:family="text">
      <style:text-properties fo:background-color="#FFFF00"/>
    </style:style>
    <style:style style:name="P249" style:parent-style-name="Textbody" style:list-style-name="WWNum39" style:family="paragraph"/>
    <style:style style:name="C59" style:parent-style-name="Absatz-Standardschriftart" style:family="text">
      <style:text-properties fo:background-color="#FFFF00"/>
    </style:style>
    <style:style style:name="P251" style:parent-style-name="Textbody" style:list-style-name="WWNum39" style:family="paragraph"/>
    <style:style style:name="C60" style:parent-style-name="Absatz-Standardschriftart" style:family="text">
      <style:text-properties fo:background-color="#FFFF00"/>
    </style:style>
    <style:style style:name="C61" style:parent-style-name="Absatz-Standardschriftart" style:family="text">
      <style:text-properties fo:background-color="#FFFF00"/>
    </style:style>
    <style:style style:name="P254" style:parent-style-name="Textbody" style:list-style-name="WWNum39" style:family="paragraph"/>
    <style:style style:name="C62" style:parent-style-name="Absatz-Standardschriftart" style:family="text">
      <style:text-properties fo:background-color="#FFFF00"/>
    </style:style>
    <style:style style:name="P256" style:parent-style-name="Textbody" style:list-style-name="WWNum39" style:family="paragraph"/>
    <style:style style:name="C63" style:parent-style-name="Absatz-Standardschriftart" style:family="text">
      <style:text-properties fo:background-color="#FFFF00"/>
    </style:style>
    <style:style style:name="P258" style:parent-style-name="Textbody" style:list-style-name="WWNum39" style:family="paragraph"/>
    <style:style style:name="P259" style:parent-style-name="Textbody" style:list-style-name="WWNum39" style:family="paragraph"/>
    <style:style style:name="P260" style:parent-style-name="Textbody" style:list-style-name="WWNum39" style:family="paragraph"/>
    <style:style style:name="C64" style:parent-style-name="Absatz-Standardschriftart" style:family="text">
      <style:text-properties fo:background-color="#FFFF00"/>
    </style:style>
    <style:style style:name="P262" style:parent-style-name="Textbody" style:list-style-name="WWNum39" style:family="paragraph"/>
    <style:style style:name="P263" style:parent-style-name="Textbody" style:list-style-name="WWNum39" style:family="paragraph"/>
    <style:style style:name="P264" style:parent-style-name="Textbody" style:list-style-name="WWNum39" style:family="paragraph"/>
    <style:style style:name="P265" style:parent-style-name="Textbody" style:list-style-name="WWNum39" style:family="paragraph"/>
    <style:style style:name="C65" style:parent-style-name="Absatz-Standardschriftart" style:family="text">
      <style:text-properties fo:background-color="#FFFF00"/>
    </style:style>
    <style:style style:name="P267" style:parent-style-name="Textbody" style:list-style-name="WWNum39" style:family="paragraph"/>
    <style:style style:name="P268" style:parent-style-name="Textbody" style:list-style-name="WWNum40" style:family="paragraph"/>
    <style:style style:name="P269" style:parent-style-name="Textbody" style:list-style-name="WWNum40" style:family="paragraph"/>
    <style:style style:name="P270" style:parent-style-name="Textbody" style:list-style-name="WWNum40" style:family="paragraph"/>
    <style:style style:name="C66" style:parent-style-name="Absatz-Standardschriftart" style:family="text">
      <style:text-properties fo:background-color="#FFFF00"/>
    </style:style>
    <style:style style:name="P272" style:parent-style-name="Textbody" style:list-style-name="WWNum40" style:family="paragraph"/>
    <style:style style:name="P273" style:parent-style-name="Textbody" style:list-style-name="WWNum40" style:family="paragraph"/>
    <style:style style:name="P274" style:parent-style-name="Textbody" style:list-style-name="WWNum40" style:family="paragraph"/>
    <style:style style:name="P275" style:parent-style-name="Textbody" style:list-style-name="WWNum40" style:family="paragraph"/>
    <style:style style:name="P276" style:parent-style-name="Textbody" style:list-style-name="WWNum40" style:family="paragraph"/>
    <style:style style:name="P277" style:parent-style-name="Textbody" style:list-style-name="WWNum40" style:family="paragraph"/>
    <style:style style:name="P278" style:parent-style-name="Textbody" style:list-style-name="WWNum40" style:family="paragraph"/>
    <style:style style:name="C67" style:parent-style-name="Absatz-Standardschriftart" style:family="text">
      <style:text-properties fo:background-color="#FFFF00"/>
    </style:style>
    <style:style style:name="C68" style:parent-style-name="Absatz-Standardschriftart" style:family="text">
      <style:text-properties fo:background-color="#FFFF00" style:text-underline-type="single" style:text-underline-style="solid" style:text-underline-width="auto" style:text-underline-mode="continuous"/>
    </style:style>
    <style:style style:name="C69" style:parent-style-name="Absatz-Standardschriftart" style:family="text">
      <style:text-properties fo:background-color="#FFFF00"/>
    </style:style>
    <style:style style:name="P282" style:parent-style-name="Textbody" style:list-style-name="WWNum40" style:family="paragraph"/>
    <style:style style:name="C70" style:parent-style-name="Absatz-Standardschriftart" style:family="text">
      <style:text-properties fo:background-color="#FFFF00"/>
    </style:style>
    <style:style style:name="C71" style:parent-style-name="Absatz-Standardschriftart" style:family="text">
      <style:text-properties fo:background-color="#FFFF00"/>
    </style:style>
    <style:style style:name="C72" style:parent-style-name="Absatz-Standardschriftart" style:family="text">
      <style:text-properties fo:background-color="#FFFF00"/>
    </style:style>
    <style:style style:name="C73" style:parent-style-name="Absatz-Standardschriftart" style:family="text">
      <style:text-properties fo:background-color="#FFFF00"/>
    </style:style>
    <style:style style:name="P287" style:parent-style-name="Textbody" style:list-style-name="WWNum40" style:family="paragraph"/>
    <style:style style:name="P288" style:parent-style-name="Textbody" style:list-style-name="WWNum40" style:family="paragraph"/>
    <style:style style:name="C74" style:parent-style-name="Absatz-Standardschriftart" style:family="text">
      <style:text-properties fo:background-color="#FFFF00"/>
    </style:style>
    <style:style style:name="P290" style:parent-style-name="Textbody" style:list-style-name="WWNum40" style:family="paragraph"/>
    <style:style style:name="P291" style:parent-style-name="Textbody" style:list-style-name="WWNum40" style:family="paragraph"/>
    <style:style style:name="C75" style:parent-style-name="Absatz-Standardschriftart" style:family="text">
      <style:text-properties fo:background-color="#FFFF00"/>
    </style:style>
    <style:style style:name="C76" style:parent-style-name="Absatz-Standardschriftart" style:family="text">
      <style:text-properties fo:background-color="#FFFF00"/>
    </style:style>
    <style:style style:name="P294" style:parent-style-name="Textbody" style:list-style-name="WWNum41" style:family="paragraph"/>
    <style:style style:name="P295" style:parent-style-name="Textbody" style:list-style-name="WWNum42" style:family="paragraph"/>
    <style:style style:name="P296" style:parent-style-name="Textbody" style:list-style-name="WWNum42" style:family="paragraph"/>
    <style:style style:name="C77" style:parent-style-name="Absatz-Standardschriftart" style:family="text">
      <style:text-properties fo:background-color="#FFFF00"/>
    </style:style>
    <style:style style:name="P298" style:parent-style-name="Textbody" style:list-style-name="WWNum42" style:family="paragraph"/>
    <style:style style:name="P299" style:parent-style-name="Textbody" style:list-style-name="WWNum42" style:family="paragraph"/>
    <style:style style:name="P300" style:parent-style-name="Textbody" style:list-style-name="WWNum42" style:family="paragraph"/>
    <style:style style:name="P301" style:parent-style-name="Textbody" style:list-style-name="WWNum42" style:family="paragraph"/>
    <style:style style:name="P302" style:parent-style-name="Textbody" style:list-style-name="WWNum42" style:family="paragraph"/>
    <style:style style:name="C78" style:parent-style-name="Absatz-Standardschriftart" style:family="text">
      <style:text-properties fo:background-color="#FFFF00"/>
    </style:style>
    <style:style style:name="P304" style:parent-style-name="Textbody" style:list-style-name="WWNum42" style:family="paragraph"/>
    <style:style style:name="P305" style:parent-style-name="Textbody" style:list-style-name="WWNum42" style:family="paragraph"/>
    <style:style style:name="P306" style:parent-style-name="Textbody" style:list-style-name="WWNum59" style:family="paragraph"/>
    <style:style style:name="P307" style:parent-style-name="Textbody" style:list-style-name="WWNum59" style:family="paragraph"/>
    <style:style style:name="C79" style:parent-style-name="Absatz-Standardschriftart" style:family="text">
      <style:text-properties fo:background-color="#FFFF00"/>
    </style:style>
    <style:style style:name="P309" style:parent-style-name="Textbody" style:list-style-name="WWNum59" style:family="paragraph"/>
    <style:style style:name="P310" style:parent-style-name="Textbody" style:list-style-name="WWNum59" style:family="paragraph"/>
    <style:style style:name="C80" style:parent-style-name="Absatz-Standardschriftart" style:family="text">
      <style:text-properties fo:background-color="#FFFF00"/>
    </style:style>
    <style:style style:name="P312" style:parent-style-name="Textbody" style:list-style-name="WWNum59" style:family="paragraph"/>
    <style:style style:name="P313" style:parent-style-name="Textbody" style:list-style-name="WWNum59" style:family="paragraph"/>
    <style:style style:name="P314" style:parent-style-name="Textbody" style:list-style-name="WWNum59" style:family="paragraph"/>
    <style:style style:name="P315" style:parent-style-name="Textbody" style:list-style-name="WWNum59" style:family="paragraph"/>
    <style:style style:name="P316" style:parent-style-name="Textbody" style:list-style-name="WWNum42" style:family="paragraph"/>
    <style:style style:name="P317" style:parent-style-name="Textbody" style:list-style-name="WWNum42" style:family="paragraph"/>
    <style:style style:name="P318" style:parent-style-name="Textbody" style:list-style-name="WWNum42" style:family="paragraph"/>
    <style:style style:name="P319" style:parent-style-name="Textbody" style:list-style-name="WWNum42" style:family="paragraph"/>
    <style:style style:name="P320" style:parent-style-name="Textbody" style:list-style-name="WWNum42" style:family="paragraph"/>
    <style:style style:name="C81" style:parent-style-name="Absatz-Standardschriftart" style:family="text">
      <style:text-properties fo:background-color="#FFFF00"/>
    </style:style>
    <style:style style:name="P322" style:parent-style-name="Textbody" style:list-style-name="WWNum42" style:family="paragraph"/>
    <style:style style:name="C82" style:parent-style-name="Absatz-Standardschriftart" style:family="text">
      <style:text-properties fo:background-color="#FFFF00"/>
    </style:style>
    <style:style style:name="P324" style:parent-style-name="Textbody" style:list-style-name="WWNum42" style:family="paragraph"/>
    <style:style style:name="P325" style:parent-style-name="Textbody" style:list-style-name="WWNum42" style:family="paragraph"/>
    <style:style style:name="C83" style:parent-style-name="Absatz-Standardschriftart" style:family="text">
      <style:text-properties fo:background-color="#FFFF00"/>
    </style:style>
    <style:style style:name="P327" style:parent-style-name="Textbody" style:list-style-name="WWNum43" style:family="paragraph"/>
    <style:style style:name="P328" style:parent-style-name="Textbody" style:list-style-name="WWNum43" style:family="paragraph"/>
    <style:style style:name="P329" style:parent-style-name="Textbody" style:list-style-name="WWNum43" style:family="paragraph"/>
    <style:style style:name="P330" style:parent-style-name="Textbody" style:list-style-name="WWNum43" style:family="paragraph"/>
    <style:style style:name="P331" style:parent-style-name="Textbody" style:list-style-name="WWNum43" style:family="paragraph"/>
    <style:style style:name="P332" style:parent-style-name="Textbody" style:list-style-name="WWNum43" style:family="paragraph"/>
    <style:style style:name="P333" style:parent-style-name="Textbody" style:list-style-name="WWNum44" style:family="paragraph"/>
    <style:style style:name="P334" style:parent-style-name="Textbody" style:list-style-name="WWNum44" style:family="paragraph"/>
    <style:style style:name="P335" style:parent-style-name="Textbody" style:list-style-name="WWNum44" style:family="paragraph"/>
    <style:style style:name="P336" style:parent-style-name="Textbody" style:list-style-name="WWNum44" style:family="paragraph"/>
    <style:style style:name="P337" style:parent-style-name="Textbody" style:list-style-name="WWNum44" style:family="paragraph"/>
    <style:style style:name="P338" style:parent-style-name="Textbody" style:list-style-name="WWNum44" style:family="paragraph"/>
    <style:style style:name="P339" style:parent-style-name="Textbody" style:list-style-name="WWNum44" style:family="paragraph"/>
    <style:style style:name="P340" style:parent-style-name="Textbody" style:list-style-name="WWNum44" style:family="paragraph"/>
    <style:style style:name="C84" style:parent-style-name="Absatz-Standardschriftart" style:family="text">
      <style:text-properties fo:background-color="#FFFF00"/>
    </style:style>
    <style:style style:name="P342" style:parent-style-name="Textbody" style:list-style-name="WWNum44" style:family="paragraph"/>
    <style:style style:name="P343" style:parent-style-name="Textbody" style:list-style-name="WWNum44" style:family="paragraph"/>
    <style:style style:name="C85" style:parent-style-name="Absatz-Standardschriftart" style:family="text">
      <style:text-properties fo:background-color="#FFFF00"/>
    </style:style>
    <style:style style:name="C86" style:parent-style-name="Absatz-Standardschriftart" style:family="text">
      <style:text-properties fo:background-color="#FFFF00"/>
    </style:style>
    <style:style style:name="P346" style:parent-style-name="Textbody" style:list-style-name="WWNum45" style:family="paragraph"/>
    <style:style style:name="P347" style:parent-style-name="Textbody" style:list-style-name="WWNum45" style:family="paragraph"/>
    <style:style style:name="C87" style:parent-style-name="Absatz-Standardschriftart" style:family="text">
      <style:text-properties fo:background-color="#FFFF00"/>
    </style:style>
    <style:style style:name="P349" style:parent-style-name="Textbody" style:list-style-name="WWNum45" style:family="paragraph"/>
    <style:style style:name="P350" style:parent-style-name="Textbody" style:list-style-name="WWNum45" style:family="paragraph"/>
    <style:style style:name="P351" style:parent-style-name="Textbody" style:list-style-name="WWNum45" style:family="paragraph"/>
    <style:style style:name="P352" style:parent-style-name="Textbody" style:list-style-name="WWNum45" style:family="paragraph"/>
    <style:style style:name="P353" style:parent-style-name="Textbody" style:list-style-name="WWNum45" style:family="paragraph"/>
    <style:style style:name="P354" style:parent-style-name="Textbody" style:list-style-name="WWNum45" style:family="paragraph"/>
    <style:style style:name="P355" style:parent-style-name="Textbody" style:list-style-name="WWNum45" style:family="paragraph"/>
    <style:style style:name="P356" style:parent-style-name="Textbody" style:list-style-name="WWNum45" style:family="paragraph"/>
    <style:style style:name="P357" style:parent-style-name="Textbody" style:list-style-name="WWNum45" style:family="paragraph"/>
    <style:style style:name="P358" style:parent-style-name="Textbody" style:list-style-name="WWNum45" style:family="paragraph"/>
    <style:style style:name="C88" style:parent-style-name="Absatz-Standardschriftart" style:family="text">
      <style:text-properties fo:background-color="#FFFF00"/>
    </style:style>
    <style:style style:name="P360" style:parent-style-name="Textbody" style:list-style-name="WWNum46" style:family="paragraph"/>
    <style:style style:name="C89" style:parent-style-name="Absatz-Standardschriftart" style:family="text">
      <style:text-properties fo:background-color="#FFFF00"/>
    </style:style>
    <style:style style:name="P362" style:parent-style-name="Textbody" style:list-style-name="WWNum47" style:family="paragraph"/>
    <style:style style:name="P363" style:parent-style-name="Textbody" style:list-style-name="WWNum48" style:family="paragraph"/>
    <style:style style:name="C90" style:parent-style-name="Absatz-Standardschriftart" style:family="text">
      <style:text-properties fo:background-color="#FFFF00"/>
    </style:style>
    <style:style style:name="P365" style:parent-style-name="Textbody" style:list-style-name="WWNum48" style:family="paragraph"/>
    <style:style style:name="C91" style:parent-style-name="Absatz-Standardschriftart" style:family="text">
      <style:text-properties fo:background-color="#FFFF00"/>
    </style:style>
    <style:style style:name="P367" style:parent-style-name="Textbody" style:list-style-name="WWNum48" style:family="paragraph"/>
    <style:style style:name="P368" style:parent-style-name="Textbody" style:list-style-name="WWNum48" style:family="paragraph"/>
    <style:style style:name="P369" style:parent-style-name="Textbody" style:list-style-name="WWNum48" style:family="paragraph"/>
    <style:style style:name="C92" style:parent-style-name="Absatz-Standardschriftart" style:family="text">
      <style:text-properties fo:background-color="#FFFF00"/>
    </style:style>
    <style:style style:name="P371" style:parent-style-name="Textbody" style:list-style-name="WWNum49" style:family="paragraph"/>
    <style:style style:name="P372" style:parent-style-name="Textbody" style:list-style-name="WWNum50" style:family="paragraph"/>
    <style:style style:name="P373" style:parent-style-name="Textbody" style:list-style-name="WWNum50" style:family="paragraph"/>
    <style:style style:name="P374" style:parent-style-name="Textbody" style:list-style-name="WWNum50" style:family="paragraph"/>
    <style:style style:name="P375" style:parent-style-name="Textbody" style:list-style-name="WWNum50" style:family="paragraph"/>
    <style:style style:name="P376" style:parent-style-name="Textbody" style:list-style-name="WWNum51" style:family="paragraph"/>
    <style:style style:name="P377" style:parent-style-name="Textbody" style:list-style-name="WWNum51" style:family="paragraph"/>
    <style:style style:name="P378" style:parent-style-name="Textbody" style:list-style-name="WWNum52" style:family="paragraph"/>
    <style:style style:name="P379" style:parent-style-name="Textbody" style:list-style-name="WWNum52" style:family="paragraph"/>
    <style:style style:name="P380" style:parent-style-name="Textbody" style:list-style-name="WWNum52" style:family="paragraph"/>
    <style:style style:name="P381" style:parent-style-name="Textbody" style:list-style-name="WWNum52" style:family="paragraph"/>
    <style:style style:name="P382" style:parent-style-name="Textbody" style:list-style-name="WWNum52" style:family="paragraph"/>
    <style:style style:name="P383" style:parent-style-name="Textbody" style:list-style-name="WWNum52" style:family="paragraph"/>
    <style:style style:name="P384" style:parent-style-name="Textbody" style:list-style-name="WWNum52" style:family="paragraph"/>
    <style:style style:name="P385" style:parent-style-name="Textbody" style:list-style-name="WWNum52" style:family="paragraph"/>
    <style:style style:name="C93" style:parent-style-name="Absatz-Standardschriftart" style:family="text">
      <style:text-properties fo:background-color="#FFFF00"/>
    </style:style>
    <style:style style:name="P387" style:parent-style-name="Textbody" style:list-style-name="WWNum52" style:family="paragraph"/>
    <style:style style:name="C94" style:parent-style-name="Absatz-Standardschriftart" style:family="text">
      <style:text-properties fo:background-color="#FFFF00"/>
    </style:style>
    <style:style style:name="P389" style:parent-style-name="Textbody" style:list-style-name="WWNum52" style:family="paragraph"/>
    <style:style style:name="P390" style:parent-style-name="Textbody" style:list-style-name="WWNum52" style:family="paragraph"/>
    <style:style style:name="C95" style:parent-style-name="Absatz-Standardschriftart" style:family="text">
      <style:text-properties fo:background-color="#FFFF00"/>
    </style:style>
    <style:style style:name="P392" style:parent-style-name="Textbody" style:list-style-name="WWNum52" style:family="paragraph"/>
    <style:style style:name="P393" style:parent-style-name="Textbody" style:list-style-name="WWNum52" style:family="paragraph"/>
    <style:style style:name="P394" style:parent-style-name="Textbody" style:list-style-name="WWNum52" style:family="paragraph"/>
    <style:style style:name="P395" style:parent-style-name="Textbody" style:list-style-name="WWNum52" style:family="paragraph"/>
    <style:style style:name="P396" style:parent-style-name="Textbody" style:list-style-name="WWNum52" style:family="paragraph"/>
    <style:style style:name="P397" style:parent-style-name="Textbody" style:list-style-name="WWNum52" style:family="paragraph"/>
    <style:style style:name="P398" style:parent-style-name="Textbody" style:list-style-name="WWNum52" style:family="paragraph"/>
    <style:style style:name="P399" style:parent-style-name="Textbody" style:list-style-name="WWNum52" style:family="paragraph"/>
    <style:style style:name="P400" style:parent-style-name="Textbody" style:list-style-name="WWNum52" style:family="paragraph"/>
    <style:style style:name="P401" style:parent-style-name="Textbody" style:list-style-name="WWNum52" style:family="paragraph"/>
    <style:style style:name="P402" style:parent-style-name="Textbody" style:list-style-name="WWNum52" style:family="paragraph"/>
    <style:style style:name="P403" style:parent-style-name="Textbody" style:list-style-name="WWNum52" style:family="paragraph"/>
    <style:style style:name="P404" style:parent-style-name="Textbody" style:list-style-name="WWNum52" style:family="paragraph"/>
    <style:style style:name="P405" style:parent-style-name="Textbody" style:list-style-name="WWNum52" style:family="paragraph"/>
    <style:style style:name="P406" style:parent-style-name="Textbody" style:list-style-name="WWNum52" style:family="paragraph"/>
    <style:style style:name="P407" style:parent-style-name="Textbody" style:list-style-name="WWNum52" style:family="paragraph"/>
    <style:style style:name="P408" style:parent-style-name="Textbody" style:list-style-name="WWNum52" style:family="paragraph"/>
    <style:style style:name="P409" style:parent-style-name="Textbody" style:list-style-name="WWNum52" style:family="paragraph"/>
    <style:style style:name="P410" style:parent-style-name="Textbody" style:list-style-name="WWNum52" style:family="paragraph"/>
    <style:style style:name="P411" style:parent-style-name="Textbody" style:list-style-name="WWNum52" style:family="paragraph"/>
    <style:style style:name="P412" style:parent-style-name="Textbody" style:list-style-name="WWNum52" style:family="paragraph"/>
    <style:style style:name="P413" style:parent-style-name="Textbody" style:list-style-name="WWNum52" style:family="paragraph"/>
    <style:style style:name="P414" style:parent-style-name="Textbody" style:list-style-name="WWNum52" style:family="paragraph"/>
    <style:style style:name="P415" style:parent-style-name="Textbody" style:list-style-name="WWNum52" style:family="paragraph"/>
    <style:style style:name="P416" style:parent-style-name="Textbody" style:list-style-name="WWNum52" style:family="paragraph"/>
    <style:style style:name="P417" style:parent-style-name="Textbody" style:list-style-name="WWNum52" style:family="paragraph"/>
    <style:style style:name="P418" style:parent-style-name="Textbody" style:list-style-name="WWNum52" style:family="paragraph"/>
    <style:style style:name="P419" style:parent-style-name="Textbody" style:list-style-name="WWNum52" style:family="paragraph"/>
    <style:style style:name="P420" style:parent-style-name="Textbody" style:list-style-name="WWNum52" style:family="paragraph"/>
    <style:style style:name="P421" style:parent-style-name="Textbody" style:list-style-name="WWNum52" style:family="paragraph"/>
    <style:style style:name="P422" style:parent-style-name="Textbody" style:list-style-name="WWNum52" style:family="paragraph"/>
    <style:style style:name="P423" style:parent-style-name="Textbody" style:list-style-name="WWNum52" style:family="paragraph"/>
    <style:style style:name="P424" style:parent-style-name="Textbody" style:list-style-name="WWNum52" style:family="paragraph"/>
    <style:style style:name="P425" style:parent-style-name="Textbody" style:list-style-name="WWNum52" style:family="paragraph"/>
    <style:style style:name="P426" style:parent-style-name="Textbody" style:list-style-name="WWNum61" style:family="paragraph"/>
    <style:style style:name="P427" style:parent-style-name="Textbody" style:list-style-name="WWNum61" style:family="paragraph"/>
    <style:style style:name="C96" style:parent-style-name="Absatz-Standardschriftart" style:family="text">
      <style:text-properties fo:background-color="#FFFF00"/>
    </style:style>
    <style:style style:name="P429" style:parent-style-name="Textbody" style:list-style-name="WWNum61" style:family="paragraph"/>
    <style:style style:name="P430" style:parent-style-name="Textbody" style:list-style-name="WWNum52" style:family="paragraph"/>
    <style:style style:name="P431" style:parent-style-name="Textbody" style:list-style-name="WWNum53" style:family="paragraph"/>
    <style:style style:name="P432" style:parent-style-name="Textbody" style:list-style-name="WWNum53" style:family="paragraph"/>
    <style:style style:name="P433" style:parent-style-name="Textbody" style:list-style-name="WWNum53" style:family="paragraph"/>
    <style:style style:name="P434" style:parent-style-name="Textbody" style:list-style-name="WWNum53" style:family="paragraph"/>
    <style:style style:name="P435" style:parent-style-name="Textbody" style:list-style-name="WWNum53" style:family="paragraph"/>
    <style:style style:name="P436" style:parent-style-name="Textbody" style:list-style-name="WWNum53" style:family="paragraph"/>
    <style:style style:name="P437" style:parent-style-name="Textbody" style:list-style-name="WWNum53" style:family="paragraph"/>
    <style:style style:name="P438" style:parent-style-name="Textbody" style:list-style-name="WWNum53" style:family="paragraph"/>
    <style:style style:name="P439" style:parent-style-name="Textbody" style:list-style-name="WWNum53" style:family="paragraph"/>
    <style:style style:name="P440" style:parent-style-name="Textbody" style:list-style-name="WWNum53" style:family="paragraph"/>
    <style:style style:name="P441" style:parent-style-name="Textbody" style:list-style-name="WWNum53" style:family="paragraph"/>
    <style:style style:name="P442" style:parent-style-name="Textbody" style:list-style-name="WWNum53" style:family="paragraph"/>
    <style:style style:name="P443" style:parent-style-name="Textbody" style:list-style-name="WWNum53" style:family="paragraph"/>
    <style:style style:name="P444" style:parent-style-name="Textbody" style:list-style-name="WWNum53" style:family="paragraph"/>
    <style:style style:name="P445" style:parent-style-name="Textbody" style:list-style-name="WWNum53" style:family="paragraph"/>
    <style:style style:name="P446" style:parent-style-name="Textbody" style:list-style-name="WWNum53" style:family="paragraph"/>
    <style:style style:name="P447" style:parent-style-name="Textbody" style:list-style-name="WWNum53" style:family="paragraph"/>
    <style:style style:name="P448" style:parent-style-name="Textbody" style:list-style-name="WWNum53" style:family="paragraph"/>
    <style:style style:name="C97" style:parent-style-name="Absatz-Standardschriftart" style:family="text">
      <style:text-properties fo:background-color="#FFFF00"/>
    </style:style>
    <style:style style:name="P450" style:parent-style-name="Textbody" style:list-style-name="WWNum53" style:family="paragraph"/>
    <style:style style:name="P451" style:parent-style-name="Textbody" style:list-style-name="WWNum53" style:family="paragraph"/>
    <style:style style:name="P452" style:parent-style-name="Textbody" style:list-style-name="WWNum53" style:family="paragraph"/>
    <style:style style:name="P453" style:parent-style-name="Textbody" style:list-style-name="WWNum53" style:family="paragraph"/>
    <style:style style:name="P454" style:parent-style-name="Textbody" style:list-style-name="WWNum53" style:family="paragraph"/>
    <style:style style:name="P455" style:parent-style-name="Textbody" style:list-style-name="WWNum53" style:family="paragraph"/>
    <style:style style:name="P456" style:parent-style-name="Textbody" style:list-style-name="WWNum53" style:family="paragraph"/>
    <style:style style:name="P457" style:parent-style-name="Textbody" style:list-style-name="WWNum53" style:family="paragraph"/>
    <style:style style:name="P458" style:parent-style-name="Textbody" style:list-style-name="WWNum53" style:family="paragraph"/>
    <style:style style:name="P459" style:parent-style-name="Textbody" style:list-style-name="WWNum53" style:family="paragraph"/>
    <style:style style:name="P460" style:parent-style-name="Textbody" style:list-style-name="WWNum53" style:family="paragraph"/>
    <style:style style:name="P461" style:parent-style-name="Textbody" style:list-style-name="WWNum53" style:family="paragraph"/>
    <style:style style:name="P462" style:parent-style-name="Textbody" style:list-style-name="WWNum53" style:family="paragraph"/>
    <style:style style:name="P463" style:parent-style-name="Textbody" style:list-style-name="WWNum53" style:family="paragraph"/>
    <style:style style:name="P464" style:parent-style-name="Textbody" style:list-style-name="WWNum53" style:family="paragraph"/>
    <style:style style:name="P465" style:parent-style-name="Textbody" style:list-style-name="WWNum53" style:family="paragraph"/>
    <style:style style:name="P466" style:parent-style-name="Textbody" style:list-style-name="WWNum53" style:family="paragraph"/>
    <style:style style:name="P467" style:parent-style-name="Textbody" style:list-style-name="WWNum53" style:family="paragraph"/>
    <style:style style:name="P468" style:parent-style-name="Textbody" style:list-style-name="WWNum53" style:family="paragraph"/>
    <style:style style:name="P469" style:parent-style-name="Textbody" style:list-style-name="WWNum63" style:family="paragraph"/>
    <style:style style:name="P470" style:parent-style-name="Listenabsatz" style:list-style-name="LFO64" style:family="paragraph"/>
    <style:style style:name="P471" style:parent-style-name="Listenabsatz" style:list-style-name="LFO64" style:family="paragraph"/>
    <style:style style:name="P472" style:parent-style-name="Listenabsatz" style:list-style-name="LFO64" style:family="paragraph"/>
    <style:style style:name="P473" style:parent-style-name="Listenabsatz" style:list-style-name="LFO64" style:family="paragraph"/>
    <style:style style:name="P474" style:parent-style-name="Listenabsatz" style:list-style-name="LFO64" style:family="paragraph"/>
    <style:style style:name="P475" style:parent-style-name="Listenabsatz" style:list-style-name="LFO64" style:family="paragraph"/>
    <style:style style:name="P476" style:parent-style-name="Listenabsatz" style:list-style-name="LFO64" style:family="paragraph"/>
    <style:style style:name="P477" style:parent-style-name="Listenabsatz" style:list-style-name="LFO64" style:family="paragraph"/>
    <style:style style:name="P478" style:parent-style-name="Listenabsatz" style:list-style-name="LFO64" style:family="paragraph"/>
    <style:style style:name="C98" style:parent-style-name="Absatz-Standardschriftart" style:family="text">
      <style:text-properties fo:background-color="#FFFF00"/>
    </style:style>
    <style:style style:name="P480" style:parent-style-name="Listenabsatz" style:list-style-name="LFO64" style:family="paragraph"/>
    <style:style style:name="C99" style:parent-style-name="Absatz-Standardschriftart" style:family="text">
      <style:text-properties fo:background-color="#FFFF00"/>
    </style:style>
    <style:style style:name="P482" style:parent-style-name="Listenabsatz" style:list-style-name="LFO64" style:family="paragraph"/>
    <style:style style:name="P483" style:parent-style-name="Listenabsatz" style:list-style-name="LFO64" style:family="paragraph"/>
    <style:style style:name="P484" style:parent-style-name="Listenabsatz" style:list-style-name="LFO64" style:family="paragraph"/>
    <style:style style:name="P485" style:parent-style-name="Listenabsatz" style:list-style-name="LFO64" style:family="paragraph"/>
    <style:style style:name="P486" style:parent-style-name="Listenabsatz" style:list-style-name="LFO64" style:family="paragraph"/>
    <style:style style:name="P487" style:parent-style-name="Listenabsatz" style:list-style-name="LFO64" style:family="paragraph"/>
    <style:style style:name="P488" style:parent-style-name="Listenabsatz" style:list-style-name="LFO64" style:family="paragraph"/>
    <style:style style:name="C100" style:parent-style-name="Absatz-Standardschriftart" style:family="text">
      <style:text-properties fo:background-color="#FFFF00"/>
    </style:style>
    <style:style style:name="P490" style:parent-style-name="Listenabsatz" style:list-style-name="LFO64" style:family="paragraph"/>
    <style:style style:name="P491" style:parent-style-name="Listenabsatz" style:list-style-name="LFO64" style:family="paragraph"/>
    <style:style style:name="P492" style:parent-style-name="Listenabsatz" style:list-style-name="LFO64" style:family="paragraph"/>
    <style:style style:name="P493" style:parent-style-name="Listenabsatz" style:list-style-name="LFO64" style:family="paragraph"/>
    <style:style style:name="P494" style:parent-style-name="Listenabsatz" style:list-style-name="LFO64" style:family="paragraph"/>
    <style:style style:name="P495" style:parent-style-name="Textbody" style:list-style-name="WWNum54" style:family="paragraph"/>
    <style:style style:name="P496" style:parent-style-name="Textbody" style:list-style-name="WWNum54" style:family="paragraph"/>
    <style:style style:name="P497" style:parent-style-name="Textbody" style:list-style-name="WWNum54" style:family="paragraph"/>
    <style:style style:name="P498" style:parent-style-name="Textbody" style:list-style-name="WWNum54" style:family="paragraph"/>
    <style:style style:name="P499" style:parent-style-name="Textbody" style:list-style-name="WWNum55" style:family="paragraph"/>
    <style:style style:name="P500" style:parent-style-name="Textbody" style:list-style-name="WWNum55" style:family="paragraph"/>
    <style:style style:name="P501" style:parent-style-name="Textbody" style:list-style-name="WWNum55" style:family="paragraph"/>
    <style:style style:name="P502" style:parent-style-name="Textbody" style:list-style-name="WWNum55" style:family="paragraph"/>
    <style:style style:name="P503" style:parent-style-name="Textbody" style:list-style-name="WWNum55" style:family="paragraph"/>
    <style:style style:name="P504" style:parent-style-name="Textbody" style:list-style-name="WWNum55" style:family="paragraph"/>
    <style:style style:name="P505" style:parent-style-name="Textbody" style:list-style-name="WWNum55" style:family="paragraph"/>
    <style:style style:name="P506" style:parent-style-name="Textbody" style:list-style-name="WWNum55" style:family="paragraph"/>
    <style:style style:name="P507" style:parent-style-name="Textbody" style:list-style-name="WWNum55" style:family="paragraph"/>
    <style:style style:name="P508" style:parent-style-name="Textbody" style:list-style-name="WWNum56" style:family="paragraph"/>
    <style:style style:name="P509" style:parent-style-name="Textbody" style:list-style-name="WWNum58" style:family="paragraph"/>
    <style:style style:name="P510" style:parent-style-name="Textbody" style:list-style-name="WWNum58" style:family="paragraph"/>
  </office:automatic-styles>
  <office:body>
    <office:text text:use-soft-page-breaks="true">
      <text:p text:style-name="P1">FOP</text:p>
      <text:p text:style-name="Textbody"/>
      <text:p text:style-name="Standard"/>
      <text:table-of-content text:name="_TOC0">
        <text:table-of-content-source text:outline-level="9" text:use-outline-level="true" text:use-index-marks="true" text:use-index-source-styles="false" text:index-scope="document">
          <text:table-of-content-entry-template text:outline-level="1" text:style-name="Verzeichnis1">
            <text:index-entry-text/>
            <text:index-entry-tab-stop style:leader-char="." style:type="right"/>
            <text:index-entry-page-number/>
          </text:table-of-content-entry-template>
          <text:table-of-content-entry-template text:outline-level="2" text:style-name="Verzeichnis2">
            <text:index-entry-text/>
            <text:index-entry-tab-stop style:leader-char="." style:type="right"/>
            <text:index-entry-page-number/>
          </text:table-of-content-entry-template>
          <text:table-of-content-entry-template text:outline-level="3" text:style-name="Verzeichnis3">
            <text:index-entry-text/>
            <text:index-entry-tab-stop style:leader-char="." style:type="right"/>
            <text:index-entry-page-number/>
          </text:table-of-content-entry-template>
          <text:table-of-content-entry-template text:outline-level="4" text:style-name="Verzeichnis4">
            <text:index-entry-text/>
            <text:index-entry-tab-stop style:leader-char="." style:type="right"/>
            <text:index-entry-page-number/>
          </text:table-of-content-entry-template>
          <text:table-of-content-entry-template text:outline-level="5" text:style-name="Verzeichnis5">
            <text:index-entry-text/>
            <text:index-entry-tab-stop style:leader-char="." style:type="right"/>
            <text:index-entry-page-number/>
          </text:table-of-content-entry-template>
          <text:table-of-content-entry-template text:outline-level="6" text:style-name="Verzeichnis6">
            <text:index-entry-text/>
            <text:index-entry-tab-stop style:leader-char="." style:type="right"/>
            <text:index-entry-page-number/>
          </text:table-of-content-entry-template>
          <text:table-of-content-entry-template text:outline-level="7" text:style-name="Verzeichnis7">
            <text:index-entry-text/>
            <text:index-entry-tab-stop style:leader-char="." style:type="right"/>
            <text:index-entry-page-number/>
          </text:table-of-content-entry-template>
          <text:table-of-content-entry-template text:outline-level="8" text:style-name="Verzeichnis8">
            <text:index-entry-text/>
            <text:index-entry-tab-stop style:leader-char="." style:type="right"/>
            <text:index-entry-page-number/>
          </text:table-of-content-entry-template>
          <text:table-of-content-entry-template text:outline-level="9" text:style-name="Verzeichnis9">
            <text:index-entry-text/>
            <text:index-entry-tab-stop style:leader-char="." style:type="right"/>
            <text:index-entry-page-number/>
          </text:table-of-content-entry-template>
        </text:table-of-content-source>
        <text:index-body>
          <text:p text:style-name="P2">Grundlagen<text:tab/>2</text:p>
          <text:p text:style-name="P3">(FopBot-Kram)<text:tab/>2</text:p>
          <text:p text:style-name="P4">Vorgehensweise<text:tab/>2</text:p>
          <text:p text:style-name="P5">Designhinweise<text:tab/>2</text:p>
          <text:p text:style-name="P6">Java-Theorie<text:tab/>2</text:p>
          <text:p text:style-name="P7">Visualisierungen<text:tab/>4</text:p>
          <text:p text:style-name="P8">Bestandteile von Java Code:<text:tab/>4</text:p>
          <text:p text:style-name="P9">Primitive Datentypen<text:tab/>4</text:p>
          <text:p text:style-name="P10">Arrays<text:tab/>5</text:p>
          <text:p text:style-name="P11">Strings<text:tab/>5</text:p>
          <text:p text:style-name="P12">Klassen<text:tab/>5</text:p>
          <text:p text:style-name="P13">Vererbung<text:tab/>6</text:p>
          <text:p text:style-name="P14">Interfaces<text:tab/>7</text:p>
          <text:p text:style-name="P15">Funktionale Interfaces<text:tab/>7</text:p>
          <text:p text:style-name="P16">Enumeration<text:tab/>7</text:p>
          <text:p text:style-name="P17"><text:span text:style-name="C1">Record Classes</text:span><text:tab/>8</text:p>
          <text:p text:style-name="P19">Control Flow Statements<text:tab/>8</text:p>
          <text:p text:style-name="P20">Operatoren<text:tab/>8</text:p>
          <text:p text:style-name="P21">Statements<text:tab/>8</text:p>
          <text:p text:style-name="P22">Schlüsselwörter<text:tab/>8</text:p>
          <text:p text:style-name="P23">Basisfunktionalitäten<text:tab/>8</text:p>
          <text:p text:style-name="P24"><text:span text:style-name="C2">Javadoc</text:span><text:tab/>9</text:p>
          <text:p text:style-name="P26">Racket<text:tab/>9</text:p>
          <text:p text:style-name="P27">Theorie funktionales Programmieren<text:tab/>9</text:p>
          <text:p text:style-name="P28">Syntax<text:tab/>9</text:p>
          <text:p text:style-name="P29">Entwurfskonzept<text:tab/>11</text:p>
          <text:p text:style-name="P30">Fehlerbehandlung<text:tab/>11</text:p>
          <text:p text:style-name="P31">GUI<text:tab/>12</text:p>
          <text:p text:style-name="P32">(Applet)<text:tab/>12</text:p>
          <text:p text:style-name="P33">Graphics<text:tab/>12</text:p>
          <text:p text:style-name="P34">Mathe<text:tab/>12</text:p>
          <text:p text:style-name="P35">Random<text:tab/>12</text:p>
        </text:index-body>
      </text:table-of-content>
      <text:p text:style-name="Textbody">Paused on<text:s/>6</text:p>
      <text:h text:style-name="P36" text:outline-level="1"><text:bookmark-start text:name="__RefHeading___Toc114_1670097277"/><text:bookmark-start text:name="_Toc123510693"/><text:bookmark-start text:name="_Toc123721392"/><text:soft-page-break/>Grundlagen<text:bookmark-end text:name="__RefHeading___Toc114_1670097277"/><text:bookmark-end text:name="_Toc123510693"/><text:bookmark-end text:name="_Toc123721392"/></text:h>
      <text:h text:style-name="Überschrift2" text:outline-level="2"><text:bookmark-start text:name="__RefHeading___Toc123_701890271"/><text:bookmark-start text:name="_Toc123510694"/><text:bookmark-start text:name="_Toc123721393"/>(FopBot-Kram)<text:bookmark-end text:name="__RefHeading___Toc123_701890271"/><text:bookmark-end text:name="_Toc123510694"/><text:bookmark-end text:name="_Toc123721393"/></text:h>
      <text:list text:style-name="WWNum29" text:continue-numbering="true">
        <text:list-item>
          <text:p text:style-name="P37">Raster von unten links, x, y beginnend 0</text:p>
        </text:list-item>
        <text:list-item>
          <text:p text:style-name="P38">new Robot(int x, int y, Direction d, int NumberOfCoins)</text:p>
        </text:list-item>
        <text:list-item>
          <text:p text:style-name="P39">move()</text:p>
        </text:list-item>
        <text:list-item>
          <text:p text:style-name="P40">turnLeft()</text:p>
        </text:list-item>
        <text:list-item>
          <text:p text:style-name="P41">putCoin()</text:p>
        </text:list-item>
        <text:list-item>
          <text:p text:style-name="P42">hasAnyCoins()</text:p>
        </text:list-item>
      </text:list>
      <text:h text:style-name="Überschrift2" text:outline-level="2"><text:bookmark-start text:name="__RefHeading___Toc125_701890271"/><text:bookmark-start text:name="_Toc123510695"/><text:bookmark-start text:name="_Toc123721394"/>Vorgehensweise<text:bookmark-end text:name="__RefHeading___Toc125_701890271"/><text:bookmark-end text:name="_Toc123510695"/><text:bookmark-end text:name="_Toc123721394"/></text:h>
      <text:list text:style-name="WWNum30" text:continue-numbering="true">
        <text:list-item>
          <text:p text:style-name="P43">Aufgabe formulieren</text:p>
        </text:list-item>
        <text:list-item>
          <text:p text:style-name="P44">Grundshema, Teilprobleme formulieren, Gemeinsamkeiten finden, Lösungen mehrfach nutzen</text:p>
        </text:list-item>
        <text:list-item>
          <text:p text:style-name="P45">Schleifen desginen:</text:p>
          <text:list text:continue-numbering="true">
            <text:list-item>
              <text:p text:style-name="P46">Invariante: In jedem Schleifendurchlauf gleich</text:p>
            </text:list-item>
            <text:list-item>
              <text:p text:style-name="P47">Variante: In jedem Schleifendurchlauf anders</text:p>
            </text:list-item>
            <text:list-item>
              <text:p text:style-name="P48">Konsequenz: Daraus resultierendes Ergebnis</text:p>
            </text:list-item>
          </text:list>
        </text:list-item>
        <text:list-item>
          <text:p text:style-name="P49">Refactoring</text:p>
        </text:list-item>
      </text:list>
      <text:h text:style-name="Überschrift2" text:outline-level="2"><text:bookmark-start text:name="__RefHeading___Toc127_701890271"/><text:bookmark-start text:name="_Toc123510696"/><text:bookmark-start text:name="_Toc123721395"/>Designhinweise<text:bookmark-end text:name="__RefHeading___Toc127_701890271"/><text:bookmark-end text:name="_Toc123510696"/><text:bookmark-end text:name="_Toc123721395"/></text:h>
      <text:list text:style-name="WWNum31" text:continue-numbering="true">
        <text:list-item>
          <text:p text:style-name="P50">Werten immer Namen geben (Variablen/Konstanten statt konkrete Zahlenwerte im Code) (Änderbarkeit und Lesbarkeit)</text:p>
        </text:list-item>
        <text:list-item>
          <text:p text:style-name="P51">Konstanten wo möglich (Schutz vor versehentlichen Änderungen)</text:p>
        </text:list-item>
        <text:list-item>
          <text:p text:style-name="P52">Sonderfälle beachten</text:p>
        </text:list-item>
        <text:list-item>
          <text:p text:style-name="P53">Konvention: get/set Attribut großgeschrieben (nicht zwangsläufig interner Name oder wirklich ein Attribut) (für Abkapselung und leichtere interne Änderungen)</text:p>
        </text:list-item>
        <text:list-item>
          <text:p text:style-name="P54">Randfälle testen</text:p>
        </text:list-item>
      </text:list>
      <text:h text:style-name="Überschrift2" text:outline-level="2"><text:bookmark-start text:name="__RefHeading___Toc129_701890271"/><text:bookmark-start text:name="_Toc123510697"/><text:bookmark-start text:name="_Toc123721396"/>Java-Theorie<text:bookmark-end text:name="__RefHeading___Toc129_701890271"/><text:bookmark-end text:name="_Toc123510697"/><text:bookmark-end text:name="_Toc123721396"/></text:h>
      <text:list text:style-name="WWNum32" text:continue-numbering="true">
        <text:list-item>
          <text:p text:style-name="P55">Objekt im Datenspeicher header mit offSet der Attribute</text:p>
        </text:list-item>
        <text:list-item>
          <text:p text:style-name="P56">Quelltext, (ausführbarer compilierter) Bytecode</text:p>
        </text:list-item>
        <text:list-item>
          <text:p text:style-name="P57">Compilerfehler (Syntax), Laufzeitfehler (Teilen durch 0 (außer double), null pointer, index out of bounce, Speicher voll, Call-Stack voll))</text:p>
        </text:list-item>
        <text:list-item>
          <text:p text:style-name="P58">Model<text:s/><text:span text:style-name="C3">Programm Counter:</text:span><text:s/>Adresse der nächsten auszuführenden Anweisung, diese wird in jedem Taktzyklus in die CPU geladen</text:p>
        </text:list-item>
        <text:list-item>
          <text:p text:style-name="P60">Deklarieren, Initialisieren</text:p>
        </text:list-item>
        <text:list-item>
          <text:p text:style-name="P61">Referenzvariablen (von Referenztypen) &lt;-&gt; primitive Datentypen<text:s/><text:line-break/>(primitive Datentypen werden z.B. auch bei Methodenaufruf kopiert)</text:p>
          <text:list text:continue-numbering="true">
            <text:list-item>
              <text:p text:style-name="P62">Referenztypen: Klassen, Interfaces, Arraytypen, Enum-Typen, Record Classes (ungefär was nicht in Java eingebaut)</text:p>
            </text:list-item>
            <text:list-item>
              <text:p text:style-name="P63">Unterschied zwischen Referenz und Objekt</text:p>
            </text:list-item>
            <text:list-item>
              <text:p text:style-name="P64">wichtige Grundlage für Objektorientierung</text:p>
            </text:list-item>
            <text:list-item>
              <text:p text:style-name="P65">Überschreiben der Referenz auch „<text:span text:style-name="C4">verbiegen</text:span>“ genannt</text:p>
            </text:list-item>
            <text:list-item>
              <text:p text:style-name="P67"><text:span text:style-name="C5">Obejktidentität und Wertgleichheit</text:span></text:p>
              <text:list text:continue-numbering="true">
                <text:list-item>
                  <text:p text:style-name="P69">Wertgleichheit erfordert Wertgleichheit aller Attribute (rekursiv))<text:line-break/>(Achtung z.B. String) (Objektidentität auch Wertgleichheit?)</text:p>
                </text:list-item>
              </text:list>
            </text:list-item>
            <text:list-item>
              <text:p text:style-name="P70"><text:span text:style-name="C6">Deep &lt;-&gt; Shallow Copy</text:span><text:s/>(meist deep copy gewünscht)</text:p>
            </text:list-item>
          </text:list>
        </text:list-item>
        <text:list-item>
          <text:p text:style-name="P72">Nur Speicherplatz ist Objekt</text:p>
        </text:list-item>
        <text:list-item>
          <text:p text:style-name="P73">Konstanten: Attribut mit Keyword final unveränderbar (muss initializiert werden)</text:p>
        </text:list-item>
        <text:list-item>
          <text:p text:style-name="P74">Überlauf ohne Fehlermeldung</text:p>
        </text:list-item>
        <text:list-item>
          <text:p text:style-name="P75">Bei gebrochenen Zahlen Genauigkeitsprobleme (statt Test auf Gleicheit,<text:s/><text:span text:style-name="C7">Test auf ausreichend nahe beieinander</text:span>)</text:p>
        </text:list-item>
        <text:list-item>
          <text:p text:style-name="P77"><text:span text:style-name="C8">nur eine einzige Definition in einer Quelldatei darf public sein und muss der Name der Datei sein</text:span></text:p>
        </text:list-item>
        <text:list-item>
          <text:p text:style-name="P79">Zugriffsrechte:</text:p>
          <text:list text:continue-numbering="true">
            <text:list-item>
              <text:p text:style-name="P80">Definitionen public oder gar nichts</text:p>
            </text:list-item>
            <text:list-item>
              <text:p text:style-name="P81">nur eine public pro Datei (<text:span text:style-name="C9">muss nicht an erster Stelle sein</text:span>) (z.B. kein Modifier ist zusätzlich erlaubt)</text:p>
            </text:list-item>
            <text:list-item>
              <text:p text:style-name="P83">private: nur in der Klasse selbst (auch andere Objekte dieser Klasse)</text:p>
            </text:list-item>
            <text:list-item>
              <text:p text:style-name="P84"><text:span text:style-name="C10">implizit</text:span><text:s/>(nichts): zusätzlich zu private auch im Package</text:p>
            </text:list-item>
            <text:list-item>
              <text:p text:style-name="P86">protected: zusätzlich in allen abgeleiteten Klassen</text:p>
            </text:list-item>
            <text:list-item>
              <text:p text:style-name="P87">public: überall wo Package importiert</text:p>
            </text:list-item>
          </text:list>
        </text:list-item>
        <text:list-item>
          <text:p text:style-name="P88"><text:span text:style-name="C11">Ausführung von Methoden (FOP 01e):</text:span></text:p>
          <text:list text:continue-numbering="true">
            <text:list-item>
              <text:p text:style-name="P90">Speicherbereich (Frame) wir für Daten der Methode reserviert für</text:p>
            </text:list-item>
            <text:list-item>
              <text:p text:style-name="P91">Referenz zu dem Objekt mit dem es aufgerufen wurde (in jedem Frame bestimmte Adresse dafür)</text:p>
            </text:list-item>
            <text:list-item>
              <text:p text:style-name="P92">Rücksprungadresse</text:p>
            </text:list-item>
            <text:list-item>
              <text:p text:style-name="P93">jede Information hat dann einen gewissen offset, der dann auf den Stackpointer aufaddiert wird</text:p>
            </text:list-item>
            <text:list-item>
              <text:p text:style-name="P94">nach Beendigung wird der Frame wieder von dem Call-Stack geholt</text:p>
            </text:list-item>
            <text:list-item>
              <text:p text:style-name="P95">return Wert wird in unbennate Stelle (typischerweise bestimmtes Register) geschrieben und kann von da ausgelesen werden</text:p>
            </text:list-item>
          </text:list>
        </text:list-item>
        <text:list-item>
          <text:p text:style-name="P96"><text:span text:style-name="C12">Stacktpointer</text:span><text:s/>zeigt auf Element im Call-Stack (Stack der Frames der Methoden)</text:p>
        </text:list-item>
        <text:list-item>
          <text:p text:style-name="P98">main richtet sich selber ein, nach ablegen von main Prozess beendet</text:p>
        </text:list-item>
        <text:list-item>
          <text:p text:style-name="P99">Methoden werden falls nicht anders automatisch mit eigenem Objekt aufgerufen</text:p>
        </text:list-item>
        <text:list-item>
          <text:p text:style-name="P100"><text:span text:style-name="C13">Unterschied Attribut, Parameter, Variable</text:span></text:p>
          <text:list text:continue-numbering="true">
            <text:list-item>
              <text:p text:style-name="P102"><text:span text:style-name="C14">Scope (Ort der Gültigkeit der Identifier (für Methoden, Typen, Variablen, …)</text:span></text:p>
            </text:list-item>
            <text:list-item>
              <text:p text:style-name="P104"><text:span text:style-name="C15">Scope ist statisch, daher eindeutig von Quelltext</text:span></text:p>
            </text:list-item>
            <text:list-item>
              <text:p text:style-name="P106"><text:span text:style-name="C16">Typpen und Methoden: Siehe auch zugriffsrechte (auch über Einführung des Identifiers)</text:span></text:p>
            </text:list-item>
            <text:list-item>
              <text:p text:style-name="P108">Parameter: ganzer Methodenrumpf</text:p>
            </text:list-item>
            <text:list-item>
              <text:p text:style-name="P109">Lokale Variable: ab Einführung bis Ende des Bereichs des innersten umfassenden Klammerpaars (Ausnahme for-Schleife inkludiert ()),<text:s/><text:span text:style-name="C17">aber lesend erst nach erstem schreibendem Zugriff, da Anfangs zufällig Initialisierung (nur lokale Variable)</text:span><text:span text:style-name="C18"><text:line-break/>(Ausnahme try-catch, …)</text:span></text:p>
            </text:list-item>
            <text:list-item>
              <text:p text:style-name="P112"><text:span text:style-name="C19">Parameter und lokale Variablen werden vor Attributen angesprochen, Zugriff auf Attribute müssen bei Namensdopplung mit Klassen/Objektangabe spezifiziert werden)</text:span></text:p>
            </text:list-item>
          </text:list>
        </text:list-item>
        <text:list-item>
          <text:p text:style-name="P114">Bei Namenskonflikt, Parameter vor Attribut (siehe Konstruktor)</text:p>
        </text:list-item>
        <text:list-item>
          <text:p text:style-name="P115">Packages</text:p>
          <text:list text:continue-numbering="true">
            <text:list-item>
              <text:p text:style-name="P116">Zusammenfassung mehrerer<text:s/><text:span text:style-name="C20">Definitionen</text:span></text:p>
            </text:list-item>
            <text:list-item>
              <text:p text:style-name="P118">package name; //Gibt Zugehörigkeit an (<text:span text:style-name="C21">muss erste Zeile sein, nur ein Packages, dieses wird auch importiert</text:span>)</text:p>
            </text:list-item>
            <text:list-item>
              <text:p text:style-name="P120">import (immer am Anfang der Datei)</text:p>
              <text:list text:continue-numbering="true">
                <text:list-item>
                  <text:p text:style-name="P121"><text:span text:style-name="C22">import static</text:span><text:s/>(Klasse kan ohne voranschreiben der Klasse verwendte werden, kann auch für ein spezifisches Klassenattribut genutzt werden)</text:p>
                </text:list-item>
                <text:list-item>
                  <text:p text:style-name="P123">.* alles aus diesem Package (<text:span text:style-name="C23">aber keine Subpackages</text:span>)</text:p>
                </text:list-item>
              </text:list>
            </text:list-item>
            <text:list-item>
              <text:p text:style-name="P125">Package Unterstruktur mit . getrennt</text:p>
            </text:list-item>
            <text:list-item>
              <text:p text:style-name="P126"><text:span text:style-name="C24">Typ kann auch ohne import durch voll qualifizierten Namen angesprochen werden?</text:span></text:p>
            </text:list-item>
            <text:list-item>
              <text:p text:style-name="P128"><text:span text:style-name="C25">Voll qualifizierte Name einer Klasse mit Package.Klasse</text:span></text:p>
            </text:list-item>
            <text:list-item>
              <text:p text:style-name="P130">Java.lang wird automatisch importiert</text:p>
            </text:list-item>
            <text:list-item>
              <text:p text:style-name="P131">Für Struktur, Auffindbarkeit, protected, …</text:p>
            </text:list-item>
            <text:list-item>
              <text:p text:style-name="P132"><text:span text:style-name="C26">Namenskonflikte kontrollierbar</text:span></text:p>
              <text:list text:continue-numbering="true">
                <text:list-item>
                  <text:p text:style-name="P134"><text:span text:style-name="C27">Keine zwei Typen (Definitionen) mit gleichem Namen in einem Package</text:span></text:p>
                </text:list-item>
                <text:list-item>
                  <text:p text:style-name="P136"><text:span text:style-name="C28">Bei unterschiedlichen Namen, beide mit Packagenamen vorweg ansprechen, sonst Compilerfehler</text:span></text:p>
                </text:list-item>
              </text:list>
            </text:list-item>
            <text:list-item>
              <text:p text:style-name="P138"><text:span text:style-name="C29">Weltweit einheitliche Namenskonvention für Packages, da zwei gleichnamige nicht importierbar</text:span></text:p>
              <text:list text:continue-numbering="true">
                <text:list-item>
                  <text:p text:style-name="P140"><text:span text:style-name="C30">Firmen und Institutionen (umgedrehte Domain-Name, Underscore statt unzulässige Zeichen)</text:span></text:p>
                </text:list-item>
              </text:list>
            </text:list-item>
            <text:list-item>
              <text:p text:style-name="P142"><text:span text:style-name="C31">Module seit Java 9 Zusammenfassung von Packages zur besseren Steuerung, nicht in FOP behandelt</text:span></text:p>
              <text:list text:continue-numbering="true">
                <text:list-item>
                  <text:p text:style-name="P144"><text:span text:style-name="C32">Modul java.base automatisch importiert (Hausübung 10 importiert java.desktop)</text:span></text:p>
                </text:list-item>
              </text:list>
            </text:list-item>
          </text:list>
        </text:list-item>
        <text:list-item>
          <text:p text:style-name="P146">Java-Standardbibliothek (Teil jeder Java-Distribution)</text:p>
        </text:list-item>
        <text:list-item>
          <text:p text:style-name="P147"><text:span text:style-name="C33">formale Parameter</text:span><text:s/>(Definition von Typname und Identifier)<text:line-break/><text:span text:style-name="C34">aktuale Parameter</text:span><text:s/>(Wert des Parameters in einem Aufruf (muss impliziert in formallen konvertierbar sein))</text:p>
        </text:list-item>
        <text:list-item>
          <text:p text:style-name="P150">Garbage Collector</text:p>
          <text:list text:continue-numbering="true">
            <text:list-item>
              <text:p text:style-name="P151">Teil des Laufzeitsystems (Aufruf nach gewissen Regeln)</text:p>
            </text:list-item>
            <text:list-item>
              <text:p text:style-name="P152">Konfiguration zur Optimierung möglich</text:p>
            </text:list-item>
            <text:list-item>
              <text:p text:style-name="P153">Gibt Speicherplätze frei, die vom Programm nicht mehr erreichbar sind</text:p>
            </text:list-item>
          </text:list>
        </text:list-item>
        <text:list-item>
          <text:p text:style-name="P154">public static void main(String[] args){} Einstieg ins Programm args odt Kommandozeilenparameter genannt,<text:s/><text:soft-page-break/>Angabe bei Aufruf über Kommandozeile Trennung mit Whitespaces</text:p>
        </text:list-item>
        <text:list-item>
          <text:p text:style-name="P155">(offizielle) Begriffsbildung Oracle Docs</text:p>
        </text:list-item>
        <text:list-item>
          <text:p text:style-name="P156"><text:span text:style-name="C35">Ausdrücke</text:span></text:p>
          <text:list text:continue-numbering="true">
            <text:list-item>
              <text:p text:style-name="P158">Rechtsausdrücke (rvalues): haben Typ und Wert (kann rechte Seite einer Initialisierung, Zuweisung, aktualer Parameter, Rückgabewert oder arrayindex sein (array[rvalue], muss impliziert in int konvertierbar sein), sowie rekursives Zusammensetzen z.B. (n+2)&lt;5</text:p>
            </text:list-item>
            <text:list-item>
              <text:p text:style-name="P159">Linksausdrücke (lavalues): Verweise auf Speicherstellen (linke Seite einer Initialisierung, Zuweisung, Arraykomponenente, Attribut) (diese hat auch Typ und Wert?)</text:p>
            </text:list-item>
          </text:list>
        </text:list-item>
        <text:list-item>
          <text:p text:style-name="P160">Ausdrücke haben neben Typ und Wert optionale<text:s/><text:span text:style-name="C36">Seiteneffekte</text:span></text:p>
          <text:list text:continue-numbering="true">
            <text:list-item>
              <text:p text:style-name="P162">z.B.<text:s/><text:span text:style-name="C37">++n Seiteneffekt inkrementiert n, Wert von n danach</text:span><text:span text:style-name="C38"><text:line-break/>n++ Seiteneffekt inkrementiert n, Wert von n davor</text:span></text:p>
            </text:list-item>
            <text:list-item>
              <text:p text:style-name="P165">Zuweisungen haben auch Wert (z.B. a = b += c)</text:p>
            </text:list-item>
            <text:list-item>
              <text:p text:style-name="P166">(void Methode ohne Seiteneffekt hat keinen Effekt) (Rückgabe quasi „Haupteffekt“)</text:p>
            </text:list-item>
          </text:list>
        </text:list-item>
      </text:list>
      <text:p text:style-name="Textbody"/>
      <text:h text:style-name="Überschrift2" text:outline-level="2"><text:bookmark-start text:name="__RefHeading___Toc131_701890271"/><text:bookmark-start text:name="_Toc123510698"/><text:bookmark-start text:name="_Toc123721397"/>Visualisierungen<text:bookmark-end text:name="__RefHeading___Toc131_701890271"/><text:bookmark-end text:name="_Toc123510698"/><text:bookmark-end text:name="_Toc123721397"/></text:h>
      <text:list text:style-name="WWNum33" text:continue-numbering="true">
        <text:list-item>
          <text:p text:style-name="P167">Flußdiagramm als visuelle Darstellung von Control Flow Statements</text:p>
        </text:list-item>
        <text:list-item>
          <text:p text:style-name="P168">Prozessmodell (durchnummerierte Schritte, mit Spüngen)</text:p>
        </text:list-item>
        <text:list-item>
          <text:p text:style-name="P169">(Tabelle der Attributwerte der einzelnen Durchläufe einer Schleife)</text:p>
        </text:list-item>
        <text:list-item>
          <text:p text:style-name="P170"><text:span text:style-name="C39">UML</text:span>-Klassendiagramm</text:p>
          <text:list text:continue-numbering="true">
            <text:list-item>
              <text:p text:style-name="P172">Klassen als Kasten mit drei Teilen: Name, Attribute, Methoden (incl. Konstruktor)</text:p>
            </text:list-item>
            <text:list-item>
              <text:p text:style-name="P173">- private, # protected, + public</text:p>
            </text:list-item>
            <text:list-item>
              <text:p text:style-name="P174">name(name: datentyp, ...): Rückgabetyp</text:p>
            </text:list-item>
            <text:list-item>
              <text:p text:style-name="P175">Vererbung durch<text:s/><text:span text:style-name="C40">Pfeil mit Dreieck</text:span><text:s/>zur Basisklasse (auch bei Vererbung zwischen Interfaces)</text:p>
            </text:list-item>
            <text:list-item>
              <text:p text:style-name="P177"><text:span text:style-name="C41">Strich Assoziation</text:span><text:s/>(kann Annotiert werden (auf Seite zu der ein Pfeil zeigen würde)(egal: 0..*, min 1: 1..*, 1, ...) (außerdem wird das Attribut der Assoziation mit zugriffsrecht drangeschrieben)</text:p>
            </text:list-item>
            <text:list-item>
              <text:p text:style-name="P179">&lt;&lt;interface&gt;&gt; über Name für Interface</text:p>
            </text:list-item>
            <text:list-item>
              <text:p text:style-name="P180">implementiert durch gestrichelten Pfeil mit Dreieck zum Interface</text:p>
            </text:list-item>
          </text:list>
        </text:list-item>
      </text:list>
      <text:p text:style-name="Textbody"/>
      <text:h text:style-name="Überschrift2" text:outline-level="2"><text:bookmark-start text:name="__RefHeading___Toc133_701890271"/><text:bookmark-start text:name="_Toc123510699"/><text:bookmark-start text:name="_Toc123721398"/>Bestandteile von Java Code:<text:bookmark-end text:name="__RefHeading___Toc133_701890271"/><text:bookmark-end text:name="_Toc123510699"/><text:bookmark-end text:name="_Toc123721398"/></text:h>
      <text:list text:style-name="WWNum34" text:continue-numbering="true">
        <text:list-item>
          <text:p text:style-name="P181">Keywords (nur an bestimmten Stellen, hat bestimmte Funktion)</text:p>
        </text:list-item>
        <text:list-item>
          <text:p text:style-name="P182">Identifier (Bezeichner von Entitäte, (teilweise) selbst gewählte Namen (oder Bibliothecken))</text:p>
          <text:list text:continue-numbering="true">
            <text:list-item>
              <text:p text:style-name="P183">Bennenungsregeln</text:p>
            </text:list-item>
            <text:list-item>
              <text:p text:style-name="P184">‚a‘-‘z’, ‘A’-‘Z’, ‘0‘-‘9‘, ‘_‘, ‘$‘, weitere ...</text:p>
            </text:list-item>
            <text:list-item>
              <text:p text:style-name="P185">Erstes Zeichen keine Ziffer!</text:p>
            </text:list-item>
            <text:list-item>
              <text:p text:style-name="P186">Keine Keywords!</text:p>
            </text:list-item>
            <text:list-item>
              <text:p text:style-name="P187">Konventionen: Klassennamen groß, Attributnamen klein, CamelCase, Konstanten komplett Großgeschrieben</text:p>
            </text:list-item>
          </text:list>
        </text:list-item>
        <text:list-item>
          <text:p text:style-name="P188">Klammerpaare: (), {}, [], &lt;&gt;</text:p>
        </text:list-item>
        <text:list-item>
          <text:p text:style-name="P189">Kommentare: //Rest der Zeile, /*Kommentar*/, /**Java Doc *nächste Zeile<text:s/><text:a xlink:href="mailto:*@Tag" office:target-frame-name="_top" xlink:show="replace">*@tag</text:a><text:s/>... */</text:p>
        </text:list-item>
        <text:list-item>
          <text:p text:style-name="P190">Whitespaces: blank, newline, tab</text:p>
          <text:list text:continue-numbering="true">
            <text:list-item>
              <text:p text:style-name="P191">nicht innerhalb eines lexikalischen Elments</text:p>
            </text:list-item>
            <text:list-item>
              <text:p text:style-name="P192">min. Eins zwischen zwei schlüsselwörtern, Identifiern</text:p>
            </text:list-item>
            <text:list-item>
              <text:p text:style-name="P193">ansonsten ignoriert</text:p>
            </text:list-item>
          </text:list>
        </text:list-item>
        <text:list-item>
          <text:p text:style-name="P194">Literale (wörtlich geschriebene Werte eines Datentyps)<text:s/><text:line-break/>z.B. „abc“ (String), null (symbolischer Wert)</text:p>
        </text:list-item>
      </text:list>
      <text:h text:style-name="Überschrift2" text:outline-level="2"><text:bookmark-start text:name="__RefHeading___Toc135_701890271"/><text:bookmark-start text:name="_Toc123510700"/><text:bookmark-start text:name="_Toc123721399"/>Primitive Datentypen<text:bookmark-end text:name="__RefHeading___Toc135_701890271"/><text:bookmark-end text:name="_Toc123510700"/><text:bookmark-end text:name="_Toc123721399"/></text:h>
      <text:list text:style-name="WWNum35" text:continue-numbering="true">
        <text:list-item>
          <text:p text:style-name="P195">GanzeZahlen: byte (8 Bits), short (16), int (32), long (64) (twocomplements)<text:line-break/>123, +123, -123 (auch für kleinere genutzt),<text:s/><text:span text:style-name="C42">123l, 123L (für long)</text:span><text:span text:style-name="C43"><text:line-break/></text:span>Nullwert 0</text:p>
        </text:list-item>
        <text:list-item>
          <text:p text:style-name="P198">Gebrochene Zahlen: float, double<text:line-break/>12.34, .123, 1.2E-34 (gebrochenzahlige Literale (double)), .12f, .12F (float)</text:p>
        </text:list-item>
        <text:list-item>
          <text:p text:style-name="P199">Logik: boolean<text:s/><text:line-break/>( true, false)<text:line-break/><text:soft-page-break/>Nullwert: false</text:p>
        </text:list-item>
        <text:list-item>
          <text:p text:style-name="P200">Zeichen: char (Unicode) (intern auch Ganzzahl)<text:line-break/>‚a‘, Unicode mit Nummerf in Hexadezimal ‚\u03A9‘, ‚\\‘ für \, ‚\‘‘ für ‚ ‚\t‘ tabulator<text:line-break/>Nullwert ‚\u0000‘ (steht für kein Zeichen)</text:p>
        </text:list-item>
        <text:list-item>
          <text:p text:style-name="P201">Ergebnistyp:</text:p>
          <text:list text:continue-numbering="true">
            <text:list-item>
              <text:p text:style-name="P202">bei zwei ganzzahligen (außer long) immer int (außer in für den Compiler einfachen Außnahmen)</text:p>
            </text:list-item>
            <text:list-item>
              <text:p text:style-name="P203">sonst immer das gößere der beiden Operanden: int -&gt; long -&gt; float -&gt; double</text:p>
            </text:list-item>
          </text:list>
        </text:list-item>
        <text:list-item>
          <text:p text:style-name="P204">Konversionen</text:p>
          <text:list text:continue-numbering="true">
            <text:list-item>
              <text:p text:style-name="P205">implizit nach oben</text:p>
            </text:list-item>
            <text:list-item>
              <text:p text:style-name="P206">explizit (z.B. int .123, aber wenn nicht darstellbar Murkswert))</text:p>
            </text:list-item>
          </text:list>
        </text:list-item>
      </text:list>
      <text:h text:style-name="Überschrift2" text:outline-level="2"><text:bookmark-start text:name="__RefHeading___Toc541_1028597309"/><text:bookmark-start text:name="_Toc123510701"/><text:bookmark-start text:name="_Toc123721400"/>Arrays<text:bookmark-end text:name="__RefHeading___Toc541_1028597309"/><text:bookmark-end text:name="_Toc123510701"/><text:bookmark-end text:name="_Toc123721400"/></text:h>
      <text:list text:style-name="WWNum36" text:continue-numbering="true">
        <text:list-item>
          <text:p text:style-name="P207">Arrays are Objects: Classenname[], new Classenname[length] / Classenname {Elemente, ...}</text:p>
        </text:list-item>
        <text:list-item>
          <text:p text:style-name="P208">Index ansprechen: Classenname[i]</text:p>
        </text:list-item>
        <text:list-item>
          <text:p text:style-name="P209">Hat Konstante length (fixed length)</text:p>
        </text:list-item>
        <text:list-item>
          <text:p text:style-name="P210">auch von primitiven Datentypen</text:p>
        </text:list-item>
        <text:list-item>
          <text:p text:style-name="P211">Arrays von Arrays</text:p>
        </text:list-item>
        <text:list-item>
          <text:p text:style-name="P212">zu jedem Typen gibt es einen Arraytypen</text:p>
        </text:list-item>
        <text:list-item>
          <text:p text:style-name="P213"><text:span text:style-name="C44">Komponententyp können primitive Datentypen sein</text:span><text:span text:style-name="C45"><text:line-break/>oder die Komponenten sind Referenzen auf Objekte des Komponenttyps</text:span></text:p>
        </text:list-item>
        <text:list-item>
          <text:p text:style-name="P216"><text:span text:style-name="C46">dynamische Typ einer Variable eines Arrays kann auch ein Array von Subtypen sein</text:span><text:span text:style-name="C47"><text:line-break/>Subtypen eines Arrays mit Komponenttyp T sind alle Arrays mit Komponententypen, die Subtypen von T sind</text:span><text:span text:style-name="C48"><text:line-break/>(Subtyp Relation überträgt sich vom Komponententyp)</text:span></text:p>
        </text:list-item>
        <text:list-item>
          <text:p text:style-name="P220">Array von Referenztypen automatisch mit null initiallisiert</text:p>
        </text:list-item>
      </text:list>
      <text:h text:style-name="Überschrift2" text:outline-level="2"><text:bookmark-start text:name="_Toc123510702"/><text:bookmark-start text:name="_Toc123721401"/>Strings<text:bookmark-end text:name="_Toc123510702"/><text:bookmark-end text:name="_Toc123721401"/></text:h>
      <text:list text:style-name="WWNum37" text:continue-numbering="true">
        <text:list-item>
          <text:p text:style-name="P221">java.lang.String</text:p>
        </text:list-item>
      </text:list>
      <text:list text:style-name="WWNum38" text:continue-numbering="true">
        <text:list-item>
          <text:p text:style-name="P222">Sequenz von chars</text:p>
        </text:list-item>
        <text:list-item>
          <text:p text:style-name="P223">anders als Array nicht fest eingebaut und kein primitiver Datentyp, aber:</text:p>
          <text:list text:continue-numbering="true">
            <text:list-item>
              <text:p text:style-name="P224">Literale (Menge von char Literalen mit „“ statt ‚‘ bei chars)</text:p>
              <text:list text:continue-numbering="true">
                <text:list-item>
                  <text:p text:style-name="P225">in neueren Jaav-Versionen „““white Spaces werden Übernommen„““</text:p>
                </text:list-item>
              </text:list>
            </text:list-item>
            <text:list-item>
              <text:p text:style-name="P226">+ Operator funktioniert wie str1.concat(str2) (erstellt neues Objekt) (+ mit primitiven Datentypen ergibt String)</text:p>
            </text:list-item>
          </text:list>
        </text:list-item>
        <text:list-item>
          <text:p text:style-name="P227">Methoden: new String(„“), str.length(), str.charAt(i), str.indexOf(char c), str.matches(„regulärer Ausdruck (. beliebiges zeichen, + Zeichen davor ein oder mehrmal“)</text:p>
        </text:list-item>
        <text:list-item>
          <text:p text:style-name="P228">nützliches:<text:s/><text:span text:style-name="C49">System.getProperty(„line.seperator“)</text:span></text:p>
        </text:list-item>
      </text:list>
      <text:h text:style-name="Überschrift2" text:outline-level="2"><text:bookmark-start text:name="__RefHeading___Toc543_1028597309"/><text:bookmark-start text:name="_Toc123510703"/><text:bookmark-start text:name="_Toc123721402"/>Klassen<text:bookmark-end text:name="__RefHeading___Toc543_1028597309"/><text:bookmark-end text:name="_Toc123510703"/><text:bookmark-end text:name="_Toc123721402"/></text:h>
      <text:list text:style-name="WWNum39" text:continue-numbering="true">
        <text:list-item>
          <text:p text:style-name="P230">Kopf der Klasse: public [static] [final, sealed, non-sealed] class Name [extends ...] [implements ...] [permits ...] { Rumpf }</text:p>
        </text:list-item>
        <text:list-item>
          <text:p text:style-name="P231">Konstruktor: zugriffsrecht Klassenname(Parameter) [throws ..., ...]{Methodenrumpf (Sequenz von Anweisungen)}<text:line-break/>Suche Speicherplatz, reserviere diesen, Konstruktor aufrufen, Adresse zurückliefern<text:line-break/>Objektkonstanten auch in Konstruktor initialisierbar<text:line-break/>muss super(...) aufrufen, es sei denn<text:s/><text:span text:style-name="C50">unmittelbare Basisklasse</text:span><text:s/>hat Konstruktor ohen Parameter<text:line-break/>wenn nicht definiert Default Constructor (Teilweise auch eigener Konstruktor mit leerer Paramteterliste)</text:p>
        </text:list-item>
        <text:list-item>
          <text:p text:style-name="P233">Attribute: Klasse/Datentyp name; (Können auch bei Deklaration initialisiert werden,<text:s/><text:span text:style-name="C51">sonst Nullwert (0/‘\u0000‘/null)</text:span>)<text:line-break/>(auch mehrere Definitionen auf einmal möglich z.B.<text:s/><text:span text:style-name="C52">int m=1, n, k=2;</text:span>)</text:p>
        </text:list-item>
        <text:list-item>
          <text:p text:style-name="P236">Methoden:</text:p>
          <text:list text:continue-numbering="true">
            <text:list-item>
              <text:p text:style-name="P237">Header: ungeordnete Modifier Rückgabetyp Identifier Parameterliste ungeordnete Exceptions</text:p>
            </text:list-item>
            <text:list-item>
              <text:p text:style-name="P238">Rumpf: {/*Anweisungen*/}</text:p>
            </text:list-item>
            <text:list-item>
              <text:p text:style-name="P239">Zugriffsrecht [static] [final] Rückgabetyp name(Parameter){Methodenrumpf} (return beendet Methode, geht auch bei void)<text:s/><text:line-break/>(Überladen Methoden, die sich nur durch Parameter unterscheiden (evtl. Zusätzlich im Rückgabewert) (oft für Standardwerte)(Signatur muss sich unterscheiden)<text:line-break/><text:soft-page-break/><text:span text:style-name="C53">Problem bei (int i, double d), sowie (double d, int i) bei Verwendung mit uneindeutigen Literalen Compilerfehler)</text:span><text:line-break/>(Alles vor Rückgabetyp sind<text:s/><text:span text:style-name="C54">ungeordnete Modifier</text:span>)<text:line-break/>Parameterliste: (geordnete Sequenz) nach außen nur Typen und ihre Reihenfolge wichtig<text:line-break/>Modifier final: Methode kann nicht überschrieben werden (empfohlen für Methoden, die der Konstruktor aufruft)</text:p>
            </text:list-item>
            <text:list-item>
              <text:p text:style-name="P242"><text:span text:style-name="C55">Signatur einer Methode:</text:span><text:s/>Name, Parameterliste (geordnete Sequenz der Typen)</text:p>
            </text:list-item>
            <text:list-item>
              <text:p text:style-name="P244"><text:span text:style-name="C56">variable Parameterzahl (nur am Ende der Parameterliste): (..., Typ... identifier) aus Typ... wird dann ein Array vom Typ mit beliebiger Länge (auch 0) (aber niemlas null)</text:span><text:span text:style-name="C57"><text:line-break/>Aufruf mit belibig vielen Attributen des Typs oder mit array&lt;</text:span></text:p>
            </text:list-item>
          </text:list>
        </text:list-item>
        <text:list-item>
          <text:p text:style-name="P247"><text:span text:style-name="C58">interne Umsetzung:</text:span></text:p>
          <text:list text:continue-numbering="true">
            <text:list-item>
              <text:p text:style-name="P249"><text:span text:style-name="C59">annonymes Objekt der Klasse auf das ein anonymes Attribut im Header der Objekte von ihr verweisen</text:span></text:p>
              <text:list text:continue-numbering="true">
                <text:list-item>
                  <text:p text:style-name="P251"><text:span text:style-name="C60">mit Informationen: zur Klasse selbst, den Attributen, den Methoden,<text:s/></text:span><text:span text:style-name="C61"><text:line-break/>(jede Methode (int Methodentabelle) mit einem bestimmten Offset, der sich bei vererbten Methoden nicht ändert (wesentlicher Grund gegen Mehrfachvererbung)) (auch Attribute haben festen Speicher offset in Objekten)</text:span></text:p>
                </text:list-item>
                <text:list-item>
                  <text:p text:style-name="P254"><text:span text:style-name="C62">sowie Methodentabelle (mit Referenz auf Implementation der Methode (diese kann bei Verterbung überschrieben werden)</text:span></text:p>
                </text:list-item>
              </text:list>
            </text:list-item>
            <text:list-item>
              <text:p text:style-name="P256"><text:span text:style-name="C63">Methodenaufruf: Referenz auf Objekt, auf annonymes Objekt der Klasse auf Methodentabelle auf Methode (da offset identisch, kann er beim compilieren als Konstante eingesetzt werden)</text:span></text:p>
            </text:list-item>
          </text:list>
        </text:list-item>
        <text:list-item>
          <text:p text:style-name="P258">static:</text:p>
          <text:list text:continue-numbering="true">
            <text:list-item>
              <text:p text:style-name="P259">static Initializer: static{/*Anweisungen*/} (wird zur Begin des JavaProgramms ausgeführt)</text:p>
            </text:list-item>
            <text:list-item>
              <text:p text:style-name="P260"><text:span text:style-name="C64">Klassenattribute:</text:span><text:s/>statische Attribute (ansprechen über Klasse oder Objekte der Klasse)</text:p>
            </text:list-item>
            <text:list-item>
              <text:p text:style-name="P262">Klassenmethoden: statische Methoden (dürfen nicht auf Objektattribute oder) Objektmethoden zugreifen</text:p>
            </text:list-item>
          </text:list>
        </text:list-item>
        <text:list-item>
          <text:p text:style-name="P263">abstract class</text:p>
          <text:list text:continue-numbering="true">
            <text:list-item>
              <text:p text:style-name="P264">kein Objekt mit new erzeugbar</text:p>
            </text:list-item>
            <text:list-item>
              <text:p text:style-name="P265">kann abstract Methoden<text:s/><text:span text:style-name="C65">ohne Methodenrumpf</text:span><text:s/>(auch ohne {}) haben</text:p>
            </text:list-item>
          </text:list>
        </text:list-item>
        <text:list-item>
          <text:p text:style-name="P267">Keywords: this (eigenes Objekt), super (unmittelbare Basisklasse)</text:p>
        </text:list-item>
      </text:list>
      <text:h text:style-name="Überschrift2" text:outline-level="2"><text:bookmark-start text:name="__RefHeading___Toc545_1028597309"/><text:bookmark-start text:name="_Toc123510704"/><text:bookmark-start text:name="_Toc123721403"/>Vererbung<text:bookmark-end text:name="__RefHeading___Toc545_1028597309"/><text:bookmark-end text:name="_Toc123510704"/><text:bookmark-end text:name="_Toc123721403"/></text:h>
      <text:list text:style-name="WWNum40" text:continue-numbering="true">
        <text:list-item>
          <text:p text:style-name="P268">extends in Klassenkopf</text:p>
        </text:list-item>
        <text:list-item>
          <text:p text:style-name="P269">Alle Klassen (die nicht von anderer abgeleitet) impliziet von java.lang.Object abgeleitet (nicht bei Interfaces)<text:line-break/>hat: obj.eauals(Object other), toString() (tun nicht unbedingt wofür sie gedacht sind)<text:line-break/>(nicht in FOP: professionell ist auch die Funktion hashCode relevant)</text:p>
        </text:list-item>
        <text:list-item>
          <text:p text:style-name="P270"><text:span text:style-name="C66">Basisklasse</text:span><text:s/>vererbt alle Attribute und Methoden (auch Klassenmethoden)</text:p>
        </text:list-item>
        <text:list-item>
          <text:p text:style-name="P272">Konstruktoren werden nicht vererbt, erster Konstruktor Aufruf muss super(...) sein (wenn keine Parameter, automatisch von Compiler ergänzt) (nicht vererbt, da der Konstruktor nur ein Objekt der Basisklasse ienrichten würde und den Subtyp vermutlich nicht richtig initialisiert)</text:p>
        </text:list-item>
        <text:list-item>
          <text:p text:style-name="P273">zusätzliche definierbar</text:p>
        </text:list-item>
        <text:list-item>
          <text:p text:style-name="P274">Attribute des gleichen Namen (dank super) möglich, aber nicht empfohlen</text:p>
        </text:list-item>
        <text:list-item>
          <text:p text:style-name="P275">Methoden überschreibar selber Kopf außer Sichtbarkeit kann höher werden)<text:line-break/>auch Methoden der Basisklasse rufen Methoden der Subtypen auf<text:line-break/>Signautr der Methoden muss gleich sein und die anderen Bestandteile haben Grenzen (Sichtbarkeit sichtbarer machen, Subtyp des Rückgabewert, Subtypen der Exceptions)<text:line-break/>Begriffe: überschreibende Methode überschreibt überschriebene Methode</text:p>
        </text:list-item>
        <text:list-item>
          <text:p text:style-name="P276">super keyword for Basisklasse (only next highest)</text:p>
        </text:list-item>
        <text:list-item>
          <text:p text:style-name="P277">überall wo ein Referenztyp erwartet wird, kann auch ein Objekt eines Subtyps verwendet werden</text:p>
        </text:list-item>
        <text:list-item>
          <text:p text:style-name="P278"><text:span text:style-name="C67">Begrifflichkeiten: Supertyp und Subtyp (in FOP: Referenztyp ist<text:s/></text:span><text:span text:style-name="C68">nicht</text:span><text:span text:style-name="C69"><text:s/>sein eigener Super/Subtyp)</text:span></text:p>
        </text:list-item>
        <text:list-item>
          <text:p text:style-name="P282"><text:span text:style-name="C70">statischer Typ (Typ einer Referenz) bestimmt welche Methoden aufgerufen werden können</text:span><text:span text:style-name="C71"><text:line-break/>dynamischer Typ (Typ des Objekts (der Referenz)) bestimmt welche Version der Methode aufgerufen wird</text:span><text:span text:style-name="C72"><text:line-break/>formal gibt es auch den dynamischen Typ Nulltyp</text:span><text:span text:style-name="C73"><text:line-break/>Achtung bei Klassenmethoden bestimmt der statische Typ über Methodenimplementation (da es bei Aufruf mit Klasse ja keinen dynamischen Typ gibt)</text:span></text:p>
        </text:list-item>
        <text:list-item>
          <text:p text:style-name="P287">Downcast: „gefährliche“ Konversionen müssen explizit erfolgen (Typ) objekt (man sollte davor Operator<text:s/><text:soft-page-break/>instanceof nutzen)</text:p>
          <text:list text:continue-numbering="true">
            <text:list-item>
              <text:p text:style-name="P288"><text:span text:style-name="C74">Kurzform: (a instanceof X b) ... b.m1() (genannt „patern matching“)</text:span></text:p>
            </text:list-item>
          </text:list>
        </text:list-item>
        <text:list-item>
          <text:p text:style-name="P290">final class/interface: keine Klassen ableitbar</text:p>
        </text:list-item>
        <text:list-item>
          <text:p text:style-name="P291"><text:span text:style-name="C75">sealed class/interface [extends ... implements ...] permits Subtyp1, ...{} erlaubte Klassen müssen im gleichen Package sein</text:span><text:span text:style-name="C76"><text:line-break/>Subtypen müssen auch final, sealed oder non-sealed (letzeres bricht diese Pflicht explizit auf) sein</text:span></text:p>
        </text:list-item>
      </text:list>
      <text:h text:style-name="Überschrift2" text:outline-level="2"><text:bookmark-start text:name="__RefHeading___Toc651_1028597309"/><text:bookmark-start text:name="_Toc123510705"/><text:bookmark-start text:name="_Toc123721404"/>Interfaces<text:bookmark-end text:name="__RefHeading___Toc651_1028597309"/><text:bookmark-end text:name="_Toc123510705"/><text:bookmark-end text:name="_Toc123721404"/></text:h>
      <text:list text:style-name="WWNum41" text:continue-numbering="true">
        <text:list-item>
          <text:p text:style-name="P294">Public interface Name [extends otherInferace1, otherInterface2, ...]{}</text:p>
        </text:list-item>
      </text:list>
      <text:list text:style-name="WWNum42" text:continue-numbering="true">
        <text:list-item>
          <text:p text:style-name="P295">Keine Attribute</text:p>
        </text:list-item>
        <text:list-item>
          <text:p text:style-name="P296">deklarierte Objektmethoden (<text:span text:style-name="C77">immer public (üblich public wegzulassen</text:span>, weil sowieso)) (ohne Methodenrumpf, sondern mit Semikolon)</text:p>
        </text:list-item>
        <text:list-item>
          <text:p text:style-name="P298">Implementierte Objektmethoden in Form von Default-Methoden (implizit public)<text:line-break/>default rückgabetyp name(param){/*Anweisungen*/}<text:line-break/>werden zwei default methode gleicher Signatur vo Interfaces implementiert muss die methode überschrieben werden, sonst Fehlermeldung</text:p>
        </text:list-item>
        <text:list-item>
          <text:p text:style-name="P299">Implementierte Klassenmethoden (implizit public)</text:p>
        </text:list-item>
        <text:list-item>
          <text:p text:style-name="P300">Klassenkonstanten (implizit public und final)</text:p>
        </text:list-item>
        <text:list-item>
          <text:p text:style-name="P301">kann statischer Typ sein</text:p>
        </text:list-item>
        <text:list-item>
          <text:p text:style-name="P302">Eine Klasse kann beliebig viele Interfaces (mit implements InterfaceName1, ...) implementieren (muss dann Methoden implementieren)<text:line-break/><text:span text:style-name="C78">erfordern zwei Interfaces die gleiche Methode mit anderem Rückgabetyp, können nicht beide importiert werden</text:span></text:p>
        </text:list-item>
        <text:list-item>
          <text:p text:style-name="P304">final und selaed wie bei Klassen</text:p>
        </text:list-item>
        <text:list-item>
          <text:p text:style-name="P305">(in Package java.util.function mehrer mathematische Interfaces mit apply)</text:p>
        </text:list-item>
      </text:list>
      <text:h text:style-name="Überschrift2" text:outline-level="2"><text:bookmark-start text:name="_Toc123721405"/>Funktionale Interfaces<text:bookmark-end text:name="_Toc123721405"/></text:h>
      <text:list text:style-name="WWNum59" text:continue-numbering="true">
        <text:list-item>
          <text:p text:style-name="P306">Konzept der funktionalen Programmierung Funktionen als Daten</text:p>
        </text:list-item>
        <text:list-item>
          <text:p text:style-name="P307">Interface mit genau einer Methode, die nicht default oder static ist (<text:span text:style-name="C79">funktionale Methode</text:span>)</text:p>
        </text:list-item>
        <text:list-item>
          <text:p text:style-name="P309">Literale (Lambda-Ausdrücke) (Compiler richtet namenlose nicht sichtbare Klasse ein) (eigentlich kein eigenes Sprachkonstrukt, sondern Abkürzung)</text:p>
          <text:list text:continue-numbering="true">
            <text:list-item>
              <text:p text:style-name="P310">Fachbegriff<text:s/><text:span text:style-name="C80">Closure</text:span>: Informationen aus dem Entstehungskontext des Lambda-Ausdrucks werden mitgespeichert, aktuale Wert wird nicht unbedingt kopiert (sondern eventuell referenziert), daher nur konstante oder effektiv konstante Werte, sonst Fehler (effektiv konstante Werte (effectively final), sind Werte nicht mehr geändert werden)<text:line-break/>Bsp. Wert von ... Wird durch closure gespeichert</text:p>
            </text:list-item>
            <text:list-item>
              <text:p text:style-name="P312">Kurzform: (parametername1, pn2, ...)-&gt; Wert //Typ wird vom Compiler aus dem statischen Typ erschlossen (Bei nicht genau einem Parameter Klammern erforderlich)<text:line-break/>z.B. IntToDoubleFunction fct = x –&gt; x*10; double z = fct.applyAsDouble(11);</text:p>
            </text:list-item>
            <text:list-item>
              <text:p text:style-name="P313">Methodenreferenz: Object::method (z.B. System.out::print Compiler kann erschließen, welche print methode gemeint is, Math::maxt)<text:line-break/>auch Konstruktor: z.B. String::new (z.B. String[]::new Konstruktor bekommt die Länge))</text:p>
            </text:list-item>
            <text:list-item>
              <text:p text:style-name="P314">Standardform: (Typ Parameter, ...) -&gt; {/*Methodenrumpf*/}</text:p>
            </text:list-item>
            <text:list-item>
              <text:p text:style-name="P315">Beispiel IntPredicate (java.util.function) at die default Methoden negate, and, or<text:line-break/>.apply, DoubleToDoubleFunction.applyAsDouble (Rückgabetyp am Ende), IntConsumer.accept, StringSupplier.get()</text:p>
            </text:list-item>
          </text:list>
        </text:list-item>
      </text:list>
      <text:h text:style-name="Überschrift2" text:outline-level="2"><text:bookmark-start text:name="_Toc123510706"/><text:bookmark-start text:name="_Toc123721406"/>Enumeration<text:bookmark-end text:name="_Toc123510706"/><text:bookmark-end text:name="_Toc123721406"/></text:h>
      <text:list text:style-name="WWNum42" text:continue-numbering="true">
        <text:list-item>
          <text:p text:style-name="P316">public enum Name { KONSTANTE,... }</text:p>
        </text:list-item>
        <text:list-item>
          <text:p text:style-name="P317">Enums are Classes (Zusammenfassung mehrere Konstanten zu einer Einheit)</text:p>
        </text:list-item>
        <text:list-item>
          <text:p text:style-name="P318">Die Konstanten sind Referenzen zu einem Objekt</text:p>
        </text:list-item>
        <text:list-item>
          <text:p text:style-name="P319">Verwendung: Name variable = Name.KONSTANTE, enum1 == enum2</text:p>
        </text:list-item>
        <text:list-item>
          <text:p text:style-name="P320"><text:span text:style-name="C81">Alle abgeleitet von java.lang.Enum</text:span><text:s/>(aber Klasse icht auf normale Weise von Enum ableitbar)</text:p>
        </text:list-item>
        <text:list-item>
          <text:p text:style-name="P322"><text:span text:style-name="C82">Zu Beginn des Programms werden alle Konstanten als Objekt erzeugt, auf die die Klasse verweist</text:span></text:p>
        </text:list-item>
        <text:list-item>
          <text:p text:style-name="P324">keine Vererbung</text:p>
        </text:list-item>
        <text:list-item>
          <text:p text:style-name="P325">Funktionen: Enum.values() (returned Array der Konstanten), konst.name() (String wie in Definition)</text:p>
        </text:list-item>
      </text:list>
      <text:h text:style-name="Überschrift2" text:outline-level="2"><text:bookmark-start text:name="_Toc123510707"/><text:bookmark-start text:name="_Toc123721407"/><text:soft-page-break/><text:span text:style-name="C83">Record Classes</text:span><text:bookmark-end text:name="_Toc123510707"/><text:bookmark-end text:name="_Toc123721407"/></text:h>
      <text:list text:style-name="WWNum43" text:continue-numbering="true">
        <text:list-item>
          <text:p text:style-name="P327">Vereinfachte Form von Klassen (Sammlung privater Objektattribute mit standardfunktionalität)</text:p>
        </text:list-item>
        <text:list-item>
          <text:p text:style-name="P328">record Name(Typ id, ...){/*eingeschränkter Klassenrumpf*/} (definierte Attribute private and final)</text:p>
        </text:list-item>
        <text:list-item>
          <text:p text:style-name="P329">geschenkt:</text:p>
          <text:list text:continue-numbering="true">
            <text:list-item>
              <text:p text:style-name="P330">Konstruktor (canonical constructor) mit gleichen Parametern, der die Attribute setzt</text:p>
            </text:list-item>
            <text:list-item>
              <text:p text:style-name="P331">rec.attribute(); (wie getter)</text:p>
            </text:list-item>
            <text:list-item>
              <text:p text:style-name="P332">rec.equals(Object obj) (true bei selbem dynamischen Typ, sowie Wertgleichheit und gleicher (dynamischer) Typ aller Attribute)</text:p>
            </text:list-item>
          </text:list>
        </text:list-item>
      </text:list>
      <text:h text:style-name="Überschrift2" text:outline-level="2"><text:bookmark-start text:name="__RefHeading___Toc137_701890271"/><text:bookmark-start text:name="_Toc123510708"/><text:bookmark-start text:name="_Toc123721408"/>Control Flow Statements<text:bookmark-end text:name="__RefHeading___Toc137_701890271"/><text:bookmark-end text:name="_Toc123510708"/><text:bookmark-end text:name="_Toc123721408"/></text:h>
      <text:list text:style-name="WWNum44" text:continue-numbering="true">
        <text:list-item>
          <text:p text:style-name="P333">for(initial Anweisung;Fortzetungsbedinung;Fotzsetzungs-Anweisung){Anweisung /*Schleifenrumpf*/}<text:line-break/>Kurzform üfr Arraydurchlauf: for(Typ identifier : Array){/*Schleifenrumpf*/}</text:p>
        </text:list-item>
        <text:list-item>
          <text:p text:style-name="P334">while(Fortsetzungsbedingumg){Anweisungen}</text:p>
        </text:list-item>
        <text:list-item>
          <text:p text:style-name="P335">do{Anweisungen}while(Fortzetungsbedingung)</text:p>
        </text:list-item>
        <text:list-item>
          <text:p text:style-name="P336">(anderes Konstrukt) if(Bedinung){Anweisung}else{Anweisung}</text:p>
        </text:list-item>
        <text:list-item>
          <text:p text:style-name="P337">{} kann bei einzelner Anweisung weggelassen werden</text:p>
        </text:list-item>
        <text:list-item>
          <text:p text:style-name="P338">switch(Ausdruck von byte, char, short, int, Enum oder String){case (Wert vom Typ des Ausdrucks): /*Anweisungen*/ [break;] [default: ]} (Aber Ausdruck muss zur Kompilierzeit fest stehen, daher nur aus Literalen und Konstanten und arithmetischen Ausdrücken)<text:line-break/>Zusammenlegung zweier cases: case a: case b: Anweisungen break;</text:p>
          <text:list text:continue-numbering="true">
            <text:list-item>
              <text:p text:style-name="P339">ab Java 12 vereinfachte switch Anweisung:<text:line-break/>switch(Ausdruck){case Wert, Wert, … -&gt; Anweisung; default -&gt; Anweisung;}</text:p>
            </text:list-item>
            <text:list-item>
              <text:p text:style-name="P340">weiter Vereinfachung (switch Ausdruck)<text:line-break/>a = switch(Asudruck){case Wert, … -&gt; Wert; …}<text:span text:style-name="C84">;</text:span></text:p>
            </text:list-item>
            <text:list-item>
              <text:p text:style-name="P342">wird höchstwahrscheinlich Java-Standard<text:line-break/>a = switch(Objekt){[case null -&gt; returnWert;] case Subtyp identifier -&gt; returnWert; … [default -&gt; returnWert (nicht benötigt, wenn statischer Typ sealed)] }</text:p>
            </text:list-item>
            <text:list-item>
              <text:p text:style-name="P343">… (Suchwort „pattern matching“)</text:p>
            </text:list-item>
          </text:list>
        </text:list-item>
      </text:list>
      <text:h text:style-name="Überschrift2" text:outline-level="2"><text:bookmark-start text:name="__RefHeading___Toc139_701890271"/><text:bookmark-start text:name="_Toc123510709"/><text:bookmark-start text:name="_Toc123721409"/>Operatoren<text:bookmark-end text:name="__RefHeading___Toc139_701890271"/><text:bookmark-end text:name="_Toc123510709"/><text:bookmark-end text:name="_Toc123721409"/></text:h>
      <text:p text:style-name="Textbody"><text:span text:style-name="C85">Binär (zwei Operanden)</text:span></text:p>
      <text:p text:style-name="Textbody"><text:span text:style-name="C86">Infix (steht zwische Operanden)</text:span></text:p>
      <text:list text:style-name="WWNum45" text:continue-numbering="true">
        <text:list-item>
          <text:p text:style-name="P346">++, -- (unär, Präfix und Postfix)</text:p>
        </text:list-item>
        <text:list-item>
          <text:p text:style-name="P347">+, -, !, ~ (<text:span text:style-name="C87">unär</text:span>)</text:p>
        </text:list-item>
        <text:list-item>
          <text:p text:style-name="P349">*, /, %</text:p>
        </text:list-item>
        <text:list-item>
          <text:p text:style-name="P350">+, - (binär)</text:p>
        </text:list-item>
        <text:list-item>
          <text:p text:style-name="P351">(&lt;&lt;, &gt;&gt;, &gt;&gt;&gt; (Bitverschiebung) (~, ^, |, &amp;, &lt;&lt;, &gt;&gt;, &gt;&gt;&gt;))</text:p>
        </text:list-item>
        <text:list-item>
          <text:p text:style-name="P352">=, +=. -=, *=, /= (zuweisungsbasierte Operatoren)</text:p>
        </text:list-item>
        <text:list-item>
          <text:p text:style-name="P353">&lt;=, &gt;=, &lt;, &gt; (Vergleichsoperatoren)</text:p>
        </text:list-item>
        <text:list-item>
          <text:p text:style-name="P354">==, !=</text:p>
        </text:list-item>
        <text:list-item>
          <text:p text:style-name="P355">Bitweises &amp; -&gt; ^ -&gt; |</text:p>
        </text:list-item>
        <text:list-item>
          <text:p text:style-name="P356">logisches &amp;&amp; -&gt; ||</text:p>
        </text:list-item>
        <text:list-item>
          <text:p text:style-name="P357">(Bedingung)? (Wert, wenn true): (Wert, wenn false) (tenärer Bedinungsoperator)</text:p>
        </text:list-item>
        <text:list-item>
          <text:p text:style-name="P358">new, instanceof (Bindungsstärke?)</text:p>
        </text:list-item>
      </text:list>
      <text:p text:style-name="Textbody"><text:span text:style-name="C88">nach Bindungsstärke aufsteigend (transitiv):</text:span></text:p>
      <text:h text:style-name="Überschrift2" text:outline-level="2"><text:bookmark-start text:name="__RefHeading___Toc141_701890271"/><text:bookmark-start text:name="_Toc123510710"/><text:bookmark-start text:name="_Toc123721410"/>Statements<text:bookmark-end text:name="__RefHeading___Toc141_701890271"/><text:bookmark-end text:name="_Toc123510710"/><text:bookmark-end text:name="_Toc123721410"/></text:h>
      <text:list text:style-name="WWNum46" text:continue-numbering="true">
        <text:list-item>
          <text:p text:style-name="P360">break (beendet (tiefste) Schleife),<text:s/><text:span text:style-name="C89">continue</text:span><text:s/>(beendet aktuellen Schleifendurchlauf)</text:p>
        </text:list-item>
      </text:list>
      <text:h text:style-name="Überschrift2" text:outline-level="2"><text:bookmark-start text:name="__RefHeading___Toc143_701890271"/><text:bookmark-start text:name="_Toc123510711"/><text:bookmark-start text:name="_Toc123721411"/>Schlüsselwörter<text:bookmark-end text:name="__RefHeading___Toc143_701890271"/><text:bookmark-end text:name="_Toc123510711"/><text:bookmark-end text:name="_Toc123721411"/></text:h>
      <text:list text:style-name="WWNum47" text:continue-numbering="true">
        <text:list-item>
          <text:p text:style-name="P362">final (bei Deklaration, macht Konstante)</text:p>
        </text:list-item>
      </text:list>
      <text:h text:style-name="Überschrift2" text:outline-level="2"><text:bookmark-start text:name="__RefHeading___Toc386_686031476"/><text:bookmark-start text:name="_Toc123510712"/><text:bookmark-start text:name="_Toc123721412"/>Basisfunktionalitäten<text:bookmark-end text:name="__RefHeading___Toc386_686031476"/><text:bookmark-end text:name="_Toc123510712"/><text:bookmark-end text:name="_Toc123721412"/></text:h>
      <text:list text:style-name="WWNum48" text:continue-numbering="true">
        <text:list-item>
          <text:p text:style-name="P363"><text:span text:style-name="C90">Integer.MAX_VALUE, Double.POSITIVE_INFINITY, Double.NaN</text:span></text:p>
        </text:list-item>
        <text:list-item>
          <text:p text:style-name="P365"><text:span text:style-name="C91">Thread.sleep(delay (millisekunden))</text:span></text:p>
        </text:list-item>
        <text:list-item>
          <text:p text:style-name="P367">java.lang.System</text:p>
        </text:list-item>
        <text:list-item>
          <text:p text:style-name="P368">java.math.BigDecimal beliebig genaue Zahl</text:p>
        </text:list-item>
        <text:list-item>
          <text:p text:style-name="P369">Calendar.getInstance().get(Calender.HOUR_OF_DAY)</text:p>
        </text:list-item>
      </text:list>
      <text:h text:style-name="Überschrift2" text:outline-level="2"><text:bookmark-start text:name="__RefHeading___Toc549_1028597309"/><text:bookmark-start text:name="_Toc123510713"/><text:bookmark-start text:name="_Toc123721413"/><text:span text:style-name="C92">Javadoc</text:span><text:bookmark-end text:name="__RefHeading___Toc549_1028597309"/><text:bookmark-end text:name="_Toc123510713"/><text:bookmark-end text:name="_Toc123721413"/></text:h>
      <text:p text:style-name="Textbody">/**</text:p>
      <text:p text:style-name="Textbody">* Beschreibung</text:p>
      <text:p text:style-name="Textbody">*</text:p>
      <text:p text:style-name="Textbody"><text:a xlink:href="mailto:*@Tag1" office:target-frame-name="_top" xlink:show="replace">*@Tag1</text:a><text:s/>...</text:p>
      <text:p text:style-name="Textbody"><text:a xlink:href="mailto:*@Tag2" office:target-frame-name="_top" xlink:show="replace">*@Tag2</text:a><text:s/>...</text:p>
      <text:p text:style-name="Textbody">*/</text:p>
      <text:p text:style-name="Textbody">Tags:</text:p>
      <text:list text:style-name="WWNum49" text:continue-numbering="true">
        <text:list-item>
          <text:p text:style-name="P371">Typischerweise ganze Quelldatei:</text:p>
        </text:list-item>
      </text:list>
      <text:list text:style-name="WWNum50" text:continue-numbering="true">
        <text:list-item>
          <text:list>
            <text:list-item>
              <text:p text:style-name="P372">@author</text:p>
            </text:list-item>
            <text:list-item>
              <text:p text:style-name="P373">@version</text:p>
            </text:list-item>
          </text:list>
        </text:list-item>
        <text:list-item>
          <text:p text:style-name="P374">Methoden:</text:p>
          <text:list text:continue-numbering="true">
            <text:list-item>
              <text:p text:style-name="P375">@throws<text:s/>class Klassenname Bedingung, wann sie geworfen wird</text:p>
            </text:list-item>
          </text:list>
        </text:list-item>
      </text:list>
      <text:list text:style-name="WWNum51" text:continue-numbering="true">
        <text:list-item>
          <text:list>
            <text:list-item>
              <text:p text:style-name="P376">@param name Beschreibung, [Vorbedinungen]</text:p>
            </text:list-item>
            <text:list-item>
              <text:p text:style-name="P377">@return Beschreibung</text:p>
            </text:list-item>
          </text:list>
        </text:list-item>
      </text:list>
      <text:h text:style-name="Überschrift1" text:outline-level="1"><text:bookmark-start text:name="__RefHeading___Toc616_439839225"/><text:bookmark-start text:name="_Toc123510714"/><text:bookmark-start text:name="_Toc123721414"/>Racket<text:bookmark-end text:name="__RefHeading___Toc616_439839225"/><text:bookmark-end text:name="_Toc123510714"/><text:bookmark-end text:name="_Toc123721414"/></text:h>
      <text:h text:style-name="Überschrift2" text:outline-level="2"><text:bookmark-start text:name="_Toc123510715"/><text:bookmark-start text:name="_Toc123721415"/>Theorie funktionales Programmieren<text:bookmark-end text:name="_Toc123510715"/><text:bookmark-end text:name="_Toc123721415"/></text:h>
      <text:list text:style-name="WWNum52" text:continue-numbering="true">
        <text:list-item>
          <text:p text:style-name="P378">zwei grundsätzliche Modelle für Abstraktion (Paradigmen)</text:p>
          <text:list text:continue-numbering="true">
            <text:list-item>
              <text:p text:style-name="P379">Java vorrangig durch objektorientierte Paradigmen geprägt</text:p>
              <text:list text:continue-numbering="true">
                <text:list-item>
                  <text:p text:style-name="P380">imperativer Programmierstil (momentaner Zustad und zeitliche Abläufe)</text:p>
                </text:list-item>
                <text:list-item>
                  <text:p text:style-name="P381">Objekte und Klasse zu denen alle Subroutinen gehören</text:p>
                  <text:list text:continue-numbering="true">
                    <text:list-item>
                      <text:p text:style-name="P382">Design: Zerlegung in Klassen und Interfaces, Konzepte = Klassen und Interfaces, Ablauf = Interaktion von Objekten, Ererbung erweitert, verfeinert oder variiert</text:p>
                    </text:list-item>
                  </text:list>
                </text:list-item>
                <text:list-item>
                  <text:p text:style-name="P383">Statische Typisierung (Prüfung durch Compiler) (mehr Fehlersicherheit, bessere Laufzeit)</text:p>
                </text:list-item>
              </text:list>
            </text:list-item>
            <text:list-item>
              <text:p text:style-name="P384">HtDP-TL als Dialekt von Racket als Dialekt von Scheme</text:p>
              <text:list text:continue-numbering="true">
                <text:list-item>
                  <text:p text:style-name="P385">deklarativer Programmierstil (<text:span text:style-name="C93">kein zeitlicher Ablauf</text:span>) (nur „Formel“ des Ergebnisses)</text:p>
                </text:list-item>
                <text:list-item>
                  <text:p text:style-name="P387">Funktionen zentrale Bausteine (<text:span text:style-name="C94">primäre Entitäten</text:span>) (f: D1 x ... x Dn -&gt; R n-Inputs (Definitionsbereich Domain) ein Output Wertebereich (Range))</text:p>
                </text:list-item>
                <text:list-item>
                  <text:p text:style-name="P389">Design: Zerlegung in Funktionen, die sich gegenseitig aufrufen, Variationen durch Funktionen als Parameter</text:p>
                </text:list-item>
                <text:list-item>
                  <text:p text:style-name="P390">gleiche Parameter -&gt; gleiches Ergebnis (keine Seiteneffekte) (Fachbegriff:<text:s/><text:span text:style-name="C95">referentielle Transparenz</text:span>)</text:p>
                </text:list-item>
                <text:list-item>
                  <text:p text:style-name="P392">idealisiertes Objektmodell</text:p>
                  <text:list text:continue-numbering="true">
                    <text:list-item>
                      <text:p text:style-name="P393">nur Konstanten, immer kopieren des Wertes (Laufzeitsystem kann zur Optimierung abweichen) (keine Objektidentität)</text:p>
                    </text:list-item>
                  </text:list>
                </text:list-item>
                <text:list-item>
                  <text:p text:style-name="P394">Dynamische Typisierung (Typ wird zur Laufzeit geprüft) (kürzerer Quelltext angeblich schnellere Entwicklung)<text:line-break/>(Es gibt auch welche mit statischer Typisierung, trotzdem muss der Typ nicht hingeschrieben werden, sondern wird erschlossen) (Fachbegriff Typinferenz für wenn die Typen nicht zusammen passen)</text:p>
                </text:list-item>
              </text:list>
            </text:list-item>
          </text:list>
        </text:list-item>
      </text:list>
      <text:h text:style-name="Überschrift2" text:outline-level="2"><text:bookmark-start text:name="_Toc123510716"/><text:bookmark-start text:name="_Toc123721416"/>Syntax<text:bookmark-end text:name="_Toc123510716"/><text:bookmark-end text:name="_Toc123721416"/></text:h>
      <text:list text:style-name="WWNum52" text:continue-numbering="true">
        <text:list-item>
          <text:p text:style-name="P395">Ergebnis wird automatisch in Ausgabefenster geschrieben</text:p>
        </text:list-item>
        <text:list-item>
          <text:p text:style-name="P396">keine Typparameter (Typfehler Fehlermeldung bei Laufzeit)</text:p>
        </text:list-item>
        <text:list-item>
          <text:p text:style-name="P397">Klammern genau um jede syntaktische nicht atomare Einheit (keine Bindungsstärke)</text:p>
        </text:list-item>
        <text:list-item>
          <text:p text:style-name="P398">Präfixnotation bei Operatoren</text:p>
        </text:list-item>
        <text:list-item>
          <text:p text:style-name="P399">Kommentare Konvention:</text:p>
          <text:list text:continue-numbering="true">
            <text:list-item>
              <text:p text:style-name="P400">Konvention ganzzeilige Kommentare mit ;;</text:p>
            </text:list-item>
            <text:list-item>
              <text:p text:style-name="P401">Über Methode „Vertrag“ der Methode</text:p>
            </text:list-item>
            <text:list-item>
              <text:p text:style-name="P402">;; Type: number number -&gt; number (z.B. auch (list of ANY), (number -&gt; number) for a fct) or ;; Type: X-&gt;X für beliebigen Typen, der dann auch das Ergebnis ist (großes X problemlos nutzbar, da nach Konvention alle Identifier klein geschrieben)<text:line-break/>[;; Precondition: the secound parameter must not equal zero]<text:line-break/><text:soft-page-break/>;;<text:line-break/>;; Returns: the sum oft he two parameters<text:line-break/><text:line-break/>(define (add x y) (+ x y))</text:p>
            </text:list-item>
          </text:list>
        </text:list-item>
        <text:list-item>
          <text:p text:style-name="P403">Identifier regeln:</text:p>
          <text:list text:continue-numbering="true">
            <text:list-item>
              <text:p text:style-name="P404">Verboten: ( ) [ ]{ } „ , ´ ‚ ; # | \ Whitespaces</text:p>
            </text:list-item>
            <text:list-item>
              <text:p text:style-name="P405">Nicht nur Ziffern</text:p>
            </text:list-item>
            <text:list-item>
              <text:p text:style-name="P406">Rest erlaubt <text:s/>(schon belegte werden überschrieben)</text:p>
            </text:list-item>
            <text:list-item>
              <text:p text:style-name="P407">Konvention: keine Großbuchstaben, Bindestriche zwischen Wörtern</text:p>
            </text:list-item>
          </text:list>
        </text:list-item>
        <text:list-item>
          <text:p text:style-name="P408">Zahlen</text:p>
          <text:list text:continue-numbering="true">
            <text:list-item>
              <text:p text:style-name="P409">Ganzzahlig, rational (z.B. Literal: 3/5), nichtexakt (z.B. (sqrt 2), komplexe Zahlen (z.B. 1+1i)</text:p>
            </text:list-item>
            <text:list-item>
              <text:p text:style-name="P410">Für Programmierer möglichst einheitlich</text:p>
            </text:list-item>
            <text:list-item>
              <text:p text:style-name="P411">Nicht exakt darstellbare Zahlen werden mit #i davor ausgegeben</text:p>
            </text:list-item>
          </text:list>
        </text:list-item>
        <text:list-item>
          <text:p text:style-name="P412">String Literale mit „“ (in Racket eingebaut (nicht wie in Java Klasse))</text:p>
        </text:list-item>
        <text:list-item>
          <text:p text:style-name="P413">Symbole: ‚Identifier (steht für nichts außer sich selbst)<text:tab/></text:p>
          <text:list text:continue-numbering="true">
            <text:list-item>
              <text:p text:style-name="P414">Mögliche Operationen (symbol? wert), (symbol=? symbol1 symbol2)</text:p>
            </text:list-item>
          </text:list>
        </text:list-item>
        <text:list-item>
          <text:p text:style-name="P415">Gibt auch Arrays</text:p>
        </text:list-item>
        <text:list-item>
          <text:p text:style-name="P416">Listen</text:p>
          <text:list text:continue-numbering="true">
            <text:list-item>
              <text:p text:style-name="P417">Erstellung: (list elemente) (ist eine Funktion), empty (vordefinierte Konstante)</text:p>
            </text:list-item>
            <text:list-item>
              <text:p text:style-name="P418">(cons element liste) (Ergänzung vorne), (first name), (rest name), (empty? Name)<text:line-break/>(Außerdem (second name), ..., (tenth name)</text:p>
            </text:list-item>
            <text:list-item>
              <text:p text:style-name="P419">Homogen, wenn alle Elemente vom selben Typ, sonst heterogen</text:p>
            </text:list-item>
          </text:list>
        </text:list-item>
        <text:list-item>
          <text:p text:style-name="P420">Structs</text:p>
          <text:list text:continue-numbering="true">
            <text:list-item>
              <text:p text:style-name="P421">(define-struct name (feld1 feld2 ...)) (Wir nennen die Felder auch Attribute)</text:p>
            </text:list-item>
            <text:list-item>
              <text:p text:style-name="P422">(make-name wert-fuer-feld1 ...) (alle müssen abgegeben werden)</text:p>
            </text:list-item>
            <text:list-item>
              <text:p text:style-name="P423">(structname-attributename struct) z.B. (student-last-name student1)</text:p>
            </text:list-item>
            <text:list-item>
              <text:p text:style-name="P424">(structname? wert) ;Test ob vom Typ</text:p>
            </text:list-item>
          </text:list>
        </text:list-item>
        <text:list-item>
          <text:p text:style-name="P425">Funktionen als Werte</text:p>
        </text:list-item>
      </text:list>
      <text:list text:style-name="WWNum61" text:continue-numbering="true">
        <text:list-item>
          <text:list>
            <text:list-item>
              <text:p text:style-name="P426">z.B. (define add +) (add 2 3), oder z.B. auch in structs</text:p>
            </text:list-item>
            <text:list-item>
              <text:p text:style-name="P427"><text:span text:style-name="C96">Funktionen höherer Ordnung</text:span><text:s/>sind Funktionen mit Funktionen als Parameter</text:p>
            </text:list-item>
            <text:list-item>
              <text:p text:style-name="P429">Lambda-Ausdrücke: (lambda (parameter ...) wert)</text:p>
            </text:list-item>
          </text:list>
        </text:list-item>
      </text:list>
      <text:list text:style-name="WWNum52" text:continue-numbering="true">
        <text:list-item>
          <text:p text:style-name="P430">#&lt;void&gt; Literal vergleichbar zu null in Java</text:p>
        </text:list-item>
      </text:list>
      <text:list text:style-name="WWNum53" text:continue-numbering="true">
        <text:list-item>
          <text:p text:style-name="P431">(Schlüsselwort Parameter1 Parameter2 …)</text:p>
          <text:list text:continue-numbering="true">
            <text:list-item>
              <text:p text:style-name="P432">(define (identifier Parameter) Ergebniswer) Aufruf: (identifier Parameter)</text:p>
            </text:list-item>
            <text:list-item>
              <text:p text:style-name="P433">(define konstantenname wert)</text:p>
            </text:list-item>
            <text:list-item>
              <text:p text:style-name="P434">;Rest der Zeile Kommentar</text:p>
            </text:list-item>
            <text:list-item>
              <text:p text:style-name="P435">(local (;Definitionen) ;Ausdruck) ;Wert des Ausdrucks ist Wert von local</text:p>
            </text:list-item>
            <text:list-item>
              <text:p text:style-name="P436">(begin ausdruck ausdruck …) letzter Wert ist der Wert von begin</text:p>
            </text:list-item>
            <text:list-item>
              <text:p text:style-name="P437">(set! Konstantenname wer) überschreibt Konstante mit Wert (keine Rückgabe)</text:p>
            </text:list-item>
          </text:list>
        </text:list-item>
        <text:list-item>
          <text:p text:style-name="P438">Arithmetische Operationen</text:p>
          <text:list text:continue-numbering="true">
            <text:list-item>
              <text:p text:style-name="P439">+, -, *, / (nicht unbedingt binär z.B. (- 1 2 3) entspricht (- 1 (+ 2 3)), (+ 1) ist 1, (/ 2) ist 1/2)</text:p>
            </text:list-item>
            <text:list-item>
              <text:p text:style-name="P440">Eingebaute Funktionen: modulo, sqrt, floor, ceiling (aufrundne), gcd (größter gemeinsamer Teiler)…</text:p>
            </text:list-item>
            <text:list-item>
              <text:p text:style-name="P441">Konstanten: pi, e</text:p>
            </text:list-item>
          </text:list>
        </text:list-item>
        <text:list-item>
          <text:p text:style-name="P442">Boolesche Operationen</text:p>
          <text:list text:continue-numbering="true">
            <text:list-item>
              <text:p text:style-name="P443">Literale: #t, #f</text:p>
            </text:list-item>
            <text:list-item>
              <text:p text:style-name="P444">Operatoren: and, or, not</text:p>
            </text:list-item>
            <text:list-item>
              <text:p text:style-name="P445">Operatoren mit booleschem Ergebnis:</text:p>
              <text:list text:continue-numbering="true">
                <text:list-item>
                  <text:p text:style-name="P446">=, &lt;, &lt;= z.B. (&lt; 1 2 3) ist (and (&lt; 1 2) (&lt; 2 3))</text:p>
                </text:list-item>
                <text:list-item>
                  <text:p text:style-name="P447">number?, real?, rational?, integer?, natural?, symbol?, string? (nur unär)<text:s/><text:line-break/>(z.B. (integer? (+ 1/2 1/2)) ist #t, (natural? 0) ist #t</text:p>
                </text:list-item>
                <text:list-item>
                  <text:p text:style-name="P448">(eq? Test auf Objektidentität, aber da freie Systementscheidung<text:s/><text:span text:style-name="C97">nicht empfohlen</text:span>)</text:p>
                </text:list-item>
              </text:list>
            </text:list-item>
          </text:list>
        </text:list-item>
        <text:list-item>
          <text:p text:style-name="P450">Control Flow</text:p>
          <text:list text:continue-numbering="true">
            <text:list-item>
              <text:p text:style-name="P451">(if boolscherWert ergebnis-wenn-wahr ergebnis-wenn-falsch)</text:p>
            </text:list-item>
            <text:list-item>
              <text:p text:style-name="P452">(cond [boolean wert] [boolean wert] [else wert]) (falls kein else und kein Fall zutrifft Fehler)</text:p>
            </text:list-item>
            <text:list-item>
              <text:p text:style-name="P453">(error message)</text:p>
            </text:list-item>
          </text:list>
        </text:list-item>
        <text:list-item>
          <text:p text:style-name="P454">Laufzeitchecks:</text:p>
          <text:list text:continue-numbering="true">
            <text:list-item>
              <text:p text:style-name="P455">(check-expect wert wert)</text:p>
            </text:list-item>
            <text:list-item>
              <text:p text:style-name="P456">(check-within wert min max)</text:p>
            </text:list-item>
            <text:list-item>
              <text:p text:style-name="P457">(check-error (berechnung) fehler) z.B. „/: division by zero“</text:p>
            </text:list-item>
          </text:list>
        </text:list-item>
        <text:list-item>
          <text:p text:style-name="P458">Konzept Rekursion (Selbstaufruf einer Methode)</text:p>
          <text:list text:continue-numbering="true">
            <text:list-item>
              <text:p text:style-name="P459">Abbruchsbedinung (sonst Endlosschleife)</text:p>
            </text:list-item>
            <text:list-item>
              <text:p text:style-name="P460">Bsp. Mathe Fibonacci, Pascalsche Dreieck</text:p>
            </text:list-item>
            <text:list-item>
              <text:p text:style-name="P461">Grundlegendes Konzept, da Schleifen funktionalem Konzept widersprechen</text:p>
            </text:list-item>
          </text:list>
        </text:list-item>
        <text:list-item>
          <text:p text:style-name="P462">Konzept Akkumulator (akkumuliert)</text:p>
          <text:list text:continue-numbering="true">
            <text:list-item>
              <text:p text:style-name="P463">Bsp. list-of-sums with the local function list-of-sums-accu that also gets a accu as parameter (aufaddieren von Listen Elementen)</text:p>
            </text:list-item>
            <text:list-item>
              <text:p text:style-name="P464">Akkumulator Speicher für Zwischenergebnisse?</text:p>
            </text:list-item>
          </text:list>
        </text:list-item>
        <text:list-item>
          <text:p text:style-name="P465">Standardfunktionen</text:p>
          <text:list text:continue-numbering="true">
            <text:list-item>
              <text:p text:style-name="P466">filter ;; Type: (X -&gt; boolean) (list of X) -&gt; (list of X)<text:line-break/>Entfernt alle Elemente, die nicht dem Prädikat entsprechen</text:p>
            </text:list-item>
            <text:list-item>
              <text:p text:style-name="P467">map ;; Type: (X -&gt; Y) (list of X) -&gt; (list of Y)<text:line-break/>(heißt auch Projektion, X wird auf Y projiziert))</text:p>
            </text:list-item>
            <text:list-item>
              <text:p text:style-name="P468">foldl (von links nach rechts) und foldr ;; Type: (X Y -&gt; Y) Y (list of X) -&gt; Y<text:line-break/>Mit Initialwert komulieren aller Listenelemente<text:line-break/>foldl: linksassoziativ, foldr: rechtsassoziativ</text:p>
            </text:list-item>
          </text:list>
        </text:list-item>
      </text:list>
      <text:h text:style-name="Überschrift2" text:outline-level="2"><text:bookmark-start text:name="_Toc123721417"/>Entwurfskonzept<text:bookmark-end text:name="_Toc123721417"/></text:h>
      <text:list text:style-name="WWNum63" text:continue-numbering="true">
        <text:list-item>
          <text:p text:style-name="P469">Top-down schrittweise Verfeinerung, in Funktionen aufteilen (an Funktionen delegieren), die man dann später implementiert (on the fly structs designen) (wieder lieber Konstanten als Werte direkt reinschreiben)</text:p>
        </text:list-item>
      </text:list>
      <text:h text:style-name="Überschrift1" text:outline-level="1"><text:bookmark-start text:name="_Toc123721418"/>Fehlerbehandlung<text:bookmark-end text:name="_Toc123721418"/></text:h>
      <text:list text:style-name="LFO64" text:continue-numbering="true">
        <text:list-item>
          <text:p text:style-name="P470">Laufzeitfehler (nicht von Compiler, Programmabruch, Ausgabe Call-Stack) (z.B. für durch Sprache ausgeschlossene Laufzeitfehler teilen durhc 0 bei double durch *_INFINITY und NaN)</text:p>
        </text:list-item>
        <text:list-item>
          <text:p text:style-name="P471">Exception Klassen sind alle Subtypen von java.lang.Exception<text:s/>(Konstruktor mit String message and getter) (für debugging exc.printStackTrace();) (häufig wird eigene abgeleitet)</text:p>
        </text:list-item>
        <text:list-item>
          <text:p text:style-name="P472">Mechanik<text:s/>Exception</text:p>
          <text:list text:continue-numbering="true">
            <text:list-item>
              <text:p text:style-name="P473">throw objektVonThrowable; (muss in Methodenkopf durch throws Klasse1, … (throws-Klausel) gekennzeichnet werden, beim Überschrieben von Subtypen, kann es spezieller werden)<text:line-break/>Methodenausführung wird beendet</text:p>
            </text:list-item>
            <text:list-item>
              <text:p text:style-name="P474">try{/*Anweisungen try-Block*/}<text:line-break/>catch(ExcKlasse identifier<text:s/>[<text:s/>| Klasse2<text:s/>id2]){/*Anweisungen catch-Block*/}<text:line-break/>catch(…){…}…<text:line-break/>[finally{/*Anweisungen*/}]<text:line-break/>wird eine Exception geworfen, wird der try-Block beendet und der erste passende catch-Block ausgeführt, sonst werden nach try-Block alle catch-Blöcke übersprungen</text:p>
              <text:list text:continue-numbering="true">
                <text:list-item>
                  <text:p text:style-name="P475">try-with-resources: try(Klasse id = …; Klasse2 id2 = …; …){…<text:line-break/>muss Interface AutoCloasable mit void close() implementieren</text:p>
                </text:list-item>
              </text:list>
            </text:list-item>
            <text:list-item>
              <text:p text:style-name="P476">jede Exception muss gefangen oder durch throws-Klausel weitergereicht werden (in den meisten Interpretern bei main keine throws.Klausel erlaubt)<text:line-break/>Außer java.lang.RuntimeException und Subtypen (sonst Aufwand zu hoch (alle /0, usw.)<text:line-break/>(Bsp.: ArithmeticException, ClassCastException, IndexOutOfBoundsException, NegativeArraySizeException, NullPointerException (NullPointer auch bei throw null;))</text:p>
            </text:list-item>
          </text:list>
        </text:list-item>
        <text:list-item>
          <text:p text:style-name="P477">Exception neben java.lang.Error Subtyp von java.lang.Throwable (letztere aber eher für Entwicklung)<text:line-break/>Error-Klassen gedacht für Fall, der nicht sinnvoll gefangen werden kann (wird nicht ausversehen durch Exception e gefangen)</text:p>
        </text:list-item>
        <text:list-item>
          <text:p text:style-name="P478"><text:span text:style-name="C98">AssertionError</text:span><text:s/>extends Error mit verkürzter Schreibweise:<text:line-break/>assert bedinung: messageOfAssertionErrorAsString;<text:line-break/>kurz: assert bedinung;<text:s/><text:line-break/><text:soft-page-break/>(wenn Bedinung falsch wird entsprechender AssertionError geworfen)<text:s/>(Können durch Setzungen für den Compiler abgeschaltet werden)</text:p>
        </text:list-item>
        <text:list-item>
          <text:p text:style-name="P480">Quasi-Standard zum Methodentesten<text:s/><text:span text:style-name="C99">JUnit-Tests</text:span><text:s/>(im Gegensatz zu vorherigen Exceptions (White-Box-Test), Black-Box-Test)</text:p>
          <text:list text:continue-numbering="true">
            <text:list-item>
              <text:list>
                <text:list-item>
                  <text:p text:style-name="P482">Import static org.junit.Assert.assertEquals;</text:p>
                </text:list-item>
                <text:list-item>
                  <text:p text:style-name="P483">Import static org.junit.Assert.assertTrue;</text:p>
                </text:list-item>
                <text:list-item>
                  <text:p text:style-name="P484">Import static org.junit.jupiter.api.Assertions.assertThrows;</text:p>
                </text:list-item>
                <text:list-item>
                  <text:p text:style-name="P485">Import org.junit.jupiter.apiTest;</text:p>
                </text:list-item>
                <text:list-item>
                  <text:p text:style-name="P486">Import org.junit.jupiter.api.BeforeEach;</text:p>
                </text:list-item>
              </text:list>
            </text:list-item>
            <text:list-item>
              <text:p text:style-name="P487">Tests in separate Klasse in dieser:</text:p>
              <text:list text:continue-numbering="true">
                <text:list-item>
                  <text:p text:style-name="P488">@Test //wird JUnit aufgerufen werden alle Methoden mit dieser<text:s/><text:span text:style-name="C100">Annotierung</text:span><text:s/>nacheinander aufgerufen)<text:line-break/>public void someIdentifier(){/*zu Testende Anweisungen z.B. assertEquals(2, 1+1);*/}</text:p>
                </text:list-item>
                <text:list-item>
                  <text:p text:style-name="P490">@BeforeEach //wird direkt vor jeder Testmethode ausgeführt<text:line-break/>public void name(){/*Anweisungen*/}</text:p>
                </text:list-item>
                <text:list-item>
                  <text:p text:style-name="P491">assertEquals(controlWert, wert) liefert fehler, wenn nicht gleich<text:s/>(test mit .equals)</text:p>
                </text:list-item>
                <text:list-item>
                  <text:p text:style-name="P492">assertEquals(controlWert, min, max) wenn nicht in range</text:p>
                </text:list-item>
                <text:list-item>
                  <text:p text:style-name="P493">assertSame (Test auf Objektidentität)</text:p>
                </text:list-item>
                <text:list-item>
                  <text:p text:style-name="P494">assertThrows(Exc.Klassenname.class , ObjektVomInterfacejava.lang.reflect.Executable)<text:line-break/>(.class Klassenkonstante, Objekt mit Informationen zur Klasse) (funktionale Methode von Executable parameterlose void Methode)</text:p>
                </text:list-item>
              </text:list>
            </text:list-item>
          </text:list>
        </text:list-item>
      </text:list>
      <text:h text:style-name="Überschrift1" text:outline-level="1"><text:bookmark-start text:name="__RefHeading___Toc618_439839225"/><text:bookmark-start text:name="_Toc123510717"/><text:bookmark-start text:name="_Toc123721419"/>GUI<text:bookmark-end text:name="__RefHeading___Toc618_439839225"/><text:bookmark-end text:name="_Toc123510717"/><text:bookmark-end text:name="_Toc123721419"/></text:h>
      <text:h text:style-name="Überschrift2" text:outline-level="2"><text:bookmark-start text:name="__RefHeading___Toc620_439839225"/><text:bookmark-start text:name="_Toc123510718"/><text:bookmark-start text:name="_Toc123721420"/>(Applet)<text:bookmark-end text:name="__RefHeading___Toc620_439839225"/><text:bookmark-end text:name="_Toc123510718"/><text:bookmark-end text:name="_Toc123721420"/></text:h>
      <text:list text:style-name="WWNum54" text:continue-numbering="true">
        <text:list-item>
          <text:p text:style-name="P495">Eher leichtgewichtig</text:p>
        </text:list-item>
        <text:list-item>
          <text:p text:style-name="P496">Integration in HTML</text:p>
        </text:list-item>
        <text:list-item>
          <text:p text:style-name="P497">&lt;object codebase="link zum Code”</text:p>
        </text:list-item>
      </text:list>
      <text:p text:style-name="Textbody">classid="java:applets.Klassenname.class"</text:p>
      <text:p text:style-name="Textbody">codetype="application/x-java-applet”</text:p>
      <text:p text:style-name="Textbody">width="breite” height="höhe”&gt;&lt;/object&gt;</text:p>
      <text:list text:style-name="WWNum54" text:continue-numbering="true">
        <text:list-item>
          <text:p text:style-name="P498">entsprechende Klasse wird von java.awt.Applet abgeleitet und die public void paint(Graphics graphics)-Methode überschrieben</text:p>
        </text:list-item>
      </text:list>
      <text:h text:style-name="Überschrift2" text:outline-level="2"><text:bookmark-start text:name="__RefHeading___Toc622_439839225"/><text:bookmark-start text:name="_Toc123510719"/><text:bookmark-start text:name="_Toc123721421"/>Graphics<text:bookmark-end text:name="__RefHeading___Toc622_439839225"/><text:bookmark-end text:name="_Toc123510719"/><text:bookmark-end text:name="_Toc123721421"/></text:h>
      <text:list text:style-name="WWNum55" text:continue-numbering="true">
        <text:list-item>
          <text:p text:style-name="P499">Referenzpunkt für Positionierung von Formen oben links</text:p>
        </text:list-item>
        <text:list-item>
          <text:p text:style-name="P500">Color (new Color(r, g, b) je von 0 bis 255)</text:p>
        </text:list-item>
        <text:list-item>
          <text:p text:style-name="P501">repräsentiert Zeichenfläche und moderiert Zeichnen</text:p>
        </text:list-item>
        <text:list-item>
          <text:p text:style-name="P502">Bsp. Methoden:</text:p>
          <text:list text:continue-numbering="true">
            <text:list-item>
              <text:p text:style-name="P503">setColor(Color c)</text:p>
            </text:list-item>
            <text:list-item>
              <text:p text:style-name="P504">fillOval(x, y, durchmesser1, durchmesser2)</text:p>
            </text:list-item>
            <text:list-item>
              <text:p text:style-name="P505">drawOval(x, y, d1, d2)</text:p>
            </text:list-item>
            <text:list-item>
              <text:p text:style-name="P506">draw/fillRect(x,y,width; height)</text:p>
            </text:list-item>
            <text:list-item>
              <text:p text:style-name="P507">drawLine(startX, startY, endX, endY)</text:p>
            </text:list-item>
          </text:list>
        </text:list-item>
      </text:list>
      <text:h text:style-name="Überschrift1" text:outline-level="1"><text:bookmark-start text:name="_Toc123721422"/>Mathe<text:bookmark-end text:name="_Toc123721422"/></text:h>
      <text:list text:style-name="WWNum56" text:continue-numbering="true">
        <text:list-item>
          <text:p text:style-name="P508">Bisektionsverfahren zur Nullstellenfindung (Näherung bis zu einer Fehlertoleranz) (Suche durch Einschränkung eines Bereichs mit Vorzeichenwechsel) (in R)</text:p>
        </text:list-item>
      </text:list>
      <text:h text:style-name="Überschrift1" text:outline-level="1"><text:bookmark-start text:name="_Toc123721423"/>Random<text:bookmark-end text:name="_Toc123721423"/></text:h>
      <text:list text:style-name="WWNum58" text:continue-numbering="true">
        <text:list-item>
          <text:p text:style-name="P509">Iff steht für „... if, and only if,“</text:p>
        </text:list-item>
        <text:list-item>
          <text:p text:style-name="P510">Prädikat: Funktion mit booleschem Ergebni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ystem"/>
    <style:font-face style:name="Arial" svg:font-family="Arial" style:font-family-generic="swiss" style:font-pitch="variable" svg:panose-1="2 11 6 4 2 2 2 2 2 4"/>
    <style:font-face style:name="Liberation Serif" svg:font-family="Liberation Serif" style:font-family-generic="system"/>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Heading" style:default-outline-level="1">
      <style:text-properties fo:font-weight="bold" style:font-weight-asian="bold" fo:font-size="18pt" style:font-size-asian="18pt" fo:hyphenate="false"/>
    </style:style>
    <style:style style:name="Überschrift2" style:display-name="Überschrift 2" style:family="paragraph" style:parent-style-name="Heading" style:default-outline-level="2">
      <style:text-properties fo:font-weight="bold" style:font-weight-asian="bold" fo:font-size="16pt" style:font-size-asian="16pt" fo:hyphenate="false"/>
    </style:style>
    <style:style style:name="Überschrift3" style:display-name="Überschrift 3" style:family="paragraph" style:parent-style-name="Standard" style:default-outline-level="3">
      <style:text-properties style:font-name="Arial" style:font-name-asian="Arial" style:font-name-complex="Arial" fo:font-size="15pt" style:font-size-asian="15pt" fo:hyphenate="false"/>
    </style:style>
    <style:style style:name="Überschrift4" style:display-name="Überschrift 4" style:family="paragraph" style:parent-style-name="Standard" style:default-outline-level="4">
      <style:text-properties style:font-name="Arial" style:font-name-asian="Arial" style:font-name-complex="Arial" fo:font-weight="bold" style:font-weight-asian="bold" fo:font-size="13pt" style:font-size-asian="13pt" fo:hyphenate="false"/>
    </style:style>
    <style:style style:name="Überschrift5" style:display-name="Überschrift 5" style:family="paragraph" style:parent-style-name="Standard" style:default-outline-level="5">
      <style:text-properties style:font-name="Arial" style:font-name-asian="Arial" style:font-name-complex="Arial" fo:font-weight="bold" style:font-weight-asian="bold" fo:hyphenate="false"/>
    </style:style>
    <style:style style:name="Überschrift6" style:display-name="Überschrift 6" style:family="paragraph" style:parent-style-name="Standard" style:default-outline-level="6">
      <style:text-properties style:font-name="Arial" style:font-name-asian="Arial" style:font-name-complex="Arial" fo:font-weight="bold" style:font-weight-asian="bold" fo:font-size="11pt" style:font-size-asian="11pt" fo:hyphenate="false"/>
    </style:style>
    <style:style style:name="Überschrift7" style:display-name="Überschrift 7" style:family="paragraph" style:parent-style-name="Standard" style:default-outline-level="7">
      <style:text-properties style:font-name="Arial" style:font-name-asian="Arial" style:font-name-complex="Arial" fo:font-weight="bold" style:font-weight-asian="bold" fo:font-style="italic" style:font-style-asian="italic" fo:font-size="11pt" style:font-size-asian="11pt" fo:hyphenate="false"/>
    </style:style>
    <style:style style:name="Überschrift8" style:display-name="Überschrift 8" style:family="paragraph" style:parent-style-name="Standard" style:default-outline-level="8">
      <style:text-properties style:font-name="Arial" style:font-name-asian="Arial" style:font-name-complex="Arial" fo:font-style="italic" style:font-style-asian="italic" fo:font-size="11pt" style:font-size-asian="11pt" fo:hyphenate="false"/>
    </style:style>
    <style:style style:name="Überschrift9" style:display-name="Überschrift 9" style:family="paragraph" style:parent-style-name="Standard" style:default-outline-level="9">
      <style:text-properties style:font-name="Arial" style:font-name-asian="Arial" style:font-name-complex="Arial" fo:font-style="italic" style:font-style-asian="italic" fo:font-size="10.5pt" style:font-size-asian="10.5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text-properties style:font-name="Arial" style:font-name-asian="Arial" style:font-name-complex="Arial" fo:font-size="20pt" style:font-size-asian="20pt"/>
    </style:style>
    <style:style style:name="Heading2Char" style:display-name="Heading 2 Char" style:family="text">
      <style:text-properties style:font-name="Arial" style:font-name-asian="Arial" style:font-name-complex="Arial" fo:font-size="17pt" style:font-size-asian="17pt"/>
    </style:style>
    <style:style style:name="Heading3Char" style:display-name="Heading 3 Char" style:family="text">
      <style:text-properties style:font-name="Arial" style:font-name-asian="Arial" style:font-name-complex="Arial" fo:font-size="15pt" style:font-size-asian="15pt"/>
    </style:style>
    <style:style style:name="Heading4Char" style:display-name="Heading 4 Char" style:family="text">
      <style:text-properties style:font-name="Arial" style:font-name-asian="Arial" style:font-name-complex="Arial" fo:font-weight="bold" style:font-weight-asian="bold" fo:font-size="13pt" style:font-size-asian="13pt"/>
    </style:style>
    <style:style style:name="Heading5Char" style:display-name="Heading 5 Char" style:family="text">
      <style:text-properties style:font-name="Arial" style:font-name-asian="Arial" style:font-name-complex="Arial" fo:font-weight="bold" style:font-weight-asian="bold" fo:font-size="12pt" style:font-size-asian="12pt"/>
    </style:style>
    <style:style style:name="Heading6Char" style:display-name="Heading 6 Char" style:family="text">
      <style:text-properties style:font-name="Arial" style:font-name-asian="Arial" style:font-name-complex="Arial" fo:font-weight="bold" style:font-weight-asian="bold" fo:font-size="11pt" style:font-size-asian="11pt"/>
    </style:style>
    <style:style style:name="Heading7Char" style:display-name="Heading 7 Char" style:family="text">
      <style:text-properties style:font-name="Arial" style:font-name-asian="Arial" style:font-name-complex="Arial" fo:font-weight="bold" style:font-weight-asian="bold" fo:font-style="italic" style:font-style-asian="italic" fo:font-size="11pt" style:font-size-asian="11pt"/>
    </style:style>
    <style:style style:name="Heading8Char" style:display-name="Heading 8 Char" style:family="text">
      <style:text-properties style:font-name="Arial" style:font-name-asian="Arial" style:font-name-complex="Arial" fo:font-style="italic" style:font-style-asian="italic" fo:font-size="11pt" style:font-size-asian="11pt"/>
    </style:style>
    <style:style style:name="Heading9Char" style:display-name="Heading 9 Char" style:family="text">
      <style:text-properties style:font-name="Arial" style:font-name-asian="Arial" style:font-name-complex="Arial" fo:font-style="italic" style:font-style-asian="italic" fo:font-size="10.5pt" style:font-size-asian="10.5pt"/>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KeinLeerraum" style:display-name="Kein Leerraum" style:family="paragraph">
      <style:text-properties fo:hyphenate="false"/>
    </style:style>
    <style:style style:name="Titel" style:display-name="Titel" style:family="paragraph" style:parent-style-name="Heading">
      <style:text-properties fo:font-weight="bold" style:font-weight-asian="bold" fo:font-size="28pt" style:font-size-asian="28pt" fo:hyphenate="false"/>
    </style:style>
    <style:style style:name="TitleChar" style:display-name="Title Char" style:family="text">
      <style:text-properties fo:font-size="24pt" style:font-size-asian="24pt"/>
    </style:style>
    <style:style style:name="Untertitel" style:display-name="Untertitel" style:family="paragraph" style:parent-style-name="Standard">
      <style:text-properties fo:hyphenate="false"/>
    </style:style>
    <style:style style:name="SubtitleChar" style:display-name="Subtitle Char" style:family="text">
      <style:text-properties fo:font-size="12pt" style:font-size-asian="12pt"/>
    </style:style>
    <style:style style:name="Zitat" style:display-name="Zitat" style:family="paragraph" style:parent-style-name="Standard">
      <style:text-properties fo:font-style="italic" style:font-style-asian="italic" fo:hyphenate="false"/>
    </style:style>
    <style:style style:name="QuoteChar" style:display-name="Quote Char" style:family="text">
      <style:text-properties fo:font-style="italic" style:font-style-asian="italic"/>
    </style:style>
    <style:style style:name="IntensivesZitat" style:display-name="Intensives Zitat" style:family="paragraph" style:parent-style-name="Standard">
      <style:text-properties fo:font-style="italic" style:font-style-asian="italic" fo:hyphenate="false"/>
    </style:style>
    <style:style style:name="IntenseQuoteChar" style:display-name="Intense Quote Char" style:family="text">
      <style:text-properties fo:font-style="italic" style:font-style-asian="italic"/>
    </style:style>
    <style:style style:name="Kopfzeile" style:display-name="Kopfzeile" style:family="paragraph" style:parent-style-name="Standard">
      <style:paragraph-properties>
        <style:tab-stops>
          <style:tab-stop style:type="center" style:position="4.9604in"/>
          <style:tab-stop style:type="right" style:position="9.9215in"/>
        </style:tab-stops>
      </style:paragraph-properties>
      <style:text-properties fo:hyphenate="false"/>
    </style:style>
    <style:style style:name="HeaderChar" style:display-name="Header Char" style:family="text"/>
    <style:style style:name="Fußzeile" style:display-name="Fußzeile" style:family="paragraph" style:parent-style-name="HeaderandFooter">
      <style:paragraph-properties>
        <style:tab-stops>
          <style:tab-stop style:type="center" style:position="3.3458in"/>
          <style:tab-stop style:type="right" style:position="6.693in"/>
        </style:tab-stops>
      </style:paragraph-properties>
      <style:text-properties fo:hyphenate="false"/>
    </style:style>
    <style:style style:name="FooterChar" style:display-name="Footer Char" style:family="text"/>
    <style:style style:name="Beschriftung" style:display-name="Beschriftung" style:family="paragraph" style:parent-style-name="Standard">
      <style:text-properties fo:font-style="italic" style:font-style-asian="italic" fo:hyphenate="false"/>
    </style:style>
    <style:style style:name="CaptionChar" style:display-name="Caption Char" style:family="text"/>
    <style:style style:name="Fußnotentext" style:display-name="Fußnotentext" style:family="paragraph" style:parent-style-name="Standard">
      <style:text-properties fo:font-size="9pt" style:font-size-asian="9pt" fo:hyphenate="false"/>
    </style:style>
    <style:style style:name="FootnoteTextChar" style:display-name="Footnote Text Char" style:family="text">
      <style:text-properties fo:font-size="9pt" style:font-size-asian="9pt"/>
    </style:style>
    <style:style style:name="Fußnotenzeichen" style:display-name="Fußnotenzeichen" style:family="text">
      <style:text-properties style:text-position="super 63.6%"/>
    </style:style>
    <style:style style:name="Endnotentext" style:display-name="Endnotentext" style:family="paragraph" style:parent-style-name="Standard">
      <style:text-properties fo:hyphenate="false"/>
    </style:style>
    <style:style style:name="EndnoteTextChar" style:display-name="Endnote Text Char" style:family="text">
      <style:text-properties fo:font-size="10pt" style:font-size-asian="10pt"/>
    </style:style>
    <style:style style:name="Endnotenzeichen" style:display-name="Endnotenzeichen" style:family="text">
      <style:text-properties style:text-position="super 63.6%"/>
    </style:style>
    <style:style style:name="Verzeichnis1" style:display-name="Verzeichnis 1" style:family="paragraph" style:parent-style-name="Standard">
      <style:text-properties fo:hyphenate="false"/>
    </style:style>
    <style:style style:name="Verzeichnis2" style:display-name="Verzeichnis 2" style:family="paragraph" style:parent-style-name="Standard">
      <style:text-properties fo:hyphenate="false"/>
    </style:style>
    <style:style style:name="Verzeichnis3" style:display-name="Verzeichnis 3" style:family="paragraph" style:parent-style-name="Standard">
      <style:paragraph-properties fo:margin-bottom="0.0395in" fo:margin-left="0.3937in">
        <style:tab-stops/>
      </style:paragraph-properties>
      <style:text-properties fo:hyphenate="false"/>
    </style:style>
    <style:style style:name="Verzeichnis4" style:display-name="Verzeichnis 4" style:family="paragraph" style:parent-style-name="Standard">
      <style:paragraph-properties fo:margin-bottom="0.0395in" fo:margin-left="0.5902in">
        <style:tab-stops/>
      </style:paragraph-properties>
      <style:text-properties fo:hyphenate="false"/>
    </style:style>
    <style:style style:name="Verzeichnis5" style:display-name="Verzeichnis 5" style:family="paragraph" style:parent-style-name="Standard">
      <style:paragraph-properties fo:margin-bottom="0.0395in" fo:margin-left="0.7875in">
        <style:tab-stops/>
      </style:paragraph-properties>
      <style:text-properties fo:hyphenate="false"/>
    </style:style>
    <style:style style:name="Verzeichnis6" style:display-name="Verzeichnis 6" style:family="paragraph" style:parent-style-name="Standard">
      <style:paragraph-properties fo:margin-bottom="0.0395in" fo:margin-left="0.984in">
        <style:tab-stops/>
      </style:paragraph-properties>
      <style:text-properties fo:hyphenate="false"/>
    </style:style>
    <style:style style:name="Verzeichnis7" style:display-name="Verzeichnis 7" style:family="paragraph" style:parent-style-name="Standard">
      <style:paragraph-properties fo:margin-bottom="0.0395in" fo:margin-left="1.1812in">
        <style:tab-stops/>
      </style:paragraph-properties>
      <style:text-properties fo:hyphenate="false"/>
    </style:style>
    <style:style style:name="Verzeichnis8" style:display-name="Verzeichnis 8" style:family="paragraph" style:parent-style-name="Standard">
      <style:paragraph-properties fo:margin-bottom="0.0395in" fo:margin-left="1.3777in">
        <style:tab-stops/>
      </style:paragraph-properties>
      <style:text-properties fo:hyphenate="false"/>
    </style:style>
    <style:style style:name="Verzeichnis9" style:display-name="Verzeichnis 9" style:family="paragraph" style:parent-style-name="Standard">
      <style:paragraph-properties fo:margin-bottom="0.0395in" fo:margin-left="1.575in">
        <style:tab-stops/>
      </style:paragraph-properties>
      <style:text-properties fo:hyphenate="false"/>
    </style:style>
    <style:style style:name="Inhaltsverzeichnisüberschrift" style:display-name="Inhaltsverzeichnisüberschrift" style:family="paragraph">
      <style:text-properties fo:hyphenate="false"/>
    </style:style>
    <style:style style:name="Abbildungsverzeichnis" style:display-name="Abbildungsverzeichnis" style:family="paragraph" style:parent-style-name="Standard">
      <style:text-properties fo:hyphenate="false"/>
    </style:style>
    <style:style style:name="DStyle_paragraph" style:display-name="DStyle_paragraph" style:family="paragraph">
      <style:text-properties style:font-name="Liberation Serif" style:font-name-asian="Liberation Serif" style:font-name-complex="Liberation Serif" fo:color="#000000" fo:font-size="12pt" style:font-size-asian="12pt" fo:hyphenate="false"/>
    </style:style>
    <style:style style:name="Heading" style:display-name="Heading" style:family="paragraph" style:parent-style-name="Standard">
      <style:text-properties style:font-name="Liberation Sans" style:font-name-asian="Liberation Sans" style:font-name-complex="Liberation Sans" fo:font-size="14pt" style:font-size-asian="14pt" fo:hyphenate="false"/>
    </style:style>
    <style:style style:name="Textbody" style:display-name="Text body" style:family="paragraph" style:parent-style-name="Standard">
      <style:text-properties fo:hyphenate="false"/>
    </style:style>
    <style:style style:name="Liste" style:display-name="Liste" style:family="paragraph" style:parent-style-name="Textbody">
      <style:text-properties fo:hyphenate="false"/>
    </style:style>
    <style:style style:name="Index" style:display-name="Index" style:family="paragraph" style:parent-style-name="Standard">
      <style:text-properties fo:hyphenate="false"/>
    </style:style>
    <style:style style:name="Footnote" style:display-name="Footnote" style:family="paragraph" style:parent-style-name="Standard">
      <style:text-properties fo:hyphenate="false"/>
    </style:style>
    <style:style style:name="Endnote" style:display-name="Endnote" style:family="paragraph" style:parent-style-name="Standard">
      <style:text-properties fo:hyphenate="false"/>
    </style:style>
    <style:style style:name="Framecontents" style:display-name="Frame contents" style:family="paragraph" style:parent-style-name="Standard">
      <style:text-properties fo:hyphenate="false"/>
    </style:style>
    <style:style style:name="HeaderandFooter" style:display-name="Header and Footer" style:family="paragraph" style:parent-style-name="Standard">
      <style:paragraph-properties>
        <style:tab-stops>
          <style:tab-stop style:type="center" style:position="3.4625in"/>
          <style:tab-stop style:type="right" style:position="6.925in"/>
        </style:tab-stops>
      </style:paragraph-properties>
      <style:text-properties fo:hyphenate="false"/>
    </style:style>
    <style:style style:name="Indexüberschrift" style:display-name="Indexüberschrift" style:family="paragraph" style:parent-style-name="Heading">
      <style:text-properties fo:font-weight="bold" style:font-weight-asian="bold" fo:font-size="16pt" style:font-size-asian="16pt" fo:hyphenate="false"/>
    </style:style>
    <style:style style:name="ContentsHeading" style:display-name="Contents Heading" style:family="paragraph" style:parent-style-name="Indexüberschrift">
      <style:text-properties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925in"/>
        </style:tab-stops>
      </style:paragraph-properties>
      <style:text-properties fo:hyphenate="false"/>
    </style:style>
    <style:style style:name="FootnoteSymbol" style:display-name="Footnote Symbol" style:family="text"/>
    <style:style style:name="Footnoteanchor" style:display-name="Footnote anchor" style:family="text">
      <style:text-properties style:text-position="super 63.6%"/>
    </style:style>
    <style:style style:name="EndnoteSymbol" style:display-name="Endnote Symbol" style:family="text"/>
    <style:style style:name="Endnoteanchor" style:display-name="Endnote anchor" style:family="text">
      <style:text-properties style:text-position="super 63.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Internetlink0" style:display-name="Internet link" style:family="text">
      <style:text-properties fo:color="#0563C1" style:text-underline-type="single" style:text-underline-style="solid" style:text-underline-width="auto" style:text-underline-mode="continuous" style:text-underline-color="font-color"/>
    </style:style>
    <style:style style:name="T1" style:display-name="T1" style:family="text">
      <style:text-properties style:font-name="OpenSymbol" style:font-name-asian="OpenSymbol" style:font-name-complex="OpenSymbol"/>
    </style:style>
    <style:style style:name="T2" style:display-name="T2" style:family="text">
      <style:text-properties style:font-name="OpenSymbol" style:font-name-asian="OpenSymbol" style:font-name-complex="OpenSymbol"/>
    </style:style>
    <style:style style:name="T3" style:display-name="T3" style:family="text">
      <style:text-properties style:font-name="OpenSymbol" style:font-name-asian="OpenSymbol" style:font-name-complex="OpenSymbol"/>
    </style:style>
    <style:style style:name="T4" style:display-name="T4" style:family="text">
      <style:text-properties style:font-name="OpenSymbol" style:font-name-asian="OpenSymbol" style:font-name-complex="OpenSymbol"/>
    </style:style>
    <style:style style:name="T5" style:display-name="T5" style:family="text">
      <style:text-properties style:font-name="OpenSymbol" style:font-name-asian="OpenSymbol" style:font-name-complex="OpenSymbol"/>
    </style:style>
    <style:style style:name="T6" style:display-name="T6" style:family="text">
      <style:text-properties style:font-name="OpenSymbol" style:font-name-asian="OpenSymbol" style:font-name-complex="OpenSymbol"/>
    </style:style>
    <style:style style:name="T7" style:display-name="T7" style:family="text">
      <style:text-properties style:font-name="OpenSymbol" style:font-name-asian="OpenSymbol" style:font-name-complex="OpenSymbol"/>
    </style:style>
    <style:style style:name="T8" style:display-name="T8" style:family="text">
      <style:text-properties style:font-name="OpenSymbol" style:font-name-asian="OpenSymbol" style:font-name-complex="OpenSymbol"/>
    </style:style>
    <style:style style:name="T9" style:display-name="T9" style:family="text">
      <style:text-properties style:font-name="OpenSymbol" style:font-name-asian="OpenSymbol" style:font-name-complex="OpenSymbol"/>
    </style:style>
    <style:style style:name="T10" style:display-name="T10" style:family="text">
      <style:text-properties style:font-name="OpenSymbol" style:font-name-asian="OpenSymbol" style:font-name-complex="OpenSymbol"/>
    </style:style>
    <style:style style:name="T11" style:display-name="T11" style:family="text">
      <style:text-properties style:font-name="OpenSymbol" style:font-name-asian="OpenSymbol" style:font-name-complex="OpenSymbol"/>
    </style:style>
    <style:style style:name="T12" style:display-name="T12" style:family="text">
      <style:text-properties style:font-name="OpenSymbol" style:font-name-asian="OpenSymbol" style:font-name-complex="OpenSymbol"/>
    </style:style>
    <style:style style:name="T13" style:display-name="T13" style:family="text">
      <style:text-properties style:font-name="OpenSymbol" style:font-name-asian="OpenSymbol" style:font-name-complex="OpenSymbol"/>
    </style:style>
    <style:style style:name="T14" style:display-name="T14" style:family="text">
      <style:text-properties style:font-name="OpenSymbol" style:font-name-asian="OpenSymbol" style:font-name-complex="OpenSymbol"/>
    </style:style>
    <style:style style:name="T15" style:display-name="T15" style:family="text">
      <style:text-properties style:font-name="OpenSymbol" style:font-name-asian="OpenSymbol" style:font-name-complex="OpenSymbol"/>
    </style:style>
    <style:style style:name="T16" style:display-name="T16" style:family="text">
      <style:text-properties style:font-name="OpenSymbol" style:font-name-asian="OpenSymbol" style:font-name-complex="OpenSymbol"/>
    </style:style>
    <style:style style:name="T17" style:display-name="T17" style:family="text">
      <style:text-properties style:font-name="OpenSymbol" style:font-name-asian="OpenSymbol" style:font-name-complex="OpenSymbol"/>
    </style:style>
    <style:style style:name="T18" style:display-name="T18" style:family="text">
      <style:text-properties style:font-name="OpenSymbol" style:font-name-asian="OpenSymbol" style:font-name-complex="OpenSymbol"/>
    </style:style>
    <style:style style:name="T19" style:display-name="T19" style:family="text">
      <style:text-properties style:font-name="OpenSymbol" style:font-name-asian="OpenSymbol" style:font-name-complex="OpenSymbol"/>
    </style:style>
    <style:style style:name="T20" style:display-name="T20" style:family="text">
      <style:text-properties style:font-name="OpenSymbol" style:font-name-asian="OpenSymbol" style:font-name-complex="OpenSymbol"/>
    </style:style>
    <style:style style:name="T21" style:display-name="T21" style:family="text">
      <style:text-properties style:font-name="OpenSymbol" style:font-name-asian="OpenSymbol" style:font-name-complex="OpenSymbol"/>
    </style:style>
    <style:style style:name="T22" style:display-name="T22" style:family="text">
      <style:text-properties style:font-name="OpenSymbol" style:font-name-asian="OpenSymbol" style:font-name-complex="OpenSymbol"/>
    </style:style>
    <style:style style:name="T23" style:display-name="T23" style:family="text">
      <style:text-properties style:font-name="OpenSymbol" style:font-name-asian="OpenSymbol" style:font-name-complex="OpenSymbol"/>
    </style:style>
    <style:style style:name="T24" style:display-name="T24" style:family="text">
      <style:text-properties style:font-name="OpenSymbol" style:font-name-asian="OpenSymbol" style:font-name-complex="OpenSymbol"/>
    </style:style>
    <style:style style:name="T25" style:display-name="T25" style:family="text">
      <style:text-properties style:font-name="OpenSymbol" style:font-name-asian="OpenSymbol" style:font-name-complex="OpenSymbol"/>
    </style:style>
    <style:style style:name="T26" style:display-name="T26" style:family="text">
      <style:text-properties style:font-name="OpenSymbol" style:font-name-asian="OpenSymbol" style:font-name-complex="OpenSymbol"/>
    </style:style>
    <style:style style:name="T27" style:display-name="T27" style:family="text">
      <style:text-properties style:font-name="OpenSymbol" style:font-name-asian="OpenSymbol" style:font-name-complex="OpenSymbol"/>
    </style:style>
    <style:style style:name="T28" style:display-name="T28" style:family="text">
      <style:text-properties style:font-name="OpenSymbol" style:font-name-asian="OpenSymbol" style:font-name-complex="OpenSymbol"/>
    </style:style>
    <style:style style:name="T29" style:display-name="T29" style:family="text">
      <style:text-properties style:font-name="OpenSymbol" style:font-name-asian="OpenSymbol" style:font-name-complex="OpenSymbol"/>
    </style:style>
    <style:style style:name="T30" style:display-name="T30" style:family="text">
      <style:text-properties style:font-name="OpenSymbol" style:font-name-asian="OpenSymbol" style:font-name-complex="OpenSymbol"/>
    </style:style>
    <style:style style:name="T31" style:display-name="T31" style:family="text">
      <style:text-properties style:font-name="OpenSymbol" style:font-name-asian="OpenSymbol" style:font-name-complex="OpenSymbol"/>
    </style:style>
    <style:style style:name="T32" style:display-name="T32" style:family="text">
      <style:text-properties style:font-name="OpenSymbol" style:font-name-asian="OpenSymbol" style:font-name-complex="OpenSymbol"/>
    </style:style>
    <style:style style:name="T33" style:display-name="T33" style:family="text">
      <style:text-properties style:font-name="OpenSymbol" style:font-name-asian="OpenSymbol" style:font-name-complex="OpenSymbol"/>
    </style:style>
    <style:style style:name="T34" style:display-name="T34" style:family="text">
      <style:text-properties style:font-name="OpenSymbol" style:font-name-asian="OpenSymbol" style:font-name-complex="OpenSymbol"/>
    </style:style>
    <style:style style:name="T35" style:display-name="T35" style:family="text">
      <style:text-properties style:font-name="OpenSymbol" style:font-name-asian="OpenSymbol" style:font-name-complex="OpenSymbol"/>
    </style:style>
    <style:style style:name="T36" style:display-name="T36" style:family="text">
      <style:text-properties style:font-name="OpenSymbol" style:font-name-asian="OpenSymbol" style:font-name-complex="OpenSymbol"/>
    </style:style>
    <style:style style:name="T37" style:display-name="T37" style:family="text">
      <style:text-properties style:font-name="OpenSymbol" style:font-name-asian="OpenSymbol" style:font-name-complex="OpenSymbol"/>
    </style:style>
    <style:style style:name="T38" style:display-name="T38" style:family="text">
      <style:text-properties style:font-name="OpenSymbol" style:font-name-asian="OpenSymbol" style:font-name-complex="OpenSymbol"/>
    </style:style>
    <style:style style:name="T39" style:display-name="T39" style:family="text">
      <style:text-properties style:font-name="OpenSymbol" style:font-name-asian="OpenSymbol" style:font-name-complex="OpenSymbol"/>
    </style:style>
    <style:style style:name="T40" style:display-name="T40" style:family="text">
      <style:text-properties style:font-name="OpenSymbol" style:font-name-asian="OpenSymbol" style:font-name-complex="OpenSymbol"/>
    </style:style>
    <style:style style:name="T41" style:display-name="T41" style:family="text">
      <style:text-properties style:font-name="OpenSymbol" style:font-name-asian="OpenSymbol" style:font-name-complex="OpenSymbol"/>
    </style:style>
    <style:style style:name="T42" style:display-name="T42" style:family="text">
      <style:text-properties style:font-name="OpenSymbol" style:font-name-asian="OpenSymbol" style:font-name-complex="OpenSymbol"/>
    </style:style>
    <style:style style:name="T43" style:display-name="T43" style:family="text">
      <style:text-properties style:font-name="OpenSymbol" style:font-name-asian="OpenSymbol" style:font-name-complex="OpenSymbol"/>
    </style:style>
    <style:style style:name="T44" style:display-name="T44" style:family="text">
      <style:text-properties style:font-name="OpenSymbol" style:font-name-asian="OpenSymbol" style:font-name-complex="OpenSymbol"/>
    </style:style>
    <style:style style:name="T45" style:display-name="T45" style:family="text">
      <style:text-properties style:font-name="OpenSymbol" style:font-name-asian="OpenSymbol" style:font-name-complex="OpenSymbol"/>
    </style:style>
    <style:style style:name="T46" style:display-name="T46" style:family="text">
      <style:text-properties style:font-name="OpenSymbol" style:font-name-asian="OpenSymbol" style:font-name-complex="OpenSymbol"/>
    </style:style>
    <style:style style:name="T47" style:display-name="T47" style:family="text">
      <style:text-properties style:font-name="OpenSymbol" style:font-name-asian="OpenSymbol" style:font-name-complex="OpenSymbol"/>
    </style:style>
    <style:style style:name="T48" style:display-name="T48" style:family="text">
      <style:text-properties style:font-name="OpenSymbol" style:font-name-asian="OpenSymbol" style:font-name-complex="OpenSymbol"/>
    </style:style>
    <style:style style:name="T49" style:display-name="T49" style:family="text">
      <style:text-properties style:font-name="OpenSymbol" style:font-name-asian="OpenSymbol" style:font-name-complex="OpenSymbol"/>
    </style:style>
    <style:style style:name="T50" style:display-name="T50" style:family="text">
      <style:text-properties style:font-name="OpenSymbol" style:font-name-asian="OpenSymbol" style:font-name-complex="OpenSymbol"/>
    </style:style>
    <style:style style:name="T51" style:display-name="T51" style:family="text">
      <style:text-properties style:font-name="OpenSymbol" style:font-name-asian="OpenSymbol" style:font-name-complex="OpenSymbol"/>
    </style:style>
    <style:style style:name="T52" style:display-name="T52" style:family="text">
      <style:text-properties style:font-name="OpenSymbol" style:font-name-asian="OpenSymbol" style:font-name-complex="OpenSymbol"/>
    </style:style>
    <style:style style:name="T53" style:display-name="T53" style:family="text">
      <style:text-properties style:font-name="OpenSymbol" style:font-name-asian="OpenSymbol" style:font-name-complex="OpenSymbol"/>
    </style:style>
    <style:style style:name="T54" style:display-name="T54" style:family="text">
      <style:text-properties style:font-name="OpenSymbol" style:font-name-asian="OpenSymbol" style:font-name-complex="OpenSymbol"/>
    </style:style>
    <style:style style:name="T55" style:display-name="T55" style:family="text">
      <style:text-properties style:font-name="OpenSymbol" style:font-name-asian="OpenSymbol" style:font-name-complex="OpenSymbol"/>
    </style:style>
    <style:style style:name="T56" style:display-name="T56" style:family="text">
      <style:text-properties style:font-name="OpenSymbol" style:font-name-asian="OpenSymbol" style:font-name-complex="OpenSymbol"/>
    </style:style>
    <style:style style:name="T57" style:display-name="T57" style:family="text">
      <style:text-properties style:font-name="OpenSymbol" style:font-name-asian="OpenSymbol" style:font-name-complex="OpenSymbol"/>
    </style:style>
    <style:style style:name="T58" style:display-name="T58" style:family="text">
      <style:text-properties style:font-name="OpenSymbol" style:font-name-asian="OpenSymbol" style:font-name-complex="OpenSymbol"/>
    </style:style>
    <style:style style:name="T59" style:display-name="T59" style:family="text">
      <style:text-properties style:font-name="OpenSymbol" style:font-name-asian="OpenSymbol" style:font-name-complex="OpenSymbol"/>
    </style:style>
    <style:style style:name="T60" style:display-name="T60" style:family="text">
      <style:text-properties style:font-name="OpenSymbol" style:font-name-asian="OpenSymbol" style:font-name-complex="OpenSymbol"/>
    </style:style>
    <style:style style:name="T61" style:display-name="T61" style:family="text">
      <style:text-properties style:font-name="OpenSymbol" style:font-name-asian="OpenSymbol" style:font-name-complex="OpenSymbol"/>
    </style:style>
    <style:style style:name="T62" style:display-name="T62" style:family="text">
      <style:text-properties style:font-name="OpenSymbol" style:font-name-asian="OpenSymbol" style:font-name-complex="OpenSymbol"/>
    </style:style>
    <style:style style:name="T63" style:display-name="T63" style:family="text">
      <style:text-properties style:font-name="OpenSymbol" style:font-name-asian="OpenSymbol" style:font-name-complex="OpenSymbol"/>
    </style:style>
    <style:style style:name="T64" style:display-name="T64" style:family="text">
      <style:text-properties style:font-name="OpenSymbol" style:font-name-asian="OpenSymbol" style:font-name-complex="OpenSymbol"/>
    </style:style>
    <style:style style:name="T65" style:display-name="T65" style:family="text">
      <style:text-properties style:font-name="OpenSymbol" style:font-name-asian="OpenSymbol" style:font-name-complex="OpenSymbol"/>
    </style:style>
    <style:style style:name="T66" style:display-name="T66" style:family="text">
      <style:text-properties style:font-name="OpenSymbol" style:font-name-asian="OpenSymbol" style:font-name-complex="OpenSymbol"/>
    </style:style>
    <style:style style:name="T67" style:display-name="T67" style:family="text">
      <style:text-properties style:font-name="OpenSymbol" style:font-name-asian="OpenSymbol" style:font-name-complex="OpenSymbol"/>
    </style:style>
    <style:style style:name="T68" style:display-name="T68" style:family="text">
      <style:text-properties style:font-name="OpenSymbol" style:font-name-asian="OpenSymbol" style:font-name-complex="OpenSymbol"/>
    </style:style>
    <style:style style:name="T69" style:display-name="T69" style:family="text">
      <style:text-properties style:font-name="OpenSymbol" style:font-name-asian="OpenSymbol" style:font-name-complex="OpenSymbol"/>
    </style:style>
    <style:style style:name="T70" style:display-name="T70" style:family="text">
      <style:text-properties style:font-name="OpenSymbol" style:font-name-asian="OpenSymbol" style:font-name-complex="OpenSymbol"/>
    </style:style>
    <style:style style:name="T71" style:display-name="T71" style:family="text">
      <style:text-properties style:font-name="OpenSymbol" style:font-name-asian="OpenSymbol" style:font-name-complex="OpenSymbol"/>
    </style:style>
    <style:style style:name="T72" style:display-name="T72" style:family="text">
      <style:text-properties style:font-name="OpenSymbol" style:font-name-asian="OpenSymbol" style:font-name-complex="OpenSymbol"/>
    </style:style>
    <style:style style:name="T73" style:display-name="T73" style:family="text">
      <style:text-properties style:font-name="OpenSymbol" style:font-name-asian="OpenSymbol" style:font-name-complex="OpenSymbol"/>
    </style:style>
    <style:style style:name="T74" style:display-name="T74" style:family="text">
      <style:text-properties style:font-name="OpenSymbol" style:font-name-asian="OpenSymbol" style:font-name-complex="OpenSymbol"/>
    </style:style>
    <style:style style:name="T75" style:display-name="T75" style:family="text">
      <style:text-properties style:font-name="OpenSymbol" style:font-name-asian="OpenSymbol" style:font-name-complex="OpenSymbol"/>
    </style:style>
    <style:style style:name="T76" style:display-name="T76" style:family="text">
      <style:text-properties style:font-name="OpenSymbol" style:font-name-asian="OpenSymbol" style:font-name-complex="OpenSymbol"/>
    </style:style>
    <style:style style:name="T77" style:display-name="T77" style:family="text">
      <style:text-properties style:font-name="OpenSymbol" style:font-name-asian="OpenSymbol" style:font-name-complex="OpenSymbol"/>
    </style:style>
    <style:style style:name="T78" style:display-name="T78" style:family="text">
      <style:text-properties style:font-name="OpenSymbol" style:font-name-asian="OpenSymbol" style:font-name-complex="OpenSymbol"/>
    </style:style>
    <style:style style:name="T79" style:display-name="T79" style:family="text">
      <style:text-properties style:font-name="OpenSymbol" style:font-name-asian="OpenSymbol" style:font-name-complex="OpenSymbol"/>
    </style:style>
    <style:style style:name="T80" style:display-name="T80" style:family="text">
      <style:text-properties style:font-name="OpenSymbol" style:font-name-asian="OpenSymbol" style:font-name-complex="OpenSymbol"/>
    </style:style>
    <style:style style:name="T81" style:display-name="T81" style:family="text">
      <style:text-properties style:font-name="OpenSymbol" style:font-name-asian="OpenSymbol" style:font-name-complex="OpenSymbol"/>
    </style:style>
    <style:style style:name="T82" style:display-name="T82" style:family="text">
      <style:text-properties style:font-name="OpenSymbol" style:font-name-asian="OpenSymbol" style:font-name-complex="OpenSymbol"/>
    </style:style>
    <style:style style:name="T83" style:display-name="T83" style:family="text">
      <style:text-properties style:font-name="OpenSymbol" style:font-name-asian="OpenSymbol" style:font-name-complex="OpenSymbol"/>
    </style:style>
    <style:style style:name="T84" style:display-name="T84" style:family="text">
      <style:text-properties style:font-name="OpenSymbol" style:font-name-asian="OpenSymbol" style:font-name-complex="OpenSymbol"/>
    </style:style>
    <style:style style:name="T85" style:display-name="T85" style:family="text">
      <style:text-properties style:font-name="OpenSymbol" style:font-name-asian="OpenSymbol" style:font-name-complex="OpenSymbol"/>
    </style:style>
    <style:style style:name="T86" style:display-name="T86" style:family="text">
      <style:text-properties style:font-name="OpenSymbol" style:font-name-asian="OpenSymbol" style:font-name-complex="OpenSymbol"/>
    </style:style>
    <style:style style:name="T87" style:display-name="T87" style:family="text">
      <style:text-properties style:font-name="OpenSymbol" style:font-name-asian="OpenSymbol" style:font-name-complex="OpenSymbol"/>
    </style:style>
    <style:style style:name="T88" style:display-name="T88" style:family="text">
      <style:text-properties style:font-name="OpenSymbol" style:font-name-asian="OpenSymbol" style:font-name-complex="OpenSymbol"/>
    </style:style>
    <style:style style:name="T89" style:display-name="T89" style:family="text">
      <style:text-properties style:font-name="OpenSymbol" style:font-name-asian="OpenSymbol" style:font-name-complex="OpenSymbol"/>
    </style:style>
    <style:style style:name="T90" style:display-name="T90" style:family="text">
      <style:text-properties style:font-name="OpenSymbol" style:font-name-asian="OpenSymbol" style:font-name-complex="OpenSymbol"/>
    </style:style>
    <style:style style:name="T91" style:display-name="T91" style:family="text">
      <style:text-properties style:font-name="OpenSymbol" style:font-name-asian="OpenSymbol" style:font-name-complex="OpenSymbol"/>
    </style:style>
    <style:style style:name="T92" style:display-name="T92" style:family="text">
      <style:text-properties style:font-name="OpenSymbol" style:font-name-asian="OpenSymbol" style:font-name-complex="OpenSymbol"/>
    </style:style>
    <style:style style:name="T93" style:display-name="T93" style:family="text">
      <style:text-properties style:font-name="OpenSymbol" style:font-name-asian="OpenSymbol" style:font-name-complex="OpenSymbol"/>
    </style:style>
    <style:style style:name="T94" style:display-name="T94" style:family="text">
      <style:text-properties style:font-name="OpenSymbol" style:font-name-asian="OpenSymbol" style:font-name-complex="OpenSymbol"/>
    </style:style>
    <style:style style:name="T95" style:display-name="T95" style:family="text">
      <style:text-properties style:font-name="OpenSymbol" style:font-name-asian="OpenSymbol" style:font-name-complex="OpenSymbol"/>
    </style:style>
    <style:style style:name="T96" style:display-name="T96" style:family="text">
      <style:text-properties style:font-name="OpenSymbol" style:font-name-asian="OpenSymbol" style:font-name-complex="OpenSymbol"/>
    </style:style>
    <style:style style:name="T97" style:display-name="T97" style:family="text">
      <style:text-properties style:font-name="OpenSymbol" style:font-name-asian="OpenSymbol" style:font-name-complex="OpenSymbol"/>
    </style:style>
    <style:style style:name="T98" style:display-name="T98" style:family="text">
      <style:text-properties style:font-name="OpenSymbol" style:font-name-asian="OpenSymbol" style:font-name-complex="OpenSymbol"/>
    </style:style>
    <style:style style:name="T99" style:display-name="T99" style:family="text">
      <style:text-properties style:font-name="OpenSymbol" style:font-name-asian="OpenSymbol" style:font-name-complex="OpenSymbol"/>
    </style:style>
    <style:style style:name="T100" style:display-name="T100" style:family="text">
      <style:text-properties style:font-name="OpenSymbol" style:font-name-asian="OpenSymbol" style:font-name-complex="OpenSymbol"/>
    </style:style>
    <style:style style:name="T101" style:display-name="T101" style:family="text">
      <style:text-properties style:font-name="OpenSymbol" style:font-name-asian="OpenSymbol" style:font-name-complex="OpenSymbol"/>
    </style:style>
    <style:style style:name="T102" style:display-name="T102" style:family="text">
      <style:text-properties style:font-name="OpenSymbol" style:font-name-asian="OpenSymbol" style:font-name-complex="OpenSymbol"/>
    </style:style>
    <style:style style:name="T103" style:display-name="T103" style:family="text">
      <style:text-properties style:font-name="OpenSymbol" style:font-name-asian="OpenSymbol" style:font-name-complex="OpenSymbol"/>
    </style:style>
    <style:style style:name="T104" style:display-name="T104" style:family="text">
      <style:text-properties style:font-name="OpenSymbol" style:font-name-asian="OpenSymbol" style:font-name-complex="OpenSymbol"/>
    </style:style>
    <style:style style:name="T105" style:display-name="T105" style:family="text">
      <style:text-properties style:font-name="OpenSymbol" style:font-name-asian="OpenSymbol" style:font-name-complex="OpenSymbol"/>
    </style:style>
    <style:style style:name="T106" style:display-name="T106" style:family="text">
      <style:text-properties style:font-name="OpenSymbol" style:font-name-asian="OpenSymbol" style:font-name-complex="OpenSymbol"/>
    </style:style>
    <style:style style:name="T107" style:display-name="T107" style:family="text">
      <style:text-properties style:font-name="OpenSymbol" style:font-name-asian="OpenSymbol" style:font-name-complex="OpenSymbol"/>
    </style:style>
    <style:style style:name="T108" style:display-name="T108" style:family="text">
      <style:text-properties style:font-name="OpenSymbol" style:font-name-asian="OpenSymbol" style:font-name-complex="OpenSymbol"/>
    </style:style>
    <style:style style:name="T109" style:display-name="T109" style:family="text">
      <style:text-properties style:font-name="OpenSymbol" style:font-name-asian="OpenSymbol" style:font-name-complex="OpenSymbol"/>
    </style:style>
    <style:style style:name="T110" style:display-name="T110" style:family="text">
      <style:text-properties style:font-name="OpenSymbol" style:font-name-asian="OpenSymbol" style:font-name-complex="OpenSymbol"/>
    </style:style>
    <style:style style:name="T111" style:display-name="T111" style:family="text">
      <style:text-properties style:font-name="OpenSymbol" style:font-name-asian="OpenSymbol" style:font-name-complex="OpenSymbol"/>
    </style:style>
    <style:style style:name="T112" style:display-name="T112" style:family="text">
      <style:text-properties style:font-name="OpenSymbol" style:font-name-asian="OpenSymbol" style:font-name-complex="OpenSymbol"/>
    </style:style>
    <style:style style:name="T113" style:display-name="T113" style:family="text">
      <style:text-properties style:font-name="OpenSymbol" style:font-name-asian="OpenSymbol" style:font-name-complex="OpenSymbol"/>
    </style:style>
    <style:style style:name="T114" style:display-name="T114" style:family="text">
      <style:text-properties style:font-name="OpenSymbol" style:font-name-asian="OpenSymbol" style:font-name-complex="OpenSymbol"/>
    </style:style>
    <style:style style:name="T115" style:display-name="T115" style:family="text">
      <style:text-properties style:font-name="OpenSymbol" style:font-name-asian="OpenSymbol" style:font-name-complex="OpenSymbol"/>
    </style:style>
    <style:style style:name="T116" style:display-name="T116" style:family="text">
      <style:text-properties style:font-name="OpenSymbol" style:font-name-asian="OpenSymbol" style:font-name-complex="OpenSymbol"/>
    </style:style>
    <style:style style:name="T117" style:display-name="T117" style:family="text">
      <style:text-properties style:font-name="OpenSymbol" style:font-name-asian="OpenSymbol" style:font-name-complex="OpenSymbol"/>
    </style:style>
    <style:style style:name="T118" style:display-name="T118" style:family="text">
      <style:text-properties style:font-name="OpenSymbol" style:font-name-asian="OpenSymbol" style:font-name-complex="OpenSymbol"/>
    </style:style>
    <style:style style:name="T119" style:display-name="T119" style:family="text">
      <style:text-properties style:font-name="OpenSymbol" style:font-name-asian="OpenSymbol" style:font-name-complex="OpenSymbol"/>
    </style:style>
    <style:style style:name="T120" style:display-name="T120" style:family="text">
      <style:text-properties style:font-name="OpenSymbol" style:font-name-asian="OpenSymbol" style:font-name-complex="OpenSymbol"/>
    </style:style>
    <style:style style:name="T121" style:display-name="T121" style:family="text">
      <style:text-properties style:font-name="OpenSymbol" style:font-name-asian="OpenSymbol" style:font-name-complex="OpenSymbol"/>
    </style:style>
    <style:style style:name="T122" style:display-name="T122" style:family="text">
      <style:text-properties style:font-name="OpenSymbol" style:font-name-asian="OpenSymbol" style:font-name-complex="OpenSymbol"/>
    </style:style>
    <style:style style:name="T123" style:display-name="T123" style:family="text">
      <style:text-properties style:font-name="OpenSymbol" style:font-name-asian="OpenSymbol" style:font-name-complex="OpenSymbol"/>
    </style:style>
    <style:style style:name="T124" style:display-name="T124" style:family="text">
      <style:text-properties style:font-name="OpenSymbol" style:font-name-asian="OpenSymbol" style:font-name-complex="OpenSymbol"/>
    </style:style>
    <style:style style:name="T125" style:display-name="T125" style:family="text">
      <style:text-properties style:font-name="OpenSymbol" style:font-name-asian="OpenSymbol" style:font-name-complex="OpenSymbol"/>
    </style:style>
    <style:style style:name="T126" style:display-name="T126" style:family="text">
      <style:text-properties style:font-name="OpenSymbol" style:font-name-asian="OpenSymbol" style:font-name-complex="OpenSymbol"/>
    </style:style>
    <style:style style:name="T127" style:display-name="T127" style:family="text">
      <style:text-properties style:font-name="OpenSymbol" style:font-name-asian="OpenSymbol" style:font-name-complex="OpenSymbol"/>
    </style:style>
    <style:style style:name="T128" style:display-name="T128" style:family="text">
      <style:text-properties style:font-name="OpenSymbol" style:font-name-asian="OpenSymbol" style:font-name-complex="OpenSymbol"/>
    </style:style>
    <style:style style:name="T129" style:display-name="T129" style:family="text">
      <style:text-properties style:font-name="OpenSymbol" style:font-name-asian="OpenSymbol" style:font-name-complex="OpenSymbol"/>
    </style:style>
    <style:style style:name="T130" style:display-name="T130" style:family="text">
      <style:text-properties style:font-name="OpenSymbol" style:font-name-asian="OpenSymbol" style:font-name-complex="OpenSymbol"/>
    </style:style>
    <style:style style:name="T131" style:display-name="T131" style:family="text">
      <style:text-properties style:font-name="OpenSymbol" style:font-name-asian="OpenSymbol" style:font-name-complex="OpenSymbol"/>
    </style:style>
    <style:style style:name="T132" style:display-name="T132" style:family="text">
      <style:text-properties style:font-name="OpenSymbol" style:font-name-asian="OpenSymbol" style:font-name-complex="OpenSymbol"/>
    </style:style>
    <style:style style:name="T133" style:display-name="T133" style:family="text">
      <style:text-properties style:font-name="OpenSymbol" style:font-name-asian="OpenSymbol" style:font-name-complex="OpenSymbol"/>
    </style:style>
    <style:style style:name="T134" style:display-name="T134" style:family="text">
      <style:text-properties style:font-name="OpenSymbol" style:font-name-asian="OpenSymbol" style:font-name-complex="OpenSymbol"/>
    </style:style>
    <style:style style:name="T135" style:display-name="T135" style:family="text">
      <style:text-properties style:font-name="OpenSymbol" style:font-name-asian="OpenSymbol" style:font-name-complex="OpenSymbol"/>
    </style:style>
    <style:style style:name="T136" style:display-name="T136" style:family="text">
      <style:text-properties style:font-name="OpenSymbol" style:font-name-asian="OpenSymbol" style:font-name-complex="OpenSymbol"/>
    </style:style>
    <style:style style:name="T137" style:display-name="T137" style:family="text">
      <style:text-properties style:font-name="OpenSymbol" style:font-name-asian="OpenSymbol" style:font-name-complex="OpenSymbol"/>
    </style:style>
    <style:style style:name="T138" style:display-name="T138" style:family="text">
      <style:text-properties style:font-name="OpenSymbol" style:font-name-asian="OpenSymbol" style:font-name-complex="OpenSymbol"/>
    </style:style>
    <style:style style:name="T139" style:display-name="T139" style:family="text">
      <style:text-properties style:font-name="OpenSymbol" style:font-name-asian="OpenSymbol" style:font-name-complex="OpenSymbol"/>
    </style:style>
    <style:style style:name="T140" style:display-name="T140" style:family="text">
      <style:text-properties style:font-name="OpenSymbol" style:font-name-asian="OpenSymbol" style:font-name-complex="OpenSymbol"/>
    </style:style>
    <style:style style:name="T141" style:display-name="T141" style:family="text">
      <style:text-properties style:font-name="OpenSymbol" style:font-name-asian="OpenSymbol" style:font-name-complex="OpenSymbol"/>
    </style:style>
    <style:style style:name="T142" style:display-name="T142" style:family="text">
      <style:text-properties style:font-name="OpenSymbol" style:font-name-asian="OpenSymbol" style:font-name-complex="OpenSymbol"/>
    </style:style>
    <style:style style:name="T143" style:display-name="T143" style:family="text">
      <style:text-properties style:font-name="OpenSymbol" style:font-name-asian="OpenSymbol" style:font-name-complex="OpenSymbol"/>
    </style:style>
    <style:style style:name="T144" style:display-name="T144" style:family="text">
      <style:text-properties style:font-name="OpenSymbol" style:font-name-asian="OpenSymbol" style:font-name-complex="OpenSymbol"/>
    </style:style>
    <style:style style:name="T145" style:display-name="T145" style:family="text">
      <style:text-properties style:font-name="OpenSymbol" style:font-name-asian="OpenSymbol" style:font-name-complex="OpenSymbol"/>
    </style:style>
    <style:style style:name="T146" style:display-name="T146" style:family="text">
      <style:text-properties style:font-name="OpenSymbol" style:font-name-asian="OpenSymbol" style:font-name-complex="OpenSymbol"/>
    </style:style>
    <style:style style:name="T147" style:display-name="T147" style:family="text">
      <style:text-properties style:font-name="OpenSymbol" style:font-name-asian="OpenSymbol" style:font-name-complex="OpenSymbol"/>
    </style:style>
    <style:style style:name="T148" style:display-name="T148" style:family="text">
      <style:text-properties style:font-name="OpenSymbol" style:font-name-asian="OpenSymbol" style:font-name-complex="OpenSymbol"/>
    </style:style>
    <style:style style:name="T149" style:display-name="T149" style:family="text">
      <style:text-properties style:font-name="OpenSymbol" style:font-name-asian="OpenSymbol" style:font-name-complex="OpenSymbol"/>
    </style:style>
    <style:style style:name="T150" style:display-name="T150" style:family="text">
      <style:text-properties style:font-name="OpenSymbol" style:font-name-asian="OpenSymbol" style:font-name-complex="OpenSymbol"/>
    </style:style>
    <style:style style:name="T151" style:display-name="T151" style:family="text">
      <style:text-properties style:font-name="OpenSymbol" style:font-name-asian="OpenSymbol" style:font-name-complex="OpenSymbol"/>
    </style:style>
    <style:style style:name="T152" style:display-name="T152" style:family="text">
      <style:text-properties style:font-name="OpenSymbol" style:font-name-asian="OpenSymbol" style:font-name-complex="OpenSymbol"/>
    </style:style>
    <style:style style:name="T153" style:display-name="T153" style:family="text">
      <style:text-properties style:font-name="OpenSymbol" style:font-name-asian="OpenSymbol" style:font-name-complex="OpenSymbol"/>
    </style:style>
    <style:style style:name="T154" style:display-name="T154" style:family="text">
      <style:text-properties style:font-name="OpenSymbol" style:font-name-asian="OpenSymbol" style:font-name-complex="OpenSymbol"/>
    </style:style>
    <style:style style:name="T155" style:display-name="T155" style:family="text">
      <style:text-properties style:font-name="OpenSymbol" style:font-name-asian="OpenSymbol" style:font-name-complex="OpenSymbol"/>
    </style:style>
    <style:style style:name="T156" style:display-name="T156" style:family="text">
      <style:text-properties style:font-name="OpenSymbol" style:font-name-asian="OpenSymbol" style:font-name-complex="OpenSymbol"/>
    </style:style>
    <style:style style:name="T157" style:display-name="T157" style:family="text">
      <style:text-properties style:font-name="OpenSymbol" style:font-name-asian="OpenSymbol" style:font-name-complex="OpenSymbol"/>
    </style:style>
    <style:style style:name="T158" style:display-name="T158" style:family="text">
      <style:text-properties style:font-name="OpenSymbol" style:font-name-asian="OpenSymbol" style:font-name-complex="OpenSymbol"/>
    </style:style>
    <style:style style:name="T159" style:display-name="T159" style:family="text">
      <style:text-properties style:font-name="OpenSymbol" style:font-name-asian="OpenSymbol" style:font-name-complex="OpenSymbol"/>
    </style:style>
    <style:style style:name="T160" style:display-name="T160" style:family="text">
      <style:text-properties style:font-name="OpenSymbol" style:font-name-asian="OpenSymbol" style:font-name-complex="OpenSymbol"/>
    </style:style>
    <style:style style:name="T161" style:display-name="T161" style:family="text">
      <style:text-properties style:font-name="OpenSymbol" style:font-name-asian="OpenSymbol" style:font-name-complex="OpenSymbol"/>
    </style:style>
    <style:style style:name="T162" style:display-name="T162" style:family="text">
      <style:text-properties style:font-name="OpenSymbol" style:font-name-asian="OpenSymbol" style:font-name-complex="OpenSymbol"/>
    </style:style>
    <style:style style:name="T163" style:display-name="T163" style:family="text">
      <style:text-properties style:font-name="OpenSymbol" style:font-name-asian="OpenSymbol" style:font-name-complex="OpenSymbol"/>
    </style:style>
    <style:style style:name="T164" style:display-name="T164" style:family="text">
      <style:text-properties style:font-name="OpenSymbol" style:font-name-asian="OpenSymbol" style:font-name-complex="OpenSymbol"/>
    </style:style>
    <style:style style:name="T165" style:display-name="T165" style:family="text">
      <style:text-properties style:font-name="OpenSymbol" style:font-name-asian="OpenSymbol" style:font-name-complex="OpenSymbol"/>
    </style:style>
    <style:style style:name="T166" style:display-name="T166" style:family="text">
      <style:text-properties style:font-name="OpenSymbol" style:font-name-asian="OpenSymbol" style:font-name-complex="OpenSymbol"/>
    </style:style>
    <style:style style:name="T167" style:display-name="T167" style:family="text">
      <style:text-properties style:font-name="OpenSymbol" style:font-name-asian="OpenSymbol" style:font-name-complex="OpenSymbol"/>
    </style:style>
    <style:style style:name="T168" style:display-name="T168" style:family="text">
      <style:text-properties style:font-name="OpenSymbol" style:font-name-asian="OpenSymbol" style:font-name-complex="OpenSymbol"/>
    </style:style>
    <style:style style:name="T169" style:display-name="T169" style:family="text">
      <style:text-properties style:font-name="OpenSymbol" style:font-name-asian="OpenSymbol" style:font-name-complex="OpenSymbol"/>
    </style:style>
    <style:style style:name="T170" style:display-name="T170" style:family="text">
      <style:text-properties style:font-name="OpenSymbol" style:font-name-asian="OpenSymbol" style:font-name-complex="OpenSymbol"/>
    </style:style>
    <style:style style:name="T171" style:display-name="T171" style:family="text">
      <style:text-properties style:font-name="OpenSymbol" style:font-name-asian="OpenSymbol" style:font-name-complex="OpenSymbol"/>
    </style:style>
    <style:style style:name="T172" style:display-name="T172" style:family="text">
      <style:text-properties style:font-name="OpenSymbol" style:font-name-asian="OpenSymbol" style:font-name-complex="OpenSymbol"/>
    </style:style>
    <style:style style:name="T173" style:display-name="T173" style:family="text">
      <style:text-properties style:font-name="OpenSymbol" style:font-name-asian="OpenSymbol" style:font-name-complex="OpenSymbol"/>
    </style:style>
    <style:style style:name="T174" style:display-name="T174" style:family="text">
      <style:text-properties style:font-name="OpenSymbol" style:font-name-asian="OpenSymbol" style:font-name-complex="OpenSymbol"/>
    </style:style>
    <style:style style:name="T175" style:display-name="T175" style:family="text">
      <style:text-properties style:font-name="OpenSymbol" style:font-name-asian="OpenSymbol" style:font-name-complex="OpenSymbol"/>
    </style:style>
    <style:style style:name="T176" style:display-name="T176" style:family="text">
      <style:text-properties style:font-name="OpenSymbol" style:font-name-asian="OpenSymbol" style:font-name-complex="OpenSymbol"/>
    </style:style>
    <style:style style:name="T177" style:display-name="T177" style:family="text">
      <style:text-properties style:font-name="OpenSymbol" style:font-name-asian="OpenSymbol" style:font-name-complex="OpenSymbol"/>
    </style:style>
    <style:style style:name="T178" style:display-name="T178" style:family="text">
      <style:text-properties style:font-name="OpenSymbol" style:font-name-asian="OpenSymbol" style:font-name-complex="OpenSymbol"/>
    </style:style>
    <style:style style:name="T179" style:display-name="T179" style:family="text">
      <style:text-properties style:font-name="OpenSymbol" style:font-name-asian="OpenSymbol" style:font-name-complex="OpenSymbol"/>
    </style:style>
    <style:style style:name="T180" style:display-name="T180" style:family="text">
      <style:text-properties style:font-name="OpenSymbol" style:font-name-asian="OpenSymbol" style:font-name-complex="OpenSymbol"/>
    </style:style>
    <style:style style:name="T181" style:display-name="T181" style:family="text">
      <style:text-properties style:font-name="OpenSymbol" style:font-name-asian="OpenSymbol" style:font-name-complex="OpenSymbol"/>
    </style:style>
    <style:style style:name="T182" style:display-name="T182" style:family="text">
      <style:text-properties style:font-name="OpenSymbol" style:font-name-asian="OpenSymbol" style:font-name-complex="OpenSymbol"/>
    </style:style>
    <style:style style:name="T183" style:display-name="T183" style:family="text">
      <style:text-properties style:font-name="OpenSymbol" style:font-name-asian="OpenSymbol" style:font-name-complex="OpenSymbol"/>
    </style:style>
    <style:style style:name="T184" style:display-name="T184" style:family="text">
      <style:text-properties style:font-name="OpenSymbol" style:font-name-asian="OpenSymbol" style:font-name-complex="OpenSymbol"/>
    </style:style>
    <style:style style:name="T185" style:display-name="T185" style:family="text">
      <style:text-properties style:font-name="OpenSymbol" style:font-name-asian="OpenSymbol" style:font-name-complex="OpenSymbol"/>
    </style:style>
    <style:style style:name="T186" style:display-name="T186" style:family="text">
      <style:text-properties style:font-name="OpenSymbol" style:font-name-asian="OpenSymbol" style:font-name-complex="OpenSymbol"/>
    </style:style>
    <style:style style:name="T187" style:display-name="T187" style:family="text">
      <style:text-properties style:font-name="OpenSymbol" style:font-name-asian="OpenSymbol" style:font-name-complex="OpenSymbol"/>
    </style:style>
    <style:style style:name="T188" style:display-name="T188" style:family="text">
      <style:text-properties style:font-name="OpenSymbol" style:font-name-asian="OpenSymbol" style:font-name-complex="OpenSymbol"/>
    </style:style>
    <style:style style:name="T189" style:display-name="T189" style:family="text">
      <style:text-properties style:font-name="OpenSymbol" style:font-name-asian="OpenSymbol" style:font-name-complex="OpenSymbol"/>
    </style:style>
    <style:style style:name="T190" style:display-name="T190" style:family="text">
      <style:text-properties style:font-name="OpenSymbol" style:font-name-asian="OpenSymbol" style:font-name-complex="OpenSymbol"/>
    </style:style>
    <style:style style:name="T191" style:display-name="T191" style:family="text">
      <style:text-properties style:font-name="OpenSymbol" style:font-name-asian="OpenSymbol" style:font-name-complex="OpenSymbol"/>
    </style:style>
    <style:style style:name="T192" style:display-name="T192" style:family="text">
      <style:text-properties style:font-name="OpenSymbol" style:font-name-asian="OpenSymbol" style:font-name-complex="OpenSymbol"/>
    </style:style>
    <style:style style:name="T193" style:display-name="T193" style:family="text">
      <style:text-properties style:font-name="OpenSymbol" style:font-name-asian="OpenSymbol" style:font-name-complex="OpenSymbol"/>
    </style:style>
    <style:style style:name="T194" style:display-name="T194" style:family="text">
      <style:text-properties style:font-name="OpenSymbol" style:font-name-asian="OpenSymbol" style:font-name-complex="OpenSymbol"/>
    </style:style>
    <style:style style:name="T195" style:display-name="T195" style:family="text">
      <style:text-properties style:font-name="OpenSymbol" style:font-name-asian="OpenSymbol" style:font-name-complex="OpenSymbol"/>
    </style:style>
    <style:style style:name="T196" style:display-name="T196" style:family="text">
      <style:text-properties style:font-name="OpenSymbol" style:font-name-asian="OpenSymbol" style:font-name-complex="OpenSymbol"/>
    </style:style>
    <style:style style:name="T197" style:display-name="T197" style:family="text">
      <style:text-properties style:font-name="OpenSymbol" style:font-name-asian="OpenSymbol" style:font-name-complex="OpenSymbol"/>
    </style:style>
    <style:style style:name="T198" style:display-name="T198" style:family="text">
      <style:text-properties style:font-name="OpenSymbol" style:font-name-asian="OpenSymbol" style:font-name-complex="OpenSymbol"/>
    </style:style>
    <style:style style:name="T199" style:display-name="T199" style:family="text">
      <style:text-properties style:font-name="OpenSymbol" style:font-name-asian="OpenSymbol" style:font-name-complex="OpenSymbol"/>
    </style:style>
    <style:style style:name="T200" style:display-name="T200" style:family="text">
      <style:text-properties style:font-name="OpenSymbol" style:font-name-asian="OpenSymbol" style:font-name-complex="OpenSymbol"/>
    </style:style>
    <style:style style:name="T201" style:display-name="T201" style:family="text">
      <style:text-properties style:font-name="OpenSymbol" style:font-name-asian="OpenSymbol" style:font-name-complex="OpenSymbol"/>
    </style:style>
    <style:style style:name="T202" style:display-name="T202" style:family="text">
      <style:text-properties style:font-name="OpenSymbol" style:font-name-asian="OpenSymbol" style:font-name-complex="OpenSymbol"/>
    </style:style>
    <style:style style:name="T203" style:display-name="T203" style:family="text">
      <style:text-properties style:font-name="OpenSymbol" style:font-name-asian="OpenSymbol" style:font-name-complex="OpenSymbol"/>
    </style:style>
    <style:style style:name="T204" style:display-name="T204" style:family="text">
      <style:text-properties style:font-name="OpenSymbol" style:font-name-asian="OpenSymbol" style:font-name-complex="OpenSymbol"/>
    </style:style>
    <style:style style:name="T205" style:display-name="T205" style:family="text">
      <style:text-properties style:font-name="OpenSymbol" style:font-name-asian="OpenSymbol" style:font-name-complex="OpenSymbol"/>
    </style:style>
    <style:style style:name="T206" style:display-name="T206" style:family="text">
      <style:text-properties style:font-name="OpenSymbol" style:font-name-asian="OpenSymbol" style:font-name-complex="OpenSymbol"/>
    </style:style>
    <style:style style:name="T207" style:display-name="T207" style:family="text">
      <style:text-properties style:font-name="OpenSymbol" style:font-name-asian="OpenSymbol" style:font-name-complex="OpenSymbol"/>
    </style:style>
    <style:style style:name="T208" style:display-name="T208" style:family="text">
      <style:text-properties style:font-name="OpenSymbol" style:font-name-asian="OpenSymbol" style:font-name-complex="OpenSymbol"/>
    </style:style>
    <style:style style:name="T209" style:display-name="T209" style:family="text">
      <style:text-properties style:font-name="OpenSymbol" style:font-name-asian="OpenSymbol" style:font-name-complex="OpenSymbol"/>
    </style:style>
    <style:style style:name="T210" style:display-name="T210" style:family="text">
      <style:text-properties style:font-name="OpenSymbol" style:font-name-asian="OpenSymbol" style:font-name-complex="OpenSymbol"/>
    </style:style>
    <style:style style:name="T211" style:display-name="T211" style:family="text">
      <style:text-properties style:font-name="OpenSymbol" style:font-name-asian="OpenSymbol" style:font-name-complex="OpenSymbol"/>
    </style:style>
    <style:style style:name="T212" style:display-name="T212" style:family="text">
      <style:text-properties style:font-name="OpenSymbol" style:font-name-asian="OpenSymbol" style:font-name-complex="OpenSymbol"/>
    </style:style>
    <style:style style:name="T213" style:display-name="T213" style:family="text">
      <style:text-properties style:font-name="OpenSymbol" style:font-name-asian="OpenSymbol" style:font-name-complex="OpenSymbol"/>
    </style:style>
    <style:style style:name="T214" style:display-name="T214" style:family="text">
      <style:text-properties style:font-name="OpenSymbol" style:font-name-asian="OpenSymbol" style:font-name-complex="OpenSymbol"/>
    </style:style>
    <style:style style:name="T215" style:display-name="T215" style:family="text">
      <style:text-properties style:font-name="OpenSymbol" style:font-name-asian="OpenSymbol" style:font-name-complex="OpenSymbol"/>
    </style:style>
    <style:style style:name="T216" style:display-name="T216" style:family="text">
      <style:text-properties style:font-name="OpenSymbol" style:font-name-asian="OpenSymbol" style:font-name-complex="OpenSymbol"/>
    </style:style>
    <style:style style:name="T217" style:display-name="T217" style:family="text">
      <style:text-properties style:font-name="Symbol" style:font-name-asian="Symbol" style:font-name-complex="Symbol"/>
    </style:style>
    <style:style style:name="T218" style:display-name="T218" style:family="text">
      <style:text-properties style:font-name="Courier New" style:font-name-asian="Courier New" style:font-name-complex="Courier New"/>
    </style:style>
    <style:style style:name="T219" style:display-name="T219" style:family="text">
      <style:text-properties style:font-name="Wingdings" style:font-name-asian="Wingdings" style:font-name-complex="Wingdings"/>
    </style:style>
    <style:style style:name="T220" style:display-name="T220" style:family="text">
      <style:text-properties style:font-name="Symbol" style:font-name-asian="Symbol" style:font-name-complex="Symbol"/>
    </style:style>
    <style:style style:name="T221" style:display-name="T221" style:family="text">
      <style:text-properties style:font-name="Courier New" style:font-name-asian="Courier New" style:font-name-complex="Courier New"/>
    </style:style>
    <style:style style:name="T222" style:display-name="T222" style:family="text">
      <style:text-properties style:font-name="Wingdings" style:font-name-asian="Wingdings" style:font-name-complex="Wingdings"/>
    </style:style>
    <style:style style:name="T223" style:display-name="T223" style:family="text">
      <style:text-properties style:font-name="Symbol" style:font-name-asian="Symbol" style:font-name-complex="Symbol"/>
    </style:style>
    <style:style style:name="T224" style:display-name="T224" style:family="text">
      <style:text-properties style:font-name="Courier New" style:font-name-asian="Courier New" style:font-name-complex="Courier New"/>
    </style:style>
    <style:style style:name="T225" style:display-name="T225" style:family="text">
      <style:text-properties style:font-name="Wingdings" style:font-name-asian="Wingdings" style:font-name-complex="Wingdings"/>
    </style:style>
    <style:style style:name="T226" style:display-name="T226" style:family="text">
      <style:text-properties style:font-name="OpenSymbol" style:font-name-asian="OpenSymbol" style:font-name-complex="OpenSymbol"/>
    </style:style>
    <style:style style:name="T227" style:display-name="T227" style:family="text">
      <style:text-properties style:font-name="OpenSymbol" style:font-name-asian="OpenSymbol" style:font-name-complex="OpenSymbol"/>
    </style:style>
    <style:style style:name="T228" style:display-name="T228" style:family="text">
      <style:text-properties style:font-name="OpenSymbol" style:font-name-asian="OpenSymbol" style:font-name-complex="OpenSymbol"/>
    </style:style>
    <style:style style:name="T229" style:display-name="T229" style:family="text">
      <style:text-properties style:font-name="OpenSymbol" style:font-name-asian="OpenSymbol" style:font-name-complex="OpenSymbol"/>
    </style:style>
    <style:style style:name="T230" style:display-name="T230" style:family="text">
      <style:text-properties style:font-name="OpenSymbol" style:font-name-asian="OpenSymbol" style:font-name-complex="OpenSymbol"/>
    </style:style>
    <style:style style:name="T231" style:display-name="T231" style:family="text">
      <style:text-properties style:font-name="OpenSymbol" style:font-name-asian="OpenSymbol" style:font-name-complex="OpenSymbol"/>
    </style:style>
    <style:style style:name="T232" style:display-name="T232" style:family="text">
      <style:text-properties style:font-name="OpenSymbol" style:font-name-asian="OpenSymbol" style:font-name-complex="OpenSymbol"/>
    </style:style>
    <style:style style:name="T233" style:display-name="T233" style:family="text">
      <style:text-properties style:font-name="OpenSymbol" style:font-name-asian="OpenSymbol" style:font-name-complex="OpenSymbol"/>
    </style:style>
    <style:style style:name="T234" style:display-name="T234" style:family="text">
      <style:text-properties style:font-name="OpenSymbol" style:font-name-asian="OpenSymbol" style:font-name-complex="OpenSymbol"/>
    </style:style>
    <style:style style:name="T235" style:display-name="T235" style:family="text">
      <style:text-properties style:font-name="OpenSymbol" style:font-name-asian="OpenSymbol" style:font-name-complex="OpenSymbol"/>
    </style:style>
    <style:style style:name="T236" style:display-name="T236" style:family="text">
      <style:text-properties style:font-name="OpenSymbol" style:font-name-asian="OpenSymbol" style:font-name-complex="OpenSymbol"/>
    </style:style>
    <style:style style:name="T237" style:display-name="T237" style:family="text">
      <style:text-properties style:font-name="OpenSymbol" style:font-name-asian="OpenSymbol" style:font-name-complex="OpenSymbol"/>
    </style:style>
    <style:style style:name="T238" style:display-name="T238" style:family="text">
      <style:text-properties style:font-name="OpenSymbol" style:font-name-asian="OpenSymbol" style:font-name-complex="OpenSymbol"/>
    </style:style>
    <style:style style:name="T239" style:display-name="T239" style:family="text">
      <style:text-properties style:font-name="OpenSymbol" style:font-name-asian="OpenSymbol" style:font-name-complex="OpenSymbol"/>
    </style:style>
    <style:style style:name="T240" style:display-name="T240" style:family="text">
      <style:text-properties style:font-name="OpenSymbol" style:font-name-asian="OpenSymbol" style:font-name-complex="OpenSymbol"/>
    </style:style>
    <style:style style:name="T241" style:display-name="T241" style:family="text">
      <style:text-properties style:font-name="OpenSymbol" style:font-name-asian="OpenSymbol" style:font-name-complex="OpenSymbol"/>
    </style:style>
    <style:style style:name="T242" style:display-name="T242" style:family="text">
      <style:text-properties style:font-name="OpenSymbol" style:font-name-asian="OpenSymbol" style:font-name-complex="OpenSymbol"/>
    </style:style>
    <style:style style:name="T243" style:display-name="T243" style:family="text">
      <style:text-properties style:font-name="OpenSymbol" style:font-name-asian="OpenSymbol" style:font-name-complex="OpenSymbol"/>
    </style:style>
    <style:style style:name="T244" style:display-name="T244" style:family="text">
      <style:text-properties style:font-name="Symbol" style:font-name-asian="Symbol" style:font-name-complex="Symbol"/>
    </style:style>
    <style:style style:name="T245" style:display-name="T245" style:family="text">
      <style:text-properties style:font-name="Courier New" style:font-name-asian="Courier New" style:font-name-complex="Courier New"/>
    </style:style>
    <style:style style:name="T246" style:display-name="T246" style:family="text">
      <style:text-properties style:font-name="Wingdings" style:font-name-asian="Wingdings" style:font-name-complex="Wingdings"/>
    </style:style>
    <style:style style:name="T247" style:display-name="T247" style:family="text">
      <style:text-properties style:font-name="Symbol" style:font-name-asian="Symbol" style:font-name-complex="Symbol"/>
    </style:style>
    <style:style style:name="T248" style:display-name="T248" style:family="text">
      <style:text-properties style:font-name="Courier New" style:font-name-asian="Courier New" style:font-name-complex="Courier New"/>
    </style:style>
    <style:style style:name="T249" style:display-name="T249" style:family="text">
      <style:text-properties style:font-name="Wingdings" style:font-name-asian="Wingdings" style:font-name-complex="Wingdings"/>
    </style:style>
    <style:style style:name="T250" style:display-name="T250" style:family="text">
      <style:text-properties style:font-name="Symbol" style:font-name-asian="Symbol" style:font-name-complex="Symbol"/>
    </style:style>
    <style:style style:name="T251" style:display-name="T251" style:family="text">
      <style:text-properties style:font-name="Courier New" style:font-name-asian="Courier New" style:font-name-complex="Courier New"/>
    </style:style>
    <style:style style:name="T252" style:display-name="T252" style:family="text">
      <style:text-properties style:font-name="Wingdings" style:font-name-asian="Wingdings" style:font-name-complex="Wingdings"/>
    </style:style>
    <style:style style:name="T253" style:display-name="T253" style:family="text">
      <style:text-properties style:font-name="OpenSymbol" style:font-name-asian="OpenSymbol" style:font-name-complex="OpenSymbol"/>
    </style:style>
    <style:style style:name="T254" style:display-name="T254" style:family="text">
      <style:text-properties style:font-name="OpenSymbol" style:font-name-asian="OpenSymbol" style:font-name-complex="OpenSymbol"/>
    </style:style>
    <style:style style:name="T255" style:display-name="T255" style:family="text">
      <style:text-properties style:font-name="OpenSymbol" style:font-name-asian="OpenSymbol" style:font-name-complex="OpenSymbol"/>
    </style:style>
    <style:style style:name="T256" style:display-name="T256" style:family="text">
      <style:text-properties style:font-name="OpenSymbol" style:font-name-asian="OpenSymbol" style:font-name-complex="OpenSymbol"/>
    </style:style>
    <style:style style:name="T257" style:display-name="T257" style:family="text">
      <style:text-properties style:font-name="OpenSymbol" style:font-name-asian="OpenSymbol" style:font-name-complex="OpenSymbol"/>
    </style:style>
    <style:style style:name="T258" style:display-name="T258" style:family="text">
      <style:text-properties style:font-name="OpenSymbol" style:font-name-asian="OpenSymbol" style:font-name-complex="OpenSymbol"/>
    </style:style>
    <style:style style:name="T259" style:display-name="T259" style:family="text">
      <style:text-properties style:font-name="OpenSymbol" style:font-name-asian="OpenSymbol" style:font-name-complex="OpenSymbol"/>
    </style:style>
    <style:style style:name="T260" style:display-name="T260" style:family="text">
      <style:text-properties style:font-name="OpenSymbol" style:font-name-asian="OpenSymbol" style:font-name-complex="OpenSymbol"/>
    </style:style>
    <style:style style:name="T261" style:display-name="T261" style:family="text">
      <style:text-properties style:font-name="OpenSymbol" style:font-name-asian="OpenSymbol" style:font-name-complex="OpenSymbol"/>
    </style:style>
    <style:style style:name="T262" style:display-name="T262" style:family="text">
      <style:text-properties style:font-name="OpenSymbol" style:font-name-asian="OpenSymbol" style:font-name-complex="OpenSymbol"/>
    </style:style>
    <style:style style:name="T263" style:display-name="T263" style:family="text">
      <style:text-properties style:font-name="OpenSymbol" style:font-name-asian="OpenSymbol" style:font-name-complex="OpenSymbol"/>
    </style:style>
    <style:style style:name="T264" style:display-name="T264" style:family="text">
      <style:text-properties style:font-name="OpenSymbol" style:font-name-asian="OpenSymbol" style:font-name-complex="OpenSymbol"/>
    </style:style>
    <style:style style:name="T265" style:display-name="T265" style:family="text">
      <style:text-properties style:font-name="OpenSymbol" style:font-name-asian="OpenSymbol" style:font-name-complex="OpenSymbol"/>
    </style:style>
    <style:style style:name="T266" style:display-name="T266" style:family="text">
      <style:text-properties style:font-name="OpenSymbol" style:font-name-asian="OpenSymbol" style:font-name-complex="OpenSymbol"/>
    </style:style>
    <style:style style:name="T267" style:display-name="T267" style:family="text">
      <style:text-properties style:font-name="OpenSymbol" style:font-name-asian="OpenSymbol" style:font-name-complex="OpenSymbol"/>
    </style:style>
    <style:style style:name="T268" style:display-name="T268" style:family="text">
      <style:text-properties style:font-name="OpenSymbol" style:font-name-asian="OpenSymbol" style:font-name-complex="OpenSymbol"/>
    </style:style>
    <style:style style:name="T269" style:display-name="T269" style:family="text">
      <style:text-properties style:font-name="OpenSymbol" style:font-name-asian="OpenSymbol" style:font-name-complex="OpenSymbol"/>
    </style:style>
    <style:style style:name="T270" style:display-name="T270" style:family="text">
      <style:text-properties style:font-name="OpenSymbol" style:font-name-asian="OpenSymbol" style:font-name-complex="OpenSymbol"/>
    </style:style>
    <style:style style:name="T271" style:display-name="T271" style:family="text">
      <style:text-properties style:font-name="OpenSymbol" style:font-name-asian="OpenSymbol" style:font-name-complex="OpenSymbol"/>
    </style:style>
    <style:style style:name="T272" style:display-name="T272" style:family="text">
      <style:text-properties style:font-name="OpenSymbol" style:font-name-asian="OpenSymbol" style:font-name-complex="OpenSymbol"/>
    </style:style>
    <style:style style:name="T273" style:display-name="T273" style:family="text">
      <style:text-properties style:font-name="OpenSymbol" style:font-name-asian="OpenSymbol" style:font-name-complex="OpenSymbol"/>
    </style:style>
    <style:style style:name="T274" style:display-name="T274" style:family="text">
      <style:text-properties style:font-name="OpenSymbol" style:font-name-asian="OpenSymbol" style:font-name-complex="OpenSymbol"/>
    </style:style>
    <style:style style:name="T275" style:display-name="T275" style:family="text">
      <style:text-properties style:font-name="OpenSymbol" style:font-name-asian="OpenSymbol" style:font-name-complex="OpenSymbol"/>
    </style:style>
    <style:style style:name="T276" style:display-name="T276" style:family="text">
      <style:text-properties style:font-name="OpenSymbol" style:font-name-asian="OpenSymbol" style:font-name-complex="OpenSymbol"/>
    </style:style>
    <style:style style:name="T277" style:display-name="T277" style:family="text">
      <style:text-properties style:font-name="OpenSymbol" style:font-name-asian="OpenSymbol" style:font-name-complex="OpenSymbol"/>
    </style:style>
    <style:style style:name="T278" style:display-name="T278" style:family="text">
      <style:text-properties style:font-name="OpenSymbol" style:font-name-asian="OpenSymbol" style:font-name-complex="OpenSymbol"/>
    </style:style>
    <style:style style:name="T279" style:display-name="T279" style:family="text">
      <style:text-properties style:font-name="OpenSymbol" style:font-name-asian="OpenSymbol" style:font-name-complex="OpenSymbol"/>
    </style:style>
    <style:style style:name="T280" style:display-name="T280" style:family="text">
      <style:text-properties style:font-name="OpenSymbol" style:font-name-asian="OpenSymbol" style:font-name-complex="OpenSymbol"/>
    </style:style>
    <style:style style:name="T281" style:display-name="T281" style:family="text">
      <style:text-properties style:font-name="OpenSymbol" style:font-name-asian="OpenSymbol" style:font-name-complex="OpenSymbol"/>
    </style:style>
    <style:style style:name="T282" style:display-name="T282" style:family="text">
      <style:text-properties style:font-name="OpenSymbol" style:font-name-asian="OpenSymbol" style:font-name-complex="OpenSymbol"/>
    </style:style>
    <style:style style:name="T283" style:display-name="T283" style:family="text">
      <style:text-properties style:font-name="OpenSymbol" style:font-name-asian="OpenSymbol" style:font-name-complex="OpenSymbol"/>
    </style:style>
    <style:style style:name="T284" style:display-name="T284" style:family="text">
      <style:text-properties style:font-name="OpenSymbol" style:font-name-asian="OpenSymbol" style:font-name-complex="OpenSymbol"/>
    </style:style>
    <style:style style:name="T285" style:display-name="T285" style:family="text">
      <style:text-properties style:font-name="OpenSymbol" style:font-name-asian="OpenSymbol" style:font-name-complex="OpenSymbol"/>
    </style:style>
    <style:style style:name="T286" style:display-name="T286" style:family="text">
      <style:text-properties style:font-name="OpenSymbol" style:font-name-asian="OpenSymbol" style:font-name-complex="OpenSymbol"/>
    </style:style>
    <style:style style:name="T287" style:display-name="T287" style:family="text">
      <style:text-properties style:font-name="OpenSymbol" style:font-name-asian="OpenSymbol" style:font-name-complex="OpenSymbol"/>
    </style:style>
    <style:style style:name="T288" style:display-name="T288" style:family="text">
      <style:text-properties style:font-name="OpenSymbol" style:font-name-asian="OpenSymbol" style:font-name-complex="OpenSymbol"/>
    </style:style>
    <style:style style:name="T289" style:display-name="T289" style:family="text">
      <style:text-properties style:font-name="OpenSymbol" style:font-name-asian="OpenSymbol" style:font-name-complex="OpenSymbol"/>
    </style:style>
    <style:style style:name="T290" style:display-name="T290" style:family="text">
      <style:text-properties style:font-name="OpenSymbol" style:font-name-asian="OpenSymbol" style:font-name-complex="OpenSymbol"/>
    </style:style>
    <style:style style:name="T291" style:display-name="T291" style:family="text">
      <style:text-properties style:font-name="OpenSymbol" style:font-name-asian="OpenSymbol" style:font-name-complex="OpenSymbol"/>
    </style:style>
    <style:style style:name="T292" style:display-name="T292" style:family="text">
      <style:text-properties style:font-name="OpenSymbol" style:font-name-asian="OpenSymbol" style:font-name-complex="OpenSymbol"/>
    </style:style>
    <style:style style:name="T293" style:display-name="T293" style:family="text">
      <style:text-properties style:font-name="OpenSymbol" style:font-name-asian="OpenSymbol" style:font-name-complex="OpenSymbol"/>
    </style:style>
    <style:style style:name="T294" style:display-name="T294" style:family="text">
      <style:text-properties style:font-name="OpenSymbol" style:font-name-asian="OpenSymbol" style:font-name-complex="OpenSymbol"/>
    </style:style>
    <style:style style:name="T295" style:display-name="T295" style:family="text">
      <style:text-properties style:font-name="OpenSymbol" style:font-name-asian="OpenSymbol" style:font-name-complex="OpenSymbol"/>
    </style:style>
    <style:style style:name="T296" style:display-name="T296" style:family="text">
      <style:text-properties style:font-name="OpenSymbol" style:font-name-asian="OpenSymbol" style:font-name-complex="OpenSymbol"/>
    </style:style>
    <style:style style:name="T297" style:display-name="T297" style:family="text">
      <style:text-properties style:font-name="OpenSymbol" style:font-name-asian="OpenSymbol" style:font-name-complex="OpenSymbol"/>
    </style:style>
    <style:style style:name="T298" style:display-name="T298" style:family="text">
      <style:text-properties style:font-name="OpenSymbol" style:font-name-asian="OpenSymbol" style:font-name-complex="OpenSymbol"/>
    </style:style>
    <style:style style:name="T299" style:display-name="T299" style:family="text">
      <style:text-properties style:font-name="OpenSymbol" style:font-name-asian="OpenSymbol" style:font-name-complex="OpenSymbol"/>
    </style:style>
    <style:style style:name="T300" style:display-name="T300" style:family="text">
      <style:text-properties style:font-name="OpenSymbol" style:font-name-asian="OpenSymbol" style:font-name-complex="OpenSymbol"/>
    </style:style>
    <style:style style:name="T301" style:display-name="T301" style:family="text">
      <style:text-properties style:font-name="OpenSymbol" style:font-name-asian="OpenSymbol" style:font-name-complex="OpenSymbol"/>
    </style:style>
    <style:style style:name="T302" style:display-name="T302" style:family="text">
      <style:text-properties style:font-name="OpenSymbol" style:font-name-asian="OpenSymbol" style:font-name-complex="OpenSymbol"/>
    </style:style>
    <style:style style:name="T303" style:display-name="T303" style:family="text">
      <style:text-properties style:font-name="OpenSymbol" style:font-name-asian="OpenSymbol" style:font-name-complex="OpenSymbol"/>
    </style:style>
    <style:style style:name="T304" style:display-name="T304" style:family="text">
      <style:text-properties style:font-name="OpenSymbol" style:font-name-asian="OpenSymbol" style:font-name-complex="OpenSymbol"/>
    </style:style>
    <style:style style:name="T305" style:display-name="T305" style:family="text">
      <style:text-properties style:font-name="OpenSymbol" style:font-name-asian="OpenSymbol" style:font-name-complex="OpenSymbol"/>
    </style:style>
    <style:style style:name="T306" style:display-name="T306" style:family="text">
      <style:text-properties style:font-name="OpenSymbol" style:font-name-asian="OpenSymbol" style:font-name-complex="OpenSymbol"/>
    </style:style>
    <style:style style:name="T307" style:display-name="T307" style:family="text">
      <style:text-properties style:font-name="OpenSymbol" style:font-name-asian="OpenSymbol" style:font-name-complex="OpenSymbol"/>
    </style:style>
    <style:style style:name="T308" style:display-name="T308" style:family="text">
      <style:text-properties style:font-name="OpenSymbol" style:font-name-asian="OpenSymbol" style:font-name-complex="OpenSymbol"/>
    </style:style>
    <style:style style:name="T309" style:display-name="T309" style:family="text">
      <style:text-properties style:font-name="OpenSymbol" style:font-name-asian="OpenSymbol" style:font-name-complex="OpenSymbol"/>
    </style:style>
    <style:style style:name="T310" style:display-name="T310" style:family="text">
      <style:text-properties style:font-name="OpenSymbol" style:font-name-asian="OpenSymbol" style:font-name-complex="OpenSymbol"/>
    </style:style>
    <style:style style:name="T311" style:display-name="T311" style:family="text">
      <style:text-properties style:font-name="OpenSymbol" style:font-name-asian="OpenSymbol" style:font-name-complex="OpenSymbol"/>
    </style:style>
    <style:style style:name="T312" style:display-name="T312" style:family="text">
      <style:text-properties style:font-name="OpenSymbol" style:font-name-asian="OpenSymbol" style:font-name-complex="OpenSymbol"/>
    </style:style>
    <style:style style:name="T313" style:display-name="T313" style:family="text">
      <style:text-properties style:font-name="OpenSymbol" style:font-name-asian="OpenSymbol" style:font-name-complex="OpenSymbol"/>
    </style:style>
    <style:style style:name="T314" style:display-name="T314" style:family="text">
      <style:text-properties style:font-name="OpenSymbol" style:font-name-asian="OpenSymbol" style:font-name-complex="OpenSymbol"/>
    </style:style>
    <style:style style:name="T315" style:display-name="T315" style:family="text">
      <style:text-properties style:font-name="OpenSymbol" style:font-name-asian="OpenSymbol" style:font-name-complex="OpenSymbol"/>
    </style:style>
    <style:style style:name="T316" style:display-name="T316" style:family="text">
      <style:text-properties style:font-name="OpenSymbol" style:font-name-asian="OpenSymbol" style:font-name-complex="OpenSymbol"/>
    </style:style>
    <style:style style:name="T317" style:display-name="T317" style:family="text">
      <style:text-properties style:font-name="OpenSymbol" style:font-name-asian="OpenSymbol" style:font-name-complex="OpenSymbol"/>
    </style:style>
    <style:style style:name="T318" style:display-name="T318" style:family="text">
      <style:text-properties style:font-name="OpenSymbol" style:font-name-asian="OpenSymbol" style:font-name-complex="OpenSymbol"/>
    </style:style>
    <style:style style:name="T319" style:display-name="T319" style:family="text">
      <style:text-properties style:font-name="OpenSymbol" style:font-name-asian="OpenSymbol" style:font-name-complex="OpenSymbol"/>
    </style:style>
    <style:style style:name="T320" style:display-name="T320" style:family="text">
      <style:text-properties style:font-name="OpenSymbol" style:font-name-asian="OpenSymbol" style:font-name-complex="OpenSymbol"/>
    </style:style>
    <style:style style:name="T321" style:display-name="T321" style:family="text">
      <style:text-properties style:font-name="OpenSymbol" style:font-name-asian="OpenSymbol" style:font-name-complex="OpenSymbol"/>
    </style:style>
    <style:style style:name="T322" style:display-name="T322" style:family="text">
      <style:text-properties style:font-name="OpenSymbol" style:font-name-asian="OpenSymbol" style:font-name-complex="OpenSymbol"/>
    </style:style>
    <style:style style:name="T323" style:display-name="T323" style:family="text">
      <style:text-properties style:font-name="OpenSymbol" style:font-name-asian="OpenSymbol" style:font-name-complex="OpenSymbol"/>
    </style:style>
    <style:style style:name="T324" style:display-name="T324" style:family="text">
      <style:text-properties style:font-name="OpenSymbol" style:font-name-asian="OpenSymbol" style:font-name-complex="OpenSymbol"/>
    </style:style>
    <style:style style:name="T325" style:display-name="T325" style:family="text">
      <style:text-properties style:font-name="OpenSymbol" style:font-name-asian="OpenSymbol" style:font-name-complex="OpenSymbol"/>
    </style:style>
    <style:style style:name="T326" style:display-name="T326" style:family="text">
      <style:text-properties style:font-name="OpenSymbol" style:font-name-asian="OpenSymbol" style:font-name-complex="OpenSymbol"/>
    </style:style>
    <style:style style:name="T327" style:display-name="T327" style:family="text">
      <style:text-properties style:font-name="OpenSymbol" style:font-name-asian="OpenSymbol" style:font-name-complex="OpenSymbol"/>
    </style:style>
    <style:style style:name="T328" style:display-name="T328" style:family="text">
      <style:text-properties style:font-name="OpenSymbol" style:font-name-asian="OpenSymbol" style:font-name-complex="OpenSymbol"/>
    </style:style>
    <style:style style:name="T329" style:display-name="T329" style:family="text">
      <style:text-properties style:font-name="OpenSymbol" style:font-name-asian="OpenSymbol" style:font-name-complex="OpenSymbol"/>
    </style:style>
    <style:style style:name="T330" style:display-name="T330" style:family="text">
      <style:text-properties style:font-name="OpenSymbol" style:font-name-asian="OpenSymbol" style:font-name-complex="OpenSymbol"/>
    </style:style>
    <style:style style:name="T331" style:display-name="T331" style:family="text">
      <style:text-properties style:font-name="OpenSymbol" style:font-name-asian="OpenSymbol" style:font-name-complex="OpenSymbol"/>
    </style:style>
    <style:style style:name="T332" style:display-name="T332" style:family="text">
      <style:text-properties style:font-name="OpenSymbol" style:font-name-asian="OpenSymbol" style:font-name-complex="OpenSymbol"/>
    </style:style>
    <style:style style:name="T333" style:display-name="T333" style:family="text">
      <style:text-properties style:font-name="OpenSymbol" style:font-name-asian="OpenSymbol" style:font-name-complex="OpenSymbol"/>
    </style:style>
    <style:style style:name="T334" style:display-name="T334" style:family="text">
      <style:text-properties style:font-name="OpenSymbol" style:font-name-asian="OpenSymbol" style:font-name-complex="OpenSymbol"/>
    </style:style>
    <style:style style:name="T335" style:display-name="T335" style:family="text">
      <style:text-properties style:font-name="OpenSymbol" style:font-name-asian="OpenSymbol" style:font-name-complex="OpenSymbol"/>
    </style:style>
    <style:style style:name="T336" style:display-name="T336" style:family="text">
      <style:text-properties style:font-name="OpenSymbol" style:font-name-asian="OpenSymbol" style:font-name-complex="OpenSymbol"/>
    </style:style>
    <style:style style:name="T337" style:display-name="T337" style:family="text">
      <style:text-properties style:font-name="OpenSymbol" style:font-name-asian="OpenSymbol" style:font-name-complex="OpenSymbol"/>
    </style:style>
    <style:style style:name="T338" style:display-name="T338" style:family="text">
      <style:text-properties style:font-name="OpenSymbol" style:font-name-asian="OpenSymbol" style:font-name-complex="OpenSymbol"/>
    </style:style>
    <style:style style:name="T339" style:display-name="T339" style:family="text">
      <style:text-properties style:font-name="OpenSymbol" style:font-name-asian="OpenSymbol" style:font-name-complex="OpenSymbol"/>
    </style:style>
    <style:style style:name="T340" style:display-name="T340" style:family="text">
      <style:text-properties style:font-name="OpenSymbol" style:font-name-asian="OpenSymbol" style:font-name-complex="OpenSymbol"/>
    </style:style>
    <style:style style:name="T341" style:display-name="T341" style:family="text">
      <style:text-properties style:font-name="OpenSymbol" style:font-name-asian="OpenSymbol" style:font-name-complex="OpenSymbol"/>
    </style:style>
    <style:style style:name="T342" style:display-name="T342" style:family="text">
      <style:text-properties style:font-name="OpenSymbol" style:font-name-asian="OpenSymbol" style:font-name-complex="OpenSymbol"/>
    </style:style>
    <style:style style:name="T343" style:display-name="T343" style:family="text">
      <style:text-properties style:font-name="OpenSymbol" style:font-name-asian="OpenSymbol" style:font-name-complex="OpenSymbol"/>
    </style:style>
    <style:style style:name="T344" style:display-name="T344" style:family="text">
      <style:text-properties style:font-name="OpenSymbol" style:font-name-asian="OpenSymbol" style:font-name-complex="OpenSymbol"/>
    </style:style>
    <style:style style:name="T345" style:display-name="T345" style:family="text">
      <style:text-properties style:font-name="OpenSymbol" style:font-name-asian="OpenSymbol" style:font-name-complex="OpenSymbol"/>
    </style:style>
    <style:style style:name="T346" style:display-name="T346" style:family="text">
      <style:text-properties style:font-name="OpenSymbol" style:font-name-asian="OpenSymbol" style:font-name-complex="OpenSymbol"/>
    </style:style>
    <style:style style:name="T347" style:display-name="T347" style:family="text">
      <style:text-properties style:font-name="OpenSymbol" style:font-name-asian="OpenSymbol" style:font-name-complex="OpenSymbol"/>
    </style:style>
    <style:style style:name="T348" style:display-name="T348" style:family="text">
      <style:text-properties style:font-name="OpenSymbol" style:font-name-asian="OpenSymbol" style:font-name-complex="OpenSymbol"/>
    </style:style>
    <style:style style:name="T349" style:display-name="T349" style:family="text">
      <style:text-properties style:font-name="OpenSymbol" style:font-name-asian="OpenSymbol" style:font-name-complex="OpenSymbol"/>
    </style:style>
    <style:style style:name="T350" style:display-name="T350" style:family="text">
      <style:text-properties style:font-name="OpenSymbol" style:font-name-asian="OpenSymbol" style:font-name-complex="OpenSymbol"/>
    </style:style>
    <style:style style:name="T351" style:display-name="T351" style:family="text">
      <style:text-properties style:font-name="OpenSymbol" style:font-name-asian="OpenSymbol" style:font-name-complex="OpenSymbol"/>
    </style:style>
    <style:style style:name="T352" style:display-name="T352" style:family="text">
      <style:text-properties style:font-name="OpenSymbol" style:font-name-asian="OpenSymbol" style:font-name-complex="OpenSymbol"/>
    </style:style>
    <style:style style:name="T353" style:display-name="T353" style:family="text">
      <style:text-properties style:font-name="OpenSymbol" style:font-name-asian="OpenSymbol" style:font-name-complex="OpenSymbol"/>
    </style:style>
    <style:style style:name="T354" style:display-name="T354" style:family="text">
      <style:text-properties style:font-name="OpenSymbol" style:font-name-asian="OpenSymbol" style:font-name-complex="OpenSymbol"/>
    </style:style>
    <style:style style:name="T355" style:display-name="T355" style:family="text">
      <style:text-properties style:font-name="OpenSymbol" style:font-name-asian="OpenSymbol" style:font-name-complex="OpenSymbol"/>
    </style:style>
    <style:style style:name="T356" style:display-name="T356" style:family="text">
      <style:text-properties style:font-name="OpenSymbol" style:font-name-asian="OpenSymbol" style:font-name-complex="OpenSymbol"/>
    </style:style>
    <style:style style:name="T357" style:display-name="T357" style:family="text">
      <style:text-properties style:font-name="OpenSymbol" style:font-name-asian="OpenSymbol" style:font-name-complex="OpenSymbol"/>
    </style:style>
    <style:style style:name="T358" style:display-name="T358" style:family="text">
      <style:text-properties style:font-name="OpenSymbol" style:font-name-asian="OpenSymbol" style:font-name-complex="OpenSymbol"/>
    </style:style>
    <style:style style:name="T359" style:display-name="T359" style:family="text">
      <style:text-properties style:font-name="OpenSymbol" style:font-name-asian="OpenSymbol" style:font-name-complex="OpenSymbol"/>
    </style:style>
    <style:style style:name="T360" style:display-name="T360" style:family="text">
      <style:text-properties style:font-name="OpenSymbol" style:font-name-asian="OpenSymbol" style:font-name-complex="OpenSymbol"/>
    </style:style>
    <style:style style:name="T361" style:display-name="T361" style:family="text">
      <style:text-properties style:font-name="OpenSymbol" style:font-name-asian="OpenSymbol" style:font-name-complex="OpenSymbol"/>
    </style:style>
    <style:style style:name="T362" style:display-name="T362" style:family="text">
      <style:text-properties style:font-name="OpenSymbol" style:font-name-asian="OpenSymbol" style:font-name-complex="OpenSymbol"/>
    </style:style>
    <style:style style:name="T363" style:display-name="T363" style:family="text">
      <style:text-properties style:font-name="OpenSymbol" style:font-name-asian="OpenSymbol" style:font-name-complex="OpenSymbol"/>
    </style:style>
    <style:style style:name="T364" style:display-name="T364" style:family="text">
      <style:text-properties style:font-name="OpenSymbol" style:font-name-asian="OpenSymbol" style:font-name-complex="OpenSymbol"/>
    </style:style>
    <style:style style:name="T365" style:display-name="T365" style:family="text">
      <style:text-properties style:font-name="OpenSymbol" style:font-name-asian="OpenSymbol" style:font-name-complex="OpenSymbol"/>
    </style:style>
    <style:style style:name="T366" style:display-name="T366" style:family="text">
      <style:text-properties style:font-name="OpenSymbol" style:font-name-asian="OpenSymbol" style:font-name-complex="OpenSymbol"/>
    </style:style>
    <style:style style:name="T367" style:display-name="T367" style:family="text">
      <style:text-properties style:font-name="OpenSymbol" style:font-name-asian="OpenSymbol" style:font-name-complex="OpenSymbol"/>
    </style:style>
    <style:style style:name="T368" style:display-name="T368" style:family="text">
      <style:text-properties style:font-name="OpenSymbol" style:font-name-asian="OpenSymbol" style:font-name-complex="OpenSymbol"/>
    </style:style>
    <style:style style:name="T369" style:display-name="T369" style:family="text">
      <style:text-properties style:font-name="OpenSymbol" style:font-name-asian="OpenSymbol" style:font-name-complex="OpenSymbol"/>
    </style:style>
    <style:style style:name="T370" style:display-name="T370" style:family="text">
      <style:text-properties style:font-name="OpenSymbol" style:font-name-asian="OpenSymbol" style:font-name-complex="OpenSymbol"/>
    </style:style>
    <style:style style:name="T371" style:display-name="T371" style:family="text">
      <style:text-properties style:font-name="OpenSymbol" style:font-name-asian="OpenSymbol" style:font-name-complex="OpenSymbol"/>
    </style:style>
    <style:style style:name="T372" style:display-name="T372" style:family="text">
      <style:text-properties style:font-name="OpenSymbol" style:font-name-asian="OpenSymbol" style:font-name-complex="OpenSymbol"/>
    </style:style>
    <style:style style:name="T373" style:display-name="T373" style:family="text">
      <style:text-properties style:font-name="OpenSymbol" style:font-name-asian="OpenSymbol" style:font-name-complex="OpenSymbol"/>
    </style:style>
    <style:style style:name="T374" style:display-name="T374" style:family="text">
      <style:text-properties style:font-name="OpenSymbol" style:font-name-asian="OpenSymbol" style:font-name-complex="OpenSymbol"/>
    </style:style>
    <style:style style:name="T375" style:display-name="T375" style:family="text">
      <style:text-properties style:font-name="OpenSymbol" style:font-name-asian="OpenSymbol" style:font-name-complex="OpenSymbol"/>
    </style:style>
    <style:style style:name="T376" style:display-name="T376" style:family="text">
      <style:text-properties style:font-name="OpenSymbol" style:font-name-asian="OpenSymbol" style:font-name-complex="OpenSymbol"/>
    </style:style>
    <style:style style:name="T377" style:display-name="T377" style:family="text">
      <style:text-properties style:font-name="OpenSymbol" style:font-name-asian="OpenSymbol" style:font-name-complex="OpenSymbol"/>
    </style:style>
    <style:style style:name="T378" style:display-name="T378" style:family="text">
      <style:text-properties style:font-name="OpenSymbol" style:font-name-asian="OpenSymbol" style:font-name-complex="OpenSymbol"/>
    </style:style>
    <style:style style:name="T379" style:display-name="T379" style:family="text">
      <style:text-properties style:font-name="OpenSymbol" style:font-name-asian="OpenSymbol" style:font-name-complex="OpenSymbol"/>
    </style:style>
    <style:style style:name="T380" style:display-name="T380" style:family="text">
      <style:text-properties style:font-name="OpenSymbol" style:font-name-asian="OpenSymbol" style:font-name-complex="OpenSymbol"/>
    </style:style>
    <style:style style:name="T381" style:display-name="T381" style:family="text">
      <style:text-properties style:font-name="OpenSymbol" style:font-name-asian="OpenSymbol" style:font-name-complex="OpenSymbol"/>
    </style:style>
    <style:style style:name="T382" style:display-name="T382" style:family="text">
      <style:text-properties style:font-name="OpenSymbol" style:font-name-asian="OpenSymbol" style:font-name-complex="OpenSymbol"/>
    </style:style>
    <style:style style:name="T383" style:display-name="T383" style:family="text">
      <style:text-properties style:font-name="OpenSymbol" style:font-name-asian="OpenSymbol" style:font-name-complex="OpenSymbol"/>
    </style:style>
    <style:style style:name="T384" style:display-name="T384" style:family="text">
      <style:text-properties style:font-name="OpenSymbol" style:font-name-asian="OpenSymbol" style:font-name-complex="OpenSymbol"/>
    </style:style>
    <style:style style:name="T385" style:display-name="T385" style:family="text">
      <style:text-properties style:font-name="OpenSymbol" style:font-name-asian="OpenSymbol" style:font-name-complex="OpenSymbol"/>
    </style:style>
    <style:style style:name="T386" style:display-name="T386" style:family="text">
      <style:text-properties style:font-name="OpenSymbol" style:font-name-asian="OpenSymbol" style:font-name-complex="OpenSymbol"/>
    </style:style>
    <style:style style:name="T387" style:display-name="T387" style:family="text">
      <style:text-properties style:font-name="OpenSymbol" style:font-name-asian="OpenSymbol" style:font-name-complex="OpenSymbol"/>
    </style:style>
    <style:style style:name="T388" style:display-name="T388" style:family="text">
      <style:text-properties style:font-name="OpenSymbol" style:font-name-asian="OpenSymbol" style:font-name-complex="OpenSymbol"/>
    </style:style>
    <style:style style:name="T389" style:display-name="T389" style:family="text">
      <style:text-properties style:font-name="OpenSymbol" style:font-name-asian="OpenSymbol" style:font-name-complex="OpenSymbol"/>
    </style:style>
    <style:style style:name="T390" style:display-name="T390" style:family="text">
      <style:text-properties style:font-name="OpenSymbol" style:font-name-asian="OpenSymbol" style:font-name-complex="OpenSymbol"/>
    </style:style>
    <style:style style:name="T391" style:display-name="T391" style:family="text">
      <style:text-properties style:font-name="OpenSymbol" style:font-name-asian="OpenSymbol" style:font-name-complex="OpenSymbol"/>
    </style:style>
    <style:style style:name="T392" style:display-name="T392" style:family="text">
      <style:text-properties style:font-name="OpenSymbol" style:font-name-asian="OpenSymbol" style:font-name-complex="OpenSymbol"/>
    </style:style>
    <style:style style:name="T393" style:display-name="T393" style:family="text">
      <style:text-properties style:font-name="OpenSymbol" style:font-name-asian="OpenSymbol" style:font-name-complex="OpenSymbol"/>
    </style:style>
    <style:style style:name="T394" style:display-name="T394" style:family="text">
      <style:text-properties style:font-name="OpenSymbol" style:font-name-asian="OpenSymbol" style:font-name-complex="OpenSymbol"/>
    </style:style>
    <style:style style:name="T395" style:display-name="T395" style:family="text">
      <style:text-properties style:font-name="OpenSymbol" style:font-name-asian="OpenSymbol" style:font-name-complex="OpenSymbol"/>
    </style:style>
    <style:style style:name="T396" style:display-name="T396" style:family="text">
      <style:text-properties style:font-name="OpenSymbol" style:font-name-asian="OpenSymbol" style:font-name-complex="OpenSymbol"/>
    </style:style>
    <style:style style:name="T397" style:display-name="T397" style:family="text">
      <style:text-properties style:font-name="OpenSymbol" style:font-name-asian="OpenSymbol" style:font-name-complex="OpenSymbol"/>
    </style:style>
    <style:style style:name="T398" style:display-name="T398" style:family="text">
      <style:text-properties style:font-name="OpenSymbol" style:font-name-asian="OpenSymbol" style:font-name-complex="OpenSymbol"/>
    </style:style>
    <style:style style:name="T399" style:display-name="T399" style:family="text">
      <style:text-properties style:font-name="OpenSymbol" style:font-name-asian="OpenSymbol" style:font-name-complex="OpenSymbol"/>
    </style:style>
    <style:style style:name="T400" style:display-name="T400" style:family="text">
      <style:text-properties style:font-name="OpenSymbol" style:font-name-asian="OpenSymbol" style:font-name-complex="OpenSymbol"/>
    </style:style>
    <style:style style:name="T401" style:display-name="T401" style:family="text">
      <style:text-properties style:font-name="OpenSymbol" style:font-name-asian="OpenSymbol" style:font-name-complex="OpenSymbol"/>
    </style:style>
    <style:style style:name="T402" style:display-name="T402" style:family="text">
      <style:text-properties style:font-name="OpenSymbol" style:font-name-asian="OpenSymbol" style:font-name-complex="OpenSymbol"/>
    </style:style>
    <style:style style:name="T403" style:display-name="T403" style:family="text">
      <style:text-properties style:font-name="OpenSymbol" style:font-name-asian="OpenSymbol" style:font-name-complex="OpenSymbol"/>
    </style:style>
    <style:style style:name="T404" style:display-name="T404" style:family="text">
      <style:text-properties style:font-name="OpenSymbol" style:font-name-asian="OpenSymbol" style:font-name-complex="OpenSymbol"/>
    </style:style>
    <style:style style:name="T405" style:display-name="T405" style:family="text">
      <style:text-properties style:font-name="OpenSymbol" style:font-name-asian="OpenSymbol" style:font-name-complex="OpenSymbol"/>
    </style:style>
    <style:style style:name="T406" style:display-name="T406" style:family="text">
      <style:text-properties style:font-name="OpenSymbol" style:font-name-asian="OpenSymbol" style:font-name-complex="OpenSymbol"/>
    </style:style>
    <style:style style:name="T407" style:display-name="T407" style:family="text">
      <style:text-properties style:font-name="OpenSymbol" style:font-name-asian="OpenSymbol" style:font-name-complex="OpenSymbol"/>
    </style:style>
    <style:style style:name="T408" style:display-name="T408" style:family="text">
      <style:text-properties style:font-name="OpenSymbol" style:font-name-asian="OpenSymbol" style:font-name-complex="OpenSymbol"/>
    </style:style>
    <style:style style:name="T409" style:display-name="T409" style:family="text">
      <style:text-properties style:font-name="OpenSymbol" style:font-name-asian="OpenSymbol" style:font-name-complex="OpenSymbol"/>
    </style:style>
    <style:style style:name="T410" style:display-name="T410" style:family="text">
      <style:text-properties style:font-name="OpenSymbol" style:font-name-asian="OpenSymbol" style:font-name-complex="OpenSymbol"/>
    </style:style>
    <style:style style:name="T411" style:display-name="T411" style:family="text">
      <style:text-properties style:font-name="OpenSymbol" style:font-name-asian="OpenSymbol" style:font-name-complex="OpenSymbol"/>
    </style:style>
    <style:style style:name="T412" style:display-name="T412" style:family="text">
      <style:text-properties style:font-name="OpenSymbol" style:font-name-asian="OpenSymbol" style:font-name-complex="OpenSymbol"/>
    </style:style>
    <style:style style:name="T413" style:display-name="T413" style:family="text">
      <style:text-properties style:font-name="OpenSymbol" style:font-name-asian="OpenSymbol" style:font-name-complex="OpenSymbol"/>
    </style:style>
    <style:style style:name="T414" style:display-name="T414" style:family="text">
      <style:text-properties style:font-name="OpenSymbol" style:font-name-asian="OpenSymbol" style:font-name-complex="OpenSymbol"/>
    </style:style>
    <style:style style:name="T415" style:display-name="T415" style:family="text">
      <style:text-properties style:font-name="OpenSymbol" style:font-name-asian="OpenSymbol" style:font-name-complex="OpenSymbol"/>
    </style:style>
    <style:style style:name="T416" style:display-name="T416" style:family="text">
      <style:text-properties style:font-name="OpenSymbol" style:font-name-asian="OpenSymbol" style:font-name-complex="OpenSymbol"/>
    </style:style>
    <style:style style:name="T417" style:display-name="T417" style:family="text">
      <style:text-properties style:font-name="OpenSymbol" style:font-name-asian="OpenSymbol" style:font-name-complex="OpenSymbol"/>
    </style:style>
    <style:style style:name="T418" style:display-name="T418" style:family="text">
      <style:text-properties style:font-name="OpenSymbol" style:font-name-asian="OpenSymbol" style:font-name-complex="OpenSymbol"/>
    </style:style>
    <style:style style:name="T419" style:display-name="T419" style:family="text">
      <style:text-properties style:font-name="OpenSymbol" style:font-name-asian="OpenSymbol" style:font-name-complex="OpenSymbol"/>
    </style:style>
    <style:style style:name="T420" style:display-name="T420" style:family="text">
      <style:text-properties style:font-name="OpenSymbol" style:font-name-asian="OpenSymbol" style:font-name-complex="OpenSymbol"/>
    </style:style>
    <style:style style:name="T421" style:display-name="T421" style:family="text">
      <style:text-properties style:font-name="OpenSymbol" style:font-name-asian="OpenSymbol" style:font-name-complex="OpenSymbol"/>
    </style:style>
    <style:style style:name="T422" style:display-name="T422" style:family="text">
      <style:text-properties style:font-name="OpenSymbol" style:font-name-asian="OpenSymbol" style:font-name-complex="OpenSymbol"/>
    </style:style>
    <style:style style:name="T423" style:display-name="T423" style:family="text">
      <style:text-properties style:font-name="OpenSymbol" style:font-name-asian="OpenSymbol" style:font-name-complex="OpenSymbol"/>
    </style:style>
    <style:style style:name="T424" style:display-name="T424" style:family="text">
      <style:text-properties style:font-name="OpenSymbol" style:font-name-asian="OpenSymbol" style:font-name-complex="OpenSymbol"/>
    </style:style>
    <style:style style:name="T425" style:display-name="T425" style:family="text">
      <style:text-properties style:font-name="OpenSymbol" style:font-name-asian="OpenSymbol" style:font-name-complex="OpenSymbol"/>
    </style:style>
    <style:style style:name="T426" style:display-name="T426" style:family="text">
      <style:text-properties style:font-name="OpenSymbol" style:font-name-asian="OpenSymbol" style:font-name-complex="OpenSymbol"/>
    </style:style>
    <style:style style:name="T427" style:display-name="T427" style:family="text">
      <style:text-properties style:font-name="OpenSymbol" style:font-name-asian="OpenSymbol" style:font-name-complex="OpenSymbol"/>
    </style:style>
    <style:style style:name="T428" style:display-name="T428" style:family="text">
      <style:text-properties style:font-name="OpenSymbol" style:font-name-asian="OpenSymbol" style:font-name-complex="OpenSymbol"/>
    </style:style>
    <style:style style:name="T429" style:display-name="T429" style:family="text">
      <style:text-properties style:font-name="OpenSymbol" style:font-name-asian="OpenSymbol" style:font-name-complex="OpenSymbol"/>
    </style:style>
    <style:style style:name="T430" style:display-name="T430" style:family="text">
      <style:text-properties style:font-name="OpenSymbol" style:font-name-asian="OpenSymbol" style:font-name-complex="OpenSymbol"/>
    </style:style>
    <style:style style:name="T431" style:display-name="T431" style:family="text">
      <style:text-properties style:font-name="OpenSymbol" style:font-name-asian="OpenSymbol" style:font-name-complex="OpenSymbol"/>
    </style:style>
    <style:style style:name="T432" style:display-name="T432" style:family="text">
      <style:text-properties style:font-name="OpenSymbol" style:font-name-asian="OpenSymbol" style:font-name-complex="OpenSymbol"/>
    </style:style>
    <style:style style:name="T433" style:display-name="T433" style:family="text">
      <style:text-properties style:font-name="OpenSymbol" style:font-name-asian="OpenSymbol" style:font-name-complex="OpenSymbol"/>
    </style:style>
    <style:style style:name="T434" style:display-name="T434" style:family="text">
      <style:text-properties style:font-name="OpenSymbol" style:font-name-asian="OpenSymbol" style:font-name-complex="OpenSymbol"/>
    </style:style>
    <style:style style:name="T435" style:display-name="T435" style:family="text">
      <style:text-properties style:font-name="OpenSymbol" style:font-name-asian="OpenSymbol" style:font-name-complex="OpenSymbol"/>
    </style:style>
    <style:style style:name="T436" style:display-name="T436" style:family="text">
      <style:text-properties style:font-name="OpenSymbol" style:font-name-asian="OpenSymbol" style:font-name-complex="OpenSymbol"/>
    </style:style>
    <style:style style:name="T437" style:display-name="T437" style:family="text">
      <style:text-properties style:font-name="OpenSymbol" style:font-name-asian="OpenSymbol" style:font-name-complex="OpenSymbol"/>
    </style:style>
    <style:style style:name="T438" style:display-name="T438" style:family="text">
      <style:text-properties style:font-name="OpenSymbol" style:font-name-asian="OpenSymbol" style:font-name-complex="OpenSymbol"/>
    </style:style>
    <style:style style:name="T439" style:display-name="T439" style:family="text">
      <style:text-properties style:font-name="OpenSymbol" style:font-name-asian="OpenSymbol" style:font-name-complex="OpenSymbol"/>
    </style:style>
    <style:style style:name="T440" style:display-name="T440" style:family="text">
      <style:text-properties style:font-name="OpenSymbol" style:font-name-asian="OpenSymbol" style:font-name-complex="OpenSymbol"/>
    </style:style>
    <style:style style:name="T441" style:display-name="T441" style:family="text">
      <style:text-properties style:font-name="OpenSymbol" style:font-name-asian="OpenSymbol" style:font-name-complex="OpenSymbol"/>
    </style:style>
    <style:style style:name="T442" style:display-name="T442" style:family="text">
      <style:text-properties style:font-name="OpenSymbol" style:font-name-asian="OpenSymbol" style:font-name-complex="OpenSymbol"/>
    </style:style>
    <style:style style:name="T443" style:display-name="T443" style:family="text">
      <style:text-properties style:font-name="OpenSymbol" style:font-name-asian="OpenSymbol" style:font-name-complex="OpenSymbol"/>
    </style:style>
    <style:style style:name="T444" style:display-name="T444" style:family="text">
      <style:text-properties style:font-name="OpenSymbol" style:font-name-asian="OpenSymbol" style:font-name-complex="OpenSymbol"/>
    </style:style>
    <style:style style:name="T445" style:display-name="T445" style:family="text">
      <style:text-properties style:font-name="OpenSymbol" style:font-name-asian="OpenSymbol" style:font-name-complex="OpenSymbol"/>
    </style:style>
    <style:style style:name="T446" style:display-name="T446" style:family="text">
      <style:text-properties style:font-name="OpenSymbol" style:font-name-asian="OpenSymbol" style:font-name-complex="OpenSymbol"/>
    </style:style>
    <style:style style:name="T447" style:display-name="T447" style:family="text">
      <style:text-properties style:font-name="OpenSymbol" style:font-name-asian="OpenSymbol" style:font-name-complex="OpenSymbol"/>
    </style:style>
    <style:style style:name="T448" style:display-name="T448" style:family="text">
      <style:text-properties style:font-name="OpenSymbol" style:font-name-asian="OpenSymbol" style:font-name-complex="OpenSymbol"/>
    </style:style>
    <style:style style:name="T449" style:display-name="T449" style:family="text">
      <style:text-properties style:font-name="OpenSymbol" style:font-name-asian="OpenSymbol" style:font-name-complex="OpenSymbol"/>
    </style:style>
    <style:style style:name="T450" style:display-name="T450" style:family="text">
      <style:text-properties style:font-name="OpenSymbol" style:font-name-asian="OpenSymbol" style:font-name-complex="OpenSymbol"/>
    </style:style>
    <style:style style:name="T451" style:display-name="T451" style:family="text">
      <style:text-properties style:font-name="OpenSymbol" style:font-name-asian="OpenSymbol" style:font-name-complex="OpenSymbol"/>
    </style:style>
    <style:style style:name="T452" style:display-name="T452" style:family="text">
      <style:text-properties style:font-name="OpenSymbol" style:font-name-asian="OpenSymbol" style:font-name-complex="OpenSymbol"/>
    </style:style>
    <style:style style:name="T453" style:display-name="T453" style:family="text">
      <style:text-properties style:font-name="OpenSymbol" style:font-name-asian="OpenSymbol" style:font-name-complex="OpenSymbol"/>
    </style:style>
    <style:style style:name="T454" style:display-name="T454" style:family="text">
      <style:text-properties style:font-name="OpenSymbol" style:font-name-asian="OpenSymbol" style:font-name-complex="OpenSymbol"/>
    </style:style>
    <style:style style:name="T455" style:display-name="T455" style:family="text">
      <style:text-properties style:font-name="OpenSymbol" style:font-name-asian="OpenSymbol" style:font-name-complex="OpenSymbol"/>
    </style:style>
    <style:style style:name="T456" style:display-name="T456" style:family="text">
      <style:text-properties style:font-name="OpenSymbol" style:font-name-asian="OpenSymbol" style:font-name-complex="OpenSymbol"/>
    </style:style>
    <style:style style:name="T457" style:display-name="T457" style:family="text">
      <style:text-properties style:font-name="OpenSymbol" style:font-name-asian="OpenSymbol" style:font-name-complex="OpenSymbol"/>
    </style:style>
    <style:style style:name="T458" style:display-name="T458" style:family="text">
      <style:text-properties style:font-name="OpenSymbol" style:font-name-asian="OpenSymbol" style:font-name-complex="OpenSymbol"/>
    </style:style>
    <style:style style:name="T459" style:display-name="T459" style:family="text">
      <style:text-properties style:font-name="OpenSymbol" style:font-name-asian="OpenSymbol" style:font-name-complex="OpenSymbol"/>
    </style:style>
    <style:style style:name="T460" style:display-name="T460" style:family="text">
      <style:text-properties style:font-name="OpenSymbol" style:font-name-asian="OpenSymbol" style:font-name-complex="OpenSymbol"/>
    </style:style>
    <style:style style:name="T461" style:display-name="T461" style:family="text">
      <style:text-properties style:font-name="OpenSymbol" style:font-name-asian="OpenSymbol" style:font-name-complex="OpenSymbol"/>
    </style:style>
    <style:style style:name="T462" style:display-name="T462" style:family="text">
      <style:text-properties style:font-name="OpenSymbol" style:font-name-asian="OpenSymbol" style:font-name-complex="OpenSymbol"/>
    </style:style>
    <style:style style:name="T463" style:display-name="T463" style:family="text">
      <style:text-properties style:font-name="OpenSymbol" style:font-name-asian="OpenSymbol" style:font-name-complex="OpenSymbol"/>
    </style:style>
    <style:style style:name="T464" style:display-name="T464" style:family="text">
      <style:text-properties style:font-name="OpenSymbol" style:font-name-asian="OpenSymbol" style:font-name-complex="OpenSymbol"/>
    </style:style>
    <style:style style:name="T465" style:display-name="T465" style:family="text">
      <style:text-properties style:font-name="OpenSymbol" style:font-name-asian="OpenSymbol" style:font-name-complex="OpenSymbol"/>
    </style:style>
    <style:style style:name="T466" style:display-name="T466" style:family="text">
      <style:text-properties style:font-name="OpenSymbol" style:font-name-asian="OpenSymbol" style:font-name-complex="OpenSymbol"/>
    </style:style>
    <style:style style:name="T467" style:display-name="T467" style:family="text">
      <style:text-properties style:font-name="OpenSymbol" style:font-name-asian="OpenSymbol" style:font-name-complex="OpenSymbol"/>
    </style:style>
    <style:style style:name="T468" style:display-name="T468" style:family="text">
      <style:text-properties style:font-name="OpenSymbol" style:font-name-asian="OpenSymbol" style:font-name-complex="OpenSymbol"/>
    </style:style>
    <style:style style:name="T469" style:display-name="T469" style:family="text">
      <style:text-properties style:font-name="Symbol" style:font-name-asian="Symbol" style:font-name-complex="Symbol"/>
    </style:style>
    <style:style style:name="T470" style:display-name="T470" style:family="text">
      <style:text-properties style:font-name="Courier New" style:font-name-asian="Courier New" style:font-name-complex="Courier New"/>
    </style:style>
    <style:style style:name="T471" style:display-name="T471" style:family="text">
      <style:text-properties style:font-name="Wingdings" style:font-name-asian="Wingdings" style:font-name-complex="Wingdings"/>
    </style:style>
    <style:style style:name="T472" style:display-name="T472" style:family="text">
      <style:text-properties style:font-name="Symbol" style:font-name-asian="Symbol" style:font-name-complex="Symbol"/>
    </style:style>
    <style:style style:name="T473" style:display-name="T473" style:family="text">
      <style:text-properties style:font-name="Courier New" style:font-name-asian="Courier New" style:font-name-complex="Courier New"/>
    </style:style>
    <style:style style:name="T474" style:display-name="T474" style:family="text">
      <style:text-properties style:font-name="Wingdings" style:font-name-asian="Wingdings" style:font-name-complex="Wingdings"/>
    </style:style>
    <style:style style:name="T475" style:display-name="T475" style:family="text">
      <style:text-properties style:font-name="Symbol" style:font-name-asian="Symbol" style:font-name-complex="Symbol"/>
    </style:style>
    <style:style style:name="T476" style:display-name="T476" style:family="text">
      <style:text-properties style:font-name="Courier New" style:font-name-asian="Courier New" style:font-name-complex="Courier New"/>
    </style:style>
    <style:style style:name="T477" style:display-name="T477" style:family="text">
      <style:text-properties style:font-name="Wingdings" style:font-name-asian="Wingdings" style:font-name-complex="Wingdings"/>
    </style:style>
    <style:style style:name="T478" style:display-name="T478" style:family="text">
      <style:text-properties style:font-name="OpenSymbol" style:font-name-asian="OpenSymbol" style:font-name-complex="OpenSymbol"/>
    </style:style>
    <style:style style:name="T479" style:display-name="T479" style:family="text">
      <style:text-properties style:font-name="OpenSymbol" style:font-name-asian="OpenSymbol" style:font-name-complex="OpenSymbol"/>
    </style:style>
    <style:style style:name="T480" style:display-name="T480" style:family="text">
      <style:text-properties style:font-name="OpenSymbol" style:font-name-asian="OpenSymbol" style:font-name-complex="OpenSymbol"/>
    </style:style>
    <style:style style:name="T481" style:display-name="T481" style:family="text">
      <style:text-properties style:font-name="OpenSymbol" style:font-name-asian="OpenSymbol" style:font-name-complex="OpenSymbol"/>
    </style:style>
    <style:style style:name="T482" style:display-name="T482" style:family="text">
      <style:text-properties style:font-name="OpenSymbol" style:font-name-asian="OpenSymbol" style:font-name-complex="OpenSymbol"/>
    </style:style>
    <style:style style:name="T483" style:display-name="T483" style:family="text">
      <style:text-properties style:font-name="OpenSymbol" style:font-name-asian="OpenSymbol" style:font-name-complex="OpenSymbol"/>
    </style:style>
    <style:style style:name="T484" style:display-name="T484" style:family="text">
      <style:text-properties style:font-name="OpenSymbol" style:font-name-asian="OpenSymbol" style:font-name-complex="OpenSymbol"/>
    </style:style>
    <style:style style:name="T485" style:display-name="T485" style:family="text">
      <style:text-properties style:font-name="OpenSymbol" style:font-name-asian="OpenSymbol" style:font-name-complex="OpenSymbol"/>
    </style:style>
    <style:style style:name="T486" style:display-name="T486" style:family="text">
      <style:text-properties style:font-name="OpenSymbol" style:font-name-asian="OpenSymbol" style:font-name-complex="OpenSymbol"/>
    </style:style>
    <style:style style:name="T487" style:display-name="T487" style:family="text">
      <style:text-properties style:font-name="OpenSymbol" style:font-name-asian="OpenSymbol" style:font-name-complex="OpenSymbol"/>
    </style:style>
    <style:style style:name="T488" style:display-name="T488" style:family="text">
      <style:text-properties style:font-name="OpenSymbol" style:font-name-asian="OpenSymbol" style:font-name-complex="OpenSymbol"/>
    </style:style>
    <style:style style:name="T489" style:display-name="T489" style:family="text">
      <style:text-properties style:font-name="OpenSymbol" style:font-name-asian="OpenSymbol" style:font-name-complex="OpenSymbol"/>
    </style:style>
    <style:style style:name="T490" style:display-name="T490" style:family="text">
      <style:text-properties style:font-name="OpenSymbol" style:font-name-asian="OpenSymbol" style:font-name-complex="OpenSymbol"/>
    </style:style>
    <style:style style:name="T491" style:display-name="T491" style:family="text">
      <style:text-properties style:font-name="OpenSymbol" style:font-name-asian="OpenSymbol" style:font-name-complex="OpenSymbol"/>
    </style:style>
    <style:style style:name="T492" style:display-name="T492" style:family="text">
      <style:text-properties style:font-name="OpenSymbol" style:font-name-asian="OpenSymbol" style:font-name-complex="OpenSymbol"/>
    </style:style>
    <style:style style:name="T493" style:display-name="T493" style:family="text">
      <style:text-properties style:font-name="OpenSymbol" style:font-name-asian="OpenSymbol" style:font-name-complex="OpenSymbol"/>
    </style:style>
    <style:style style:name="T494" style:display-name="T494" style:family="text">
      <style:text-properties style:font-name="OpenSymbol" style:font-name-asian="OpenSymbol" style:font-name-complex="OpenSymbol"/>
    </style:style>
    <style:style style:name="T495" style:display-name="T495" style:family="text">
      <style:text-properties style:font-name="OpenSymbol" style:font-name-asian="OpenSymbol" style:font-name-complex="OpenSymbol"/>
    </style:style>
    <style:style style:name="T496" style:display-name="T496" style:family="text">
      <style:text-properties style:font-name="Symbol" style:font-name-asian="Symbol" style:font-name-complex="Symbol"/>
    </style:style>
    <style:style style:name="T497" style:display-name="T497" style:family="text">
      <style:text-properties style:font-name="Courier New" style:font-name-asian="Courier New" style:font-name-complex="Courier New"/>
    </style:style>
    <style:style style:name="T498" style:display-name="T498" style:family="text">
      <style:text-properties style:font-name="Wingdings" style:font-name-asian="Wingdings" style:font-name-complex="Wingdings"/>
    </style:style>
    <style:style style:name="T499" style:display-name="T499" style:family="text">
      <style:text-properties style:font-name="Symbol" style:font-name-asian="Symbol" style:font-name-complex="Symbol"/>
    </style:style>
    <style:style style:name="T500" style:display-name="T500" style:family="text">
      <style:text-properties style:font-name="Courier New" style:font-name-asian="Courier New" style:font-name-complex="Courier New"/>
    </style:style>
    <style:style style:name="T501" style:display-name="T501" style:family="text">
      <style:text-properties style:font-name="Wingdings" style:font-name-asian="Wingdings" style:font-name-complex="Wingdings"/>
    </style:style>
    <style:style style:name="T502" style:display-name="T502" style:family="text">
      <style:text-properties style:font-name="Symbol" style:font-name-asian="Symbol" style:font-name-complex="Symbol"/>
    </style:style>
    <style:style style:name="T503" style:display-name="T503" style:family="text">
      <style:text-properties style:font-name="Courier New" style:font-name-asian="Courier New" style:font-name-complex="Courier New"/>
    </style:style>
    <style:style style:name="T504" style:display-name="T504" style:family="text">
      <style:text-properties style:font-name="Wingdings" style:font-name-asian="Wingdings" style:font-name-complex="Wingdings"/>
    </style:style>
    <style:style style:name="T505" style:display-name="T505" style:family="text">
      <style:text-properties style:font-name="Wingdings" style:font-name-asian="Wingdings" style:font-name-complex="Wingdings"/>
    </style:style>
    <style:style style:name="T506" style:display-name="T506" style:family="text">
      <style:text-properties style:font-name="Symbol" style:font-name-asian="Symbol" style:font-name-complex="Symbol"/>
    </style:style>
    <style:style style:name="T507" style:display-name="T507" style:family="text">
      <style:text-properties style:font-name="Courier New" style:font-name-asian="Courier New" style:font-name-complex="Courier New"/>
    </style:style>
    <style:style style:name="T508" style:display-name="T508" style:family="text">
      <style:text-properties style:font-name="Wingdings" style:font-name-asian="Wingdings" style:font-name-complex="Wingdings"/>
    </style:style>
    <style:style style:name="T509" style:display-name="T509" style:family="text">
      <style:text-properties style:font-name="Symbol" style:font-name-asian="Symbol" style:font-name-complex="Symbol"/>
    </style:style>
    <style:style style:name="T510" style:display-name="T510" style:family="text">
      <style:text-properties style:font-name="Courier New" style:font-name-asian="Courier New" style:font-name-complex="Courier New"/>
    </style:style>
    <style:style style:name="T511" style:display-name="T511" style:family="text">
      <style:text-properties style:font-name="Wingdings" style:font-name-asian="Wingdings" style:font-name-complex="Wingdings"/>
    </style:style>
    <style:style style:name="T512" style:display-name="T512" style:family="text">
      <style:text-properties style:font-name="Symbol" style:font-name-asian="Symbol" style:font-name-complex="Symbol"/>
    </style:style>
    <style:style style:name="T513" style:display-name="T513" style:family="text">
      <style:text-properties style:font-name="Courier New" style:font-name-asian="Courier New" style:font-name-complex="Courier New"/>
    </style:style>
    <style:style style:name="T514" style:display-name="T514" style:family="text">
      <style:text-properties style:font-name="Wingdings" style:font-name-asian="Wingdings" style:font-name-complex="Wingdings"/>
    </style:style>
    <style:style style:name="T515" style:display-name="T515" style:family="text">
      <style:text-properties style:font-name="Symbol" style:font-name-asian="Symbol" style:font-name-complex="Symbol"/>
    </style:style>
    <style:style style:name="T516" style:display-name="T516" style:family="text">
      <style:text-properties style:font-name="Courier New" style:font-name-asian="Courier New" style:font-name-complex="Courier New"/>
    </style:style>
    <style:style style:name="T517" style:display-name="T517" style:family="text">
      <style:text-properties style:font-name="Wingdings" style:font-name-asian="Wingdings" style:font-name-complex="Wingdings"/>
    </style:style>
    <style:style style:name="T518" style:display-name="T518" style:family="text">
      <style:text-properties style:font-name="Symbol" style:font-name-asian="Symbol" style:font-name-complex="Symbol"/>
    </style:style>
    <style:style style:name="T519" style:display-name="T519" style:family="text">
      <style:text-properties style:font-name="Courier New" style:font-name-asian="Courier New" style:font-name-complex="Courier New"/>
    </style:style>
    <style:style style:name="T520" style:display-name="T520" style:family="text">
      <style:text-properties style:font-name="Wingdings" style:font-name-asian="Wingdings" style:font-name-complex="Wingdings"/>
    </style:style>
    <style:style style:name="T521" style:display-name="T521" style:family="text">
      <style:text-properties style:font-name="Symbol" style:font-name-asian="Symbol" style:font-name-complex="Symbol"/>
    </style:style>
    <style:style style:name="T522" style:display-name="T522" style:family="text">
      <style:text-properties style:font-name="Courier New" style:font-name-asian="Courier New" style:font-name-complex="Courier New"/>
    </style:style>
    <style:style style:name="T523" style:display-name="T523" style:family="text">
      <style:text-properties style:font-name="Wingdings" style:font-name-asian="Wingdings" style:font-name-complex="Wingdings"/>
    </style:style>
    <style:style style:name="T524" style:display-name="T524" style:family="text">
      <style:text-properties style:font-name="Symbol" style:font-name-asian="Symbol" style:font-name-complex="Symbol"/>
    </style:style>
    <style:style style:name="T525" style:display-name="T525" style:family="text">
      <style:text-properties style:font-name="Courier New" style:font-name-asian="Courier New" style:font-name-complex="Courier New"/>
    </style:style>
    <style:style style:name="T526" style:display-name="T526" style:family="text">
      <style:text-properties style:font-name="Wingdings" style:font-name-asian="Wingdings" style:font-name-complex="Wingdings"/>
    </style:style>
    <style:style style:name="T527" style:display-name="T527" style:family="text">
      <style:text-properties style:font-name="Symbol" style:font-name-asian="Symbol" style:font-name-complex="Symbol"/>
    </style:style>
    <style:style style:name="T528" style:display-name="T528" style:family="text">
      <style:text-properties style:font-name="Courier New" style:font-name-asian="Courier New" style:font-name-complex="Courier New"/>
    </style:style>
    <style:style style:name="T529" style:display-name="T529" style:family="text">
      <style:text-properties style:font-name="Wingdings" style:font-name-asian="Wingdings" style:font-name-complex="Wingdings"/>
    </style:style>
    <style:style style:name="T530" style:display-name="T530" style:family="text">
      <style:text-properties style:font-name="Symbol" style:font-name-asian="Symbol" style:font-name-complex="Symbol"/>
    </style:style>
    <style:style style:name="T531" style:display-name="T531" style:family="text">
      <style:text-properties style:font-name="Courier New" style:font-name-asian="Courier New" style:font-name-complex="Courier New"/>
    </style:style>
    <style:style style:name="T532" style:display-name="T532" style:family="text">
      <style:text-properties style:font-name="Wingdings" style:font-name-asian="Wingdings" style:font-name-complex="Wingdings"/>
    </style:style>
    <style:style style:name="T533" style:display-name="T533" style:family="text">
      <style:text-properties style:font-name="Symbol" style:font-name-asian="Symbol" style:font-name-complex="Symbol"/>
    </style:style>
    <style:style style:name="T534" style:display-name="T534" style:family="text">
      <style:text-properties style:font-name="Courier New" style:font-name-asian="Courier New" style:font-name-complex="Courier New"/>
    </style:style>
    <style:style style:name="T535" style:display-name="T535" style:family="text">
      <style:text-properties style:font-name="Wingdings" style:font-name-asian="Wingdings" style:font-name-complex="Wingdings"/>
    </style:style>
    <style:style style:name="T536" style:display-name="T536" style:family="text">
      <style:text-properties style:font-name="Symbol" style:font-name-asian="Symbol" style:font-name-complex="Symbol"/>
    </style:style>
    <style:style style:name="T537" style:display-name="T537" style:family="text">
      <style:text-properties style:font-name="Courier New" style:font-name-asian="Courier New" style:font-name-complex="Courier New"/>
    </style:style>
    <style:style style:name="T538" style:display-name="T538" style:family="text">
      <style:text-properties style:font-name="Wingdings" style:font-name-asian="Wingdings" style:font-name-complex="Wingdings"/>
    </style:style>
    <style:style style:name="T539" style:display-name="T539" style:family="text">
      <style:text-properties style:font-name="Symbol" style:font-name-asian="Symbol" style:font-name-complex="Symbol"/>
    </style:style>
    <style:style style:name="T540" style:display-name="T540" style:family="text">
      <style:text-properties style:font-name="Courier New" style:font-name-asian="Courier New" style:font-name-complex="Courier New"/>
    </style:style>
    <style:style style:name="T541" style:display-name="T541" style:family="text">
      <style:text-properties style:font-name="Wingdings" style:font-name-asian="Wingdings" style:font-name-complex="Wingdings"/>
    </style:style>
    <style:style style:name="T542" style:display-name="T542" style:family="text">
      <style:text-properties style:font-name="Symbol" style:font-name-asian="Symbol" style:font-name-complex="Symbol"/>
    </style:style>
    <style:style style:name="T543" style:display-name="T543" style:family="text">
      <style:text-properties style:font-name="Courier New" style:font-name-asian="Courier New" style:font-name-complex="Courier New"/>
    </style:style>
    <style:style style:name="T544" style:display-name="T544" style:family="text">
      <style:text-properties style:font-name="Wingdings" style:font-name-asian="Wingdings" style:font-name-complex="Wingdings"/>
    </style:style>
    <style:style style:name="T545" style:display-name="T545" style:family="text">
      <style:text-properties style:font-name="Symbol" style:font-name-asian="Symbol" style:font-name-complex="Symbol"/>
    </style:style>
    <style:style style:name="T546" style:display-name="T546" style:family="text">
      <style:text-properties style:font-name="Courier New" style:font-name-asian="Courier New" style:font-name-complex="Courier New"/>
    </style:style>
    <style:style style:name="T547" style:display-name="T547" style:family="text">
      <style:text-properties style:font-name="Wingdings" style:font-name-asian="Wingdings" style:font-name-complex="Wingdings"/>
    </style:style>
    <style:style style:name="T548" style:display-name="T548" style:family="text">
      <style:text-properties style:font-name="OpenSymbol" style:font-name-asian="OpenSymbol" style:font-name-complex="OpenSymbol"/>
    </style:style>
    <style:style style:name="T549" style:display-name="T549" style:family="text">
      <style:text-properties style:font-name="OpenSymbol" style:font-name-asian="OpenSymbol" style:font-name-complex="OpenSymbol"/>
    </style:style>
    <style:style style:name="T550" style:display-name="T550" style:family="text">
      <style:text-properties style:font-name="OpenSymbol" style:font-name-asian="OpenSymbol" style:font-name-complex="OpenSymbol"/>
    </style:style>
    <style:style style:name="T551" style:display-name="T551" style:family="text">
      <style:text-properties style:font-name="OpenSymbol" style:font-name-asian="OpenSymbol" style:font-name-complex="OpenSymbol"/>
    </style:style>
    <style:style style:name="T552" style:display-name="T552" style:family="text">
      <style:text-properties style:font-name="OpenSymbol" style:font-name-asian="OpenSymbol" style:font-name-complex="OpenSymbol"/>
    </style:style>
    <style:style style:name="T553" style:display-name="T553" style:family="text">
      <style:text-properties style:font-name="OpenSymbol" style:font-name-asian="OpenSymbol" style:font-name-complex="OpenSymbol"/>
    </style:style>
    <style:style style:name="T554" style:display-name="T554" style:family="text">
      <style:text-properties style:font-name="OpenSymbol" style:font-name-asian="OpenSymbol" style:font-name-complex="OpenSymbol"/>
    </style:style>
    <style:style style:name="T555" style:display-name="T555" style:family="text">
      <style:text-properties style:font-name="OpenSymbol" style:font-name-asian="OpenSymbol" style:font-name-complex="OpenSymbol"/>
    </style:style>
    <style:style style:name="T556" style:display-name="T556" style:family="text">
      <style:text-properties style:font-name="OpenSymbol" style:font-name-asian="OpenSymbol" style:font-name-complex="OpenSymbol"/>
    </style:style>
    <style:style style:name="T557" style:display-name="T557" style:family="text">
      <style:text-properties style:font-name="Symbol" style:font-name-asian="Symbol" style:font-name-complex="Symbol"/>
    </style:style>
    <style:style style:name="T558" style:display-name="T558" style:family="text">
      <style:text-properties style:font-name="Courier New" style:font-name-asian="Courier New" style:font-name-complex="Courier New"/>
    </style:style>
    <style:style style:name="T559" style:display-name="T559" style:family="text">
      <style:text-properties style:font-name="Wingdings" style:font-name-asian="Wingdings" style:font-name-complex="Wingdings"/>
    </style:style>
    <style:style style:name="T560" style:display-name="T560" style:family="text">
      <style:text-properties style:font-name="Symbol" style:font-name-asian="Symbol" style:font-name-complex="Symbol"/>
    </style:style>
    <style:style style:name="T561" style:display-name="T561" style:family="text">
      <style:text-properties style:font-name="Courier New" style:font-name-asian="Courier New" style:font-name-complex="Courier New"/>
    </style:style>
    <style:style style:name="T562" style:display-name="T562" style:family="text">
      <style:text-properties style:font-name="Wingdings" style:font-name-asian="Wingdings" style:font-name-complex="Wingdings"/>
    </style:style>
    <style:style style:name="T563" style:display-name="T563" style:family="text">
      <style:text-properties style:font-name="Symbol" style:font-name-asian="Symbol" style:font-name-complex="Symbol"/>
    </style:style>
    <style:style style:name="T564" style:display-name="T564" style:family="text">
      <style:text-properties style:font-name="Courier New" style:font-name-asian="Courier New" style:font-name-complex="Courier New"/>
    </style:style>
    <style:style style:name="T565" style:display-name="T565" style:family="text">
      <style:text-properties style:font-name="Wingdings" style:font-name-asian="Wingdings" style:font-name-complex="Wingdings"/>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4" style:display-name="WWNum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7" style:display-name="WWNum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8" style:display-name="WWNum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10" style:display-name="WWNum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11" style:display-name="WWNum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12" style:display-name="WWNum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13" style:display-name="WWNum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14" style:display-name="WWNum1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15" style:display-name="WWNum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16" style:display-name="WWNum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17" style:display-name="WWNum1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18" style:display-name="WWNum1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19" style:display-name="WWNum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20" style:display-name="WWNum2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21" style:display-name="WWNum2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22" style:display-name="WWNum2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23" style:display-name="WWNum2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24" style:display-name="WWNum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25" style:display-name="WWNum25">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bullet-char="o">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bullet-char="o">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bullet-char="">
        <style:list-level-properties text:space-before="3.0006in" text:min-label-width="0.25in" text:list-level-position-and-space-mode="label-alignment">
          <style:list-level-label-alignment text:label-followed-by="listtab" fo:margin-left="3.2506in" fo:text-indent="-0.25in"/>
        </style:list-level-properties>
      </text:list-level-style-bullet>
      <text:list-level-style-bullet text:level="8" text:bullet-char="o">
        <style:list-level-properties text:space-before="3.5006in" text:min-label-width="0.25in" text:list-level-position-and-space-mode="label-alignment">
          <style:list-level-label-alignment text:label-followed-by="listtab" fo:margin-left="3.7506in" fo:text-indent="-0.25in"/>
        </style:list-level-properties>
      </text:list-level-style-bullet>
      <text:list-level-style-bullet text:level="9" text:bullet-char="">
        <style:list-level-properties text:space-before="4.002in" text:min-label-width="0.25in" text:list-level-position-and-space-mode="label-alignment">
          <style:list-level-label-alignment text:label-followed-by="listtab" fo:margin-left="4.252in" fo:text-indent="-0.25in"/>
        </style:list-level-properties>
      </text:list-level-style-bullet>
    </text:list-style>
    <text:list-style style:name="WWNum26" style:display-name="WWNum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27" style:display-name="WWNum2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28" style:display-name="WWNum2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06in" text:min-label-width="0.25in" text:list-level-position-and-space-mode="label-alignment">
          <style:list-level-label-alignment text:label-followed-by="listtab" fo:margin-left="3.5006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9" style:display-name="WWNum2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30" style:display-name="WWNum3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31" style:display-name="WWNum3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32" style:display-name="WWNum3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33" style:display-name="WWNum3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34" style:display-name="WWNum3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35" style:display-name="WWNum3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36" style:display-name="WWNum3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37" style:display-name="WWNum3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38" style:display-name="WWNum3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39" style:display-name="WWNum3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40" style:display-name="WWNum4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41" style:display-name="WWNum4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42" style:display-name="WWNum4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43" style:display-name="WWNum4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44" style:display-name="WWNum4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45" style:display-name="WWNum4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46" style:display-name="WWNum4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47" style:display-name="WWNum4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48" style:display-name="WWNum4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49" style:display-name="WWNum4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50" style:display-name="WWNum5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51" style:display-name="WWNum5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52" style:display-name="WWNum5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53" style:display-name="WWNum53">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bullet-char="o">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bullet-char="o">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bullet-char="">
        <style:list-level-properties text:space-before="3.0006in" text:min-label-width="0.25in" text:list-level-position-and-space-mode="label-alignment">
          <style:list-level-label-alignment text:label-followed-by="listtab" fo:margin-left="3.2506in" fo:text-indent="-0.25in"/>
        </style:list-level-properties>
      </text:list-level-style-bullet>
      <text:list-level-style-bullet text:level="8" text:bullet-char="o">
        <style:list-level-properties text:space-before="3.5006in" text:min-label-width="0.25in" text:list-level-position-and-space-mode="label-alignment">
          <style:list-level-label-alignment text:label-followed-by="listtab" fo:margin-left="3.7506in" fo:text-indent="-0.25in"/>
        </style:list-level-properties>
      </text:list-level-style-bullet>
      <text:list-level-style-bullet text:level="9" text:bullet-char="">
        <style:list-level-properties text:space-before="4.002in" text:min-label-width="0.25in" text:list-level-position-and-space-mode="label-alignment">
          <style:list-level-label-alignment text:label-followed-by="listtab" fo:margin-left="4.252in" fo:text-indent="-0.25in"/>
        </style:list-level-properties>
      </text:list-level-style-bullet>
    </text:list-style>
    <text:list-style style:name="WWNum54" style:display-name="WWNum5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55" style:display-name="WWNum5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56" style:display-name="WWNum5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06in" text:min-label-width="0.25in" text:list-level-position-and-space-mode="label-alignment">
          <style:list-level-label-alignment text:label-followed-by="listtab" fo:margin-left="3.5006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57" style:display-name="WWNum57">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06in" text:min-label-width="0.25in" text:list-level-position-and-space-mode="label-alignment">
          <style:list-level-label-alignment text:label-followed-by="listtab" fo:margin-left="3.5006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58" style:display-name="WWNum58">
      <text:list-level-style-bullet text:level="1" text:bullet-char="·">
        <style:list-level-properties text:space-before="0.2423in" text:min-label-width="0.25in" text:list-level-position-and-space-mode="label-alignment">
          <style:list-level-label-alignment text:label-followed-by="listtab" fo:margin-left="0.4923in" fo:text-indent="-0.25in"/>
        </style:list-level-properties>
      </text:list-level-style-bullet>
      <text:list-level-style-bullet text:level="2" text:bullet-char="o">
        <style:list-level-properties text:space-before="0.7423in" text:min-label-width="0.25in" text:list-level-position-and-space-mode="label-alignment">
          <style:list-level-label-alignment text:label-followed-by="listtab" fo:margin-left="0.9923in" fo:text-indent="-0.25in"/>
        </style:list-level-properties>
      </text:list-level-style-bullet>
      <text:list-level-style-bullet text:level="3" text:bullet-char="§">
        <style:list-level-properties text:space-before="1.2423in" text:min-label-width="0.25in" text:list-level-position-and-space-mode="label-alignment">
          <style:list-level-label-alignment text:label-followed-by="listtab" fo:margin-left="1.4923in" fo:text-indent="-0.25in"/>
        </style:list-level-properties>
      </text:list-level-style-bullet>
      <text:list-level-style-bullet text:level="4" text:bullet-char="·">
        <style:list-level-properties text:space-before="1.7423in" text:min-label-width="0.25in" text:list-level-position-and-space-mode="label-alignment">
          <style:list-level-label-alignment text:label-followed-by="listtab" fo:margin-left="1.9923in" fo:text-indent="-0.25in"/>
        </style:list-level-properties>
      </text:list-level-style-bullet>
      <text:list-level-style-bullet text:level="5" text:bullet-char="o">
        <style:list-level-properties text:space-before="2.2423in" text:min-label-width="0.25in" text:list-level-position-and-space-mode="label-alignment">
          <style:list-level-label-alignment text:label-followed-by="listtab" fo:margin-left="2.4923in" fo:text-indent="-0.25in"/>
        </style:list-level-properties>
      </text:list-level-style-bullet>
      <text:list-level-style-bullet text:level="6" text:bullet-char="§">
        <style:list-level-properties text:space-before="2.7423in" text:min-label-width="0.25in" text:list-level-position-and-space-mode="label-alignment">
          <style:list-level-label-alignment text:label-followed-by="listtab" fo:margin-left="2.9923in" fo:text-indent="-0.25in"/>
        </style:list-level-properties>
      </text:list-level-style-bullet>
      <text:list-level-style-bullet text:level="7" text:bullet-char="·">
        <style:list-level-properties text:space-before="3.2423in" text:min-label-width="0.25in" text:list-level-position-and-space-mode="label-alignment">
          <style:list-level-label-alignment text:label-followed-by="listtab" fo:margin-left="3.4923in" fo:text-indent="-0.25in"/>
        </style:list-level-properties>
      </text:list-level-style-bullet>
      <text:list-level-style-bullet text:level="8" text:bullet-char="o">
        <style:list-level-properties text:space-before="3.7423in" text:min-label-width="0.25in" text:list-level-position-and-space-mode="label-alignment">
          <style:list-level-label-alignment text:label-followed-by="listtab" fo:margin-left="3.9923in" fo:text-indent="-0.25in"/>
        </style:list-level-properties>
      </text:list-level-style-bullet>
      <text:list-level-style-bullet text:level="9" text:bullet-char="§">
        <style:list-level-properties text:space-before="4.2423in" text:min-label-width="0.25in" text:list-level-position-and-space-mode="label-alignment">
          <style:list-level-label-alignment text:label-followed-by="listtab" fo:margin-left="4.4923in" fo:text-indent="-0.25in"/>
        </style:list-level-properties>
      </text:list-level-style-bullet>
    </text:list-style>
    <text:list-style style:name="WWNum59" style:display-name="WWNum59">
      <text:list-level-style-bullet text:level="1" text:bullet-char="·">
        <style:list-level-properties text:space-before="0.2423in" text:min-label-width="0.25in" text:list-level-position-and-space-mode="label-alignment">
          <style:list-level-label-alignment text:label-followed-by="listtab" fo:margin-left="0.4923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06in" text:min-label-width="0.25in" text:list-level-position-and-space-mode="label-alignment">
          <style:list-level-label-alignment text:label-followed-by="listtab" fo:margin-left="3.5006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60" style:display-name="WWNum60">
      <text:list-level-style-bullet text:level="1" text:bullet-char="·">
        <style:list-level-properties text:space-before="0.2423in" text:min-label-width="0.25in" text:list-level-position-and-space-mode="label-alignment">
          <style:list-level-label-alignment text:label-followed-by="listtab" fo:margin-left="0.4923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06in" text:min-label-width="0.25in" text:list-level-position-and-space-mode="label-alignment">
          <style:list-level-label-alignment text:label-followed-by="listtab" fo:margin-left="3.5006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61" style:display-name="WWNum6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bullet-char="o">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bullet-char="o">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bullet-char="">
        <style:list-level-properties text:space-before="3.0006in" text:min-label-width="0.25in" text:list-level-position-and-space-mode="label-alignment">
          <style:list-level-label-alignment text:label-followed-by="listtab" fo:margin-left="3.2506in" fo:text-indent="-0.25in"/>
        </style:list-level-properties>
      </text:list-level-style-bullet>
      <text:list-level-style-bullet text:level="8" text:bullet-char="o">
        <style:list-level-properties text:space-before="3.5006in" text:min-label-width="0.25in" text:list-level-position-and-space-mode="label-alignment">
          <style:list-level-label-alignment text:label-followed-by="listtab" fo:margin-left="3.7506in" fo:text-indent="-0.25in"/>
        </style:list-level-properties>
      </text:list-level-style-bullet>
      <text:list-level-style-bullet text:level="9" text:bullet-char="">
        <style:list-level-properties text:space-before="4.002in" text:min-label-width="0.25in" text:list-level-position-and-space-mode="label-alignment">
          <style:list-level-label-alignment text:label-followed-by="listtab" fo:margin-left="4.252in" fo:text-indent="-0.25in"/>
        </style:list-level-properties>
      </text:list-level-style-bullet>
    </text:list-style>
    <text:list-style style:name="WWNum62" style:display-name="WWNum6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63" style:display-name="WWNum63">
      <text:list-level-style-bullet text:level="1" text:bullet-char="·">
        <style:list-level-properties text:space-before="0.2423in" text:min-label-width="0.25in" text:list-level-position-and-space-mode="label-alignment">
          <style:list-level-label-alignment text:label-followed-by="listtab" fo:margin-left="0.4923in" fo:text-indent="-0.25in"/>
        </style:list-level-properties>
      </text:list-level-style-bullet>
      <text:list-level-style-bullet text:level="2" text:bullet-char="o">
        <style:list-level-properties text:space-before="0.7423in" text:min-label-width="0.25in" text:list-level-position-and-space-mode="label-alignment">
          <style:list-level-label-alignment text:label-followed-by="listtab" fo:margin-left="0.9923in" fo:text-indent="-0.25in"/>
        </style:list-level-properties>
      </text:list-level-style-bullet>
      <text:list-level-style-bullet text:level="3" text:bullet-char="§">
        <style:list-level-properties text:space-before="1.2423in" text:min-label-width="0.25in" text:list-level-position-and-space-mode="label-alignment">
          <style:list-level-label-alignment text:label-followed-by="listtab" fo:margin-left="1.4923in" fo:text-indent="-0.25in"/>
        </style:list-level-properties>
      </text:list-level-style-bullet>
      <text:list-level-style-bullet text:level="4" text:bullet-char="·">
        <style:list-level-properties text:space-before="1.7423in" text:min-label-width="0.25in" text:list-level-position-and-space-mode="label-alignment">
          <style:list-level-label-alignment text:label-followed-by="listtab" fo:margin-left="1.9923in" fo:text-indent="-0.25in"/>
        </style:list-level-properties>
      </text:list-level-style-bullet>
      <text:list-level-style-bullet text:level="5" text:bullet-char="o">
        <style:list-level-properties text:space-before="2.2423in" text:min-label-width="0.25in" text:list-level-position-and-space-mode="label-alignment">
          <style:list-level-label-alignment text:label-followed-by="listtab" fo:margin-left="2.4923in" fo:text-indent="-0.25in"/>
        </style:list-level-properties>
      </text:list-level-style-bullet>
      <text:list-level-style-bullet text:level="6" text:bullet-char="§">
        <style:list-level-properties text:space-before="2.7423in" text:min-label-width="0.25in" text:list-level-position-and-space-mode="label-alignment">
          <style:list-level-label-alignment text:label-followed-by="listtab" fo:margin-left="2.9923in" fo:text-indent="-0.25in"/>
        </style:list-level-properties>
      </text:list-level-style-bullet>
      <text:list-level-style-bullet text:level="7" text:bullet-char="·">
        <style:list-level-properties text:space-before="3.2423in" text:min-label-width="0.25in" text:list-level-position-and-space-mode="label-alignment">
          <style:list-level-label-alignment text:label-followed-by="listtab" fo:margin-left="3.4923in" fo:text-indent="-0.25in"/>
        </style:list-level-properties>
      </text:list-level-style-bullet>
      <text:list-level-style-bullet text:level="8" text:bullet-char="o">
        <style:list-level-properties text:space-before="3.7423in" text:min-label-width="0.25in" text:list-level-position-and-space-mode="label-alignment">
          <style:list-level-label-alignment text:label-followed-by="listtab" fo:margin-left="3.9923in" fo:text-indent="-0.25in"/>
        </style:list-level-properties>
      </text:list-level-style-bullet>
      <text:list-level-style-bullet text:level="9" text:bullet-char="§">
        <style:list-level-properties text:space-before="4.2423in" text:min-label-width="0.25in" text:list-level-position-and-space-mode="label-alignment">
          <style:list-level-label-alignment text:label-followed-by="listtab" fo:margin-left="4.4923in" fo:text-indent="-0.25in"/>
        </style:list-level-properties>
      </text:list-level-style-bullet>
    </text:list-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64LVL1" style:family="text">
      <style:text-properties style:font-name="Symbol"/>
    </style:style>
    <style:style style:name="WW_CharLFO64LVL2" style:family="text">
      <style:text-properties style:font-name="Courier New" style:font-name-complex="Courier New"/>
    </style:style>
    <style:style style:name="WW_CharLFO64LVL3" style:family="text">
      <style:text-properties style:font-name="Wingdings"/>
    </style:style>
    <style:style style:name="WW_CharLFO64LVL4" style:family="text">
      <style:text-properties style:font-name="Symbol"/>
    </style:style>
    <style:style style:name="WW_CharLFO64LVL5" style:family="text">
      <style:text-properties style:font-name="Courier New" style:font-name-complex="Courier New"/>
    </style:style>
    <style:style style:name="WW_CharLFO64LVL6" style:family="text">
      <style:text-properties style:font-name="Wingdings"/>
    </style:style>
    <style:style style:name="WW_CharLFO64LVL7" style:family="text">
      <style:text-properties style:font-name="Symbol"/>
    </style:style>
    <style:style style:name="WW_CharLFO64LVL8" style:family="text">
      <style:text-properties style:font-name="Courier New" style:font-name-complex="Courier New"/>
    </style:style>
    <style:style style:name="WW_CharLFO6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in"/>
      </style:footer-style>
    </style:page-layout>
  </office:automatic-styles>
  <office:master-styles>
    <style:master-page style:name="MP0" style:page-layout-name="PL0">
      <style:footer>
        <text:p text:style-name="Fußzeile">FOP – Zusammenfassung<text:tab/><text:tab/><text:page-number text:fixed="false">12</text:page-number>/<text:page-count>1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
    <dc:creator>Julius</dc:creator>
    <meta:creation-date>2023-01-02T21:50:00Z</meta:creation-date>
    <dc:date>2023-01-04T09:43:00Z</dc:date>
    <meta:template xlink:href="Normal.dotm" xlink:type="simple"/>
    <meta:editing-cycles>9</meta:editing-cycles>
    <meta:editing-duration>PT0S</meta:editing-duration>
    <meta:document-statistic meta:page-count="12" meta:paragraph-count="64" meta:word-count="4420" meta:character-count="32207" meta:row-count="232" meta:non-whitespace-character-count="27851"/>
  </office:meta>
</office:document-meta>
</file>